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_results_vgg13_vgg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trinsic_dimensions</text:p>
          </table:table-cell>
          <table:table-cell office:value-type="string" calcext:value-type="string">
            <text:p>featurespace_dimension</text:p>
          </table:table-cell>
          <table:table-cell office:value-type="string" calcext:value-type="string">
            <text:p>sat_avg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VGG1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far10</text:p>
          </table:table-cell>
          <table:table-cell office:value-type="float" office:value="0.00305662860348821" calcext:value-type="float">
            <text:p>0.003056628603488</text:p>
          </table:table-cell>
          <table:table-cell office:value-type="string" calcext:value-type="string">
            <text:p>VGG19</text:p>
          </table:table-cell>
          <table:table-cell office:value-type="float" office:value="0.8929" calcext:value-type="float">
            <text:p>0.89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thresh</text:p>
          </table:table-cell>
          <table:table-cell office:value-type="string" calcext:value-type="string">
            <text:p>mean diff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far10</text:p>
          </table:table-cell>
          <table:table-cell office:value-type="float" office:value="0.00322025253921747" calcext:value-type="float">
            <text:p>0.003220252539217</text:p>
          </table:table-cell>
          <table:table-cell office:value-type="string" calcext:value-type="string">
            <text:p>VGG19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9" calcext:value-type="float">
            <text:p>0.999</text:p>
          </table:table-cell>
          <table:table-cell office:value-type="float" office:value="1551" calcext:value-type="float">
            <text:p>1551</text:p>
          </table:table-cell>
          <table:table-cell office:value-type="float" office:value="5760" calcext:value-type="float">
            <text:p>5760</text:p>
          </table:table-cell>
          <table:table-cell office:value-type="float" office:value="41.3947764705882" calcext:value-type="float">
            <text:p>41.3947764705882</text:p>
          </table:table-cell>
          <table:table-cell table:number-columns-repeated="2"/>
          <table:table-cell table:formula="of:=[.E$2]-[.E3]" office:value-type="float" office:value="0.00990000000000002" calcext:value-type="float">
            <text:p>0.0099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 table:formula="of:=SUM(([.E2]-[.E3])+([.E34]-[.E35])+([.E66]-[.E67])+([.E98]-[.E99])+([.E130]-[.E131])+([.E162]-[.E163])+([.E194]-[.E195])+([.E226]-[.E227])+([.E258]-[.E259])+([.E290]-[.E291]))/10" office:value-type="float" office:value="0.00416000000000001" calcext:value-type="float">
            <text:p>0.00416</text:p>
          </table:table-cell>
          <table:table-cell table:formula="of:=SUM(POWER([.P3]-([.E2]-[.E3]);2)+POWER([.P3]-([.E34]-[.E35]);2)+POWER([.P3]-([.E66]-[.E67]);2)+POWER([.P3]-([.E98]-[.E99]);2)+POWER([.P3]-([.E130]-[.E131]);2)+POWER([.P3]-([.E162]-[.E163]);2)+POWER([.P3]-([.E194]-[.E195]);2)+POWER([.P3]-([.E226]-[.E227]);2)+POWER([.P3]-([.E258]-[.E259]);2)+POWER([.P3]-([.E290]-[.E291]);2))/9" office:value-type="float" office:value="0.000028076" calcext:value-type="float">
            <text:p>2.8076E-05</text:p>
          </table:table-cell>
          <table:table-cell table:formula="of:=SQRT([.Q3])" office:value-type="float" office:value="0.00529867908067662" calcext:value-type="float">
            <text:p>0.005298679080677</text:p>
          </table:table-cell>
          <table:table-cell table:formula="of:=[.R3]/SQRT(10)" office:value-type="float" office:value="0.00167558944852252" calcext:value-type="float">
            <text:p>0.001675589448523</text:p>
          </table:table-cell>
          <table:table-cell table:formula="of:=[.P3]/[.S3]" office:value-type="float" office:value="2.48270840071723" calcext:value-type="float">
            <text:p>2.48270840071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far10</text:p>
          </table:table-cell>
          <table:table-cell office:value-type="float" office:value="0.00331587701439858" calcext:value-type="float">
            <text:p>0.003315877014399</text:p>
          </table:table-cell>
          <table:table-cell office:value-type="string" calcext:value-type="string">
            <text:p>VGG19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998" calcext:value-type="float">
            <text:p>0.998</text:p>
          </table:table-cell>
          <table:table-cell office:value-type="float" office:value="1306" calcext:value-type="float">
            <text:p>1306</text:p>
          </table:table-cell>
          <table:table-cell office:value-type="float" office:value="5760" calcext:value-type="float">
            <text:p>5760</text:p>
          </table:table-cell>
          <table:table-cell office:value-type="float" office:value="35.9604705882353" calcext:value-type="float">
            <text:p>35.9604705882353</text:p>
          </table:table-cell>
          <table:table-cell table:number-columns-repeated="2"/>
          <table:table-cell table:formula="of:=[.E$2]-[.E4]" office:value-type="float" office:value="0.0173" calcext:value-type="float">
            <text:p>0.0173</text:p>
          </table:table-cell>
          <table:table-cell table:number-columns-repeated="2"/>
          <table:table-cell office:value-type="float" office:value="0.998" calcext:value-type="float">
            <text:p>0.998</text:p>
          </table:table-cell>
          <table:table-cell table:formula="of:=SUM(([.E2]-[.E4])+([.E34]-[.E36])+([.E66]-[.E68])+([.E98]-[.E100])+([.E130]-[.E132])+([.E162]-[.E164])+([.E194]-[.E196])+([.E226]-[.E228])+([.E258]-[.E260])+([.E290]-[.E292]))/10" office:value-type="float" office:value="0.01852" calcext:value-type="float">
            <text:p>0.01852</text:p>
          </table:table-cell>
          <table:table-cell table:formula="of:=SUM(POWER([.P4]-([.E2]-[.E4]);2)+POWER([.P4]-([.E34]-[.E36]);2)+POWER([.P4]-([.E66]-[.E68]);2)+POWER([.P4]-([.E98]-[.E100]);2)+POWER([.P4]-([.E130]-[.E132]);2)+POWER([.P4]-([.E162]-[.E164]);2)+POWER([.P4]-([.E194]-[.E196]);2)+POWER([.P4]-([.E226]-[.E228]);2)+POWER([.P4]-([.E258]-[.E260]);2)+POWER([.P4]-([.E290]-[.E292]);2))/9" office:value-type="float" office:value="0.00047735511111111" calcext:value-type="float">
            <text:p>0.000477355111111</text:p>
          </table:table-cell>
          <table:table-cell table:formula="of:=SQRT([.Q4])" office:value-type="float" office:value="0.0218484578657422" calcext:value-type="float">
            <text:p>0.021848457865742</text:p>
          </table:table-cell>
          <table:table-cell table:formula="of:=[.R4]/SQRT(10)" office:value-type="float" office:value="0.00690908902179665" calcext:value-type="float">
            <text:p>0.006909089021797</text:p>
          </table:table-cell>
          <table:table-cell table:formula="of:=[.P4]/[.S4]" office:value-type="float" office:value="2.68052704800495" calcext:value-type="float">
            <text:p>2.68052704800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far10</text:p>
          </table:table-cell>
          <table:table-cell office:value-type="float" office:value="0.0044600435167551" calcext:value-type="float">
            <text:p>0.004460043516755</text:p>
          </table:table-cell>
          <table:table-cell office:value-type="string" calcext:value-type="string">
            <text:p>VGG1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996" calcext:value-type="float">
            <text:p>0.996</text:p>
          </table:table-cell>
          <table:table-cell office:value-type="float" office:value="1070" calcext:value-type="float">
            <text:p>1070</text:p>
          </table:table-cell>
          <table:table-cell office:value-type="float" office:value="5760" calcext:value-type="float">
            <text:p>5760</text:p>
          </table:table-cell>
          <table:table-cell office:value-type="float" office:value="30.0321588235294" calcext:value-type="float">
            <text:p>30.0321588235294</text:p>
          </table:table-cell>
          <table:table-cell table:number-columns-repeated="2"/>
          <table:table-cell table:formula="of:=[.E$2]-[.E5]" office:value-type="float" office:value="0.0588" calcext:value-type="float">
            <text:p>0.0588</text:p>
          </table:table-cell>
          <table:table-cell table:number-columns-repeated="2"/>
          <table:table-cell office:value-type="float" office:value="0.996" calcext:value-type="float">
            <text:p>0.996</text:p>
          </table:table-cell>
          <table:table-cell table:formula="of:=SUM(([.E2]-[.E5])+([.E34]-[.E37])+([.E66]-[.E69])+([.E98]-[.E101])+([.E130]-[.E133])+([.E162]-[.E165])+([.E194]-[.E197])+([.E226]-[.E229])+([.E258]-[.E261])+([.E290]-[.E293]))/10" office:value-type="float" office:value="0.09138" calcext:value-type="float">
            <text:p>0.09138</text:p>
          </table:table-cell>
          <table:table-cell table:formula="of:=SUM(POWER([.P5]-([.E2]-[.E5]);2)+POWER([.P5]-([.E34]-[.E37]);2)+POWER([.P5]-([.E66]-[.E69]);2)+POWER([.P5]-([.E98]-[.E101]);2)+POWER([.P5]-([.E130]-[.E133]);2)+POWER([.P5]-([.E162]-[.E165]);2)+POWER([.P5]-([.E194]-[.E197]);2)+POWER([.P5]-([.E226]-[.E229]);2)+POWER([.P5]-([.E258]-[.E261]);2)+POWER([.P5]-([.E290]-[.E293]);2))/9" office:value-type="float" office:value="0.00423084622222222" calcext:value-type="float">
            <text:p>0.004230846222222</text:p>
          </table:table-cell>
          <table:table-cell table:formula="of:=SQRT([.Q5])" office:value-type="float" office:value="0.0650449553941135" calcext:value-type="float">
            <text:p>0.065044955394114</text:p>
          </table:table-cell>
          <table:table-cell table:formula="of:=[.R5]/SQRT(10)" office:value-type="float" office:value="0.0205690209349454" calcext:value-type="float">
            <text:p>0.020569020934945</text:p>
          </table:table-cell>
          <table:table-cell table:formula="of:=[.P5]/[.S5]" office:value-type="float" office:value="4.44260328622407" calcext:value-type="float">
            <text:p>4.44260328622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ar10</text:p>
          </table:table-cell>
          <table:table-cell office:value-type="float" office:value="0.00662054473161697" calcext:value-type="float">
            <text:p>0.006620544731617</text:p>
          </table:table-cell>
          <table:table-cell office:value-type="string" calcext:value-type="string">
            <text:p>VGG19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994" calcext:value-type="float">
            <text:p>0.994</text:p>
          </table:table-cell>
          <table:table-cell office:value-type="float" office:value="932" calcext:value-type="float">
            <text:p>932</text:p>
          </table:table-cell>
          <table:table-cell office:value-type="float" office:value="5760" calcext:value-type="float">
            <text:p>5760</text:p>
          </table:table-cell>
          <table:table-cell office:value-type="float" office:value="26.4131529411765" calcext:value-type="float">
            <text:p>26.4131529411765</text:p>
          </table:table-cell>
          <table:table-cell table:number-columns-repeated="2"/>
          <table:table-cell table:formula="of:=[.E$2]-[.E6]" office:value-type="float" office:value="0.2301" calcext:value-type="float">
            <text:p>0.2301</text:p>
          </table:table-cell>
          <table:table-cell table:number-columns-repeated="2"/>
          <table:table-cell office:value-type="float" office:value="0.994" calcext:value-type="float">
            <text:p>0.994</text:p>
          </table:table-cell>
          <table:table-cell table:formula="of:=SUM(([.E2]-[.E6])+([.E34]-[.E38])+([.E66]-[.E70])+([.E98]-[.E102])+([.E130]-[.E134])+([.E162]-[.E166])+([.E194]-[.E198])+([.E226]-[.E230])+([.E258]-[.E262])+([.E290]-[.E294]))/10" office:value-type="float" office:value="0.18731" calcext:value-type="float">
            <text:p>0.18731</text:p>
          </table:table-cell>
          <table:table-cell table:formula="of:=SUM(POWER([.P6]-([.E2]-[.E6]);2)+POWER([.P6]-([.E34]-[.E38]);2)+POWER([.P6]-([.E66]-[.E70]);2)+POWER([.P6]-([.E98]-[.E102]);2)+POWER([.P6]-([.E130]-[.E134]);2)+POWER([.P6]-([.E162]-[.E166]);2)+POWER([.P6]-([.E194]-[.E198]);2)+POWER([.P6]-([.E226]-[.E230]);2)+POWER([.P6]-([.E258]-[.E262]);2)+POWER([.P6]-([.E290]-[.E294]);2))/9" office:value-type="float" office:value="0.00844086988888888" calcext:value-type="float">
            <text:p>0.008440869888889</text:p>
          </table:table-cell>
          <table:table-cell table:formula="of:=SQRT([.Q6])" office:value-type="float" office:value="0.0918742068748835" calcext:value-type="float">
            <text:p>0.091874206874884</text:p>
          </table:table-cell>
          <table:table-cell table:formula="of:=[.R6]/SQRT(10)" office:value-type="float" office:value="0.0290531751946132" calcext:value-type="float">
            <text:p>0.029053175194613</text:p>
          </table:table-cell>
          <table:table-cell table:formula="of:=[.P6]/[.S6]" office:value-type="float" office:value="6.44714385760939" calcext:value-type="float">
            <text:p>6.447143857609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ar10</text:p>
          </table:table-cell>
          <table:table-cell office:value-type="float" office:value="0.0090873530626297" calcext:value-type="float">
            <text:p>0.00908735306263</text:p>
          </table:table-cell>
          <table:table-cell office:value-type="string" calcext:value-type="string">
            <text:p>VGG19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992" calcext:value-type="float">
            <text:p>0.992</text:p>
          </table:table-cell>
          <table:table-cell office:value-type="float" office:value="836" calcext:value-type="float">
            <text:p>836</text:p>
          </table:table-cell>
          <table:table-cell office:value-type="float" office:value="5760" calcext:value-type="float">
            <text:p>5760</text:p>
          </table:table-cell>
          <table:table-cell office:value-type="float" office:value="23.8051411764706" calcext:value-type="float">
            <text:p>23.8051411764706</text:p>
          </table:table-cell>
          <table:table-cell table:number-columns-repeated="2"/>
          <table:table-cell table:formula="of:=[.E$2]-[.E7]" office:value-type="float" office:value="0.3197" calcext:value-type="float">
            <text:p>0.3197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table:formula="of:=SUM(([.E2]-[.E7])+([.E34]-[.E39])+([.E66]-[.E71])+([.E98]-[.E103])+([.E130]-[.E135])+([.E162]-[.E167])+([.E194]-[.E199])+([.E226]-[.E231])+([.E258]-[.E263])+([.E290]-[.E295]))/10" office:value-type="float" office:value="0.25939" calcext:value-type="float">
            <text:p>0.25939</text:p>
          </table:table-cell>
          <table:table-cell table:formula="of:=SUM(POWER([.P7]-([.E2]-[.E7]);2)+POWER([.P7]-([.E34]-[.E39]);2)+POWER([.P7]-([.E66]-[.E71]);2)+POWER([.P7]-([.E98]-[.E103]);2)+POWER([.P7]-([.E130]-[.E135]);2)+POWER([.P7]-([.E162]-[.E167]);2)+POWER([.P7]-([.E194]-[.E199]);2)+POWER([.P7]-([.E226]-[.E231]);2)+POWER([.P7]-([.E258]-[.E263]);2)+POWER([.P7]-([.E290]-[.E295]);2))/9" office:value-type="float" office:value="0.0137933143333333" calcext:value-type="float">
            <text:p>0.013793314333333</text:p>
          </table:table-cell>
          <table:table-cell table:formula="of:=SQRT([.Q7])" office:value-type="float" office:value="0.11744494171029" calcext:value-type="float">
            <text:p>0.11744494171029</text:p>
          </table:table-cell>
          <table:table-cell table:formula="of:=[.R7]/SQRT(10)" office:value-type="float" office:value="0.0371393515470226" calcext:value-type="float">
            <text:p>0.037139351547023</text:p>
          </table:table-cell>
          <table:table-cell table:formula="of:=[.P7]/[.S7]" office:value-type="float" office:value="6.98423610524225" calcext:value-type="float">
            <text:p>6.98423610524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far10</text:p>
          </table:table-cell>
          <table:table-cell office:value-type="float" office:value="0.0126604303479195" calcext:value-type="float">
            <text:p>0.01266043034792</text:p>
          </table:table-cell>
          <table:table-cell office:value-type="string" calcext:value-type="string">
            <text:p>VGG19</text:p>
          </table:table-cell>
          <table:table-cell office:value-type="float" office:value="0.374" calcext:value-type="float">
            <text:p>0.374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5760" calcext:value-type="float">
            <text:p>5760</text:p>
          </table:table-cell>
          <table:table-cell office:value-type="float" office:value="21.7715882352941" calcext:value-type="float">
            <text:p>21.7715882352941</text:p>
          </table:table-cell>
          <table:table-cell table:number-columns-repeated="2"/>
          <table:table-cell table:formula="of:=[.E$2]-[.E8]" office:value-type="float" office:value="0.5189" calcext:value-type="float">
            <text:p>0.5189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formula="of:=SUM(([.E2]-[.E8])+([.E34]-[.E40])+([.E66]-[.E72])+([.E98]-[.E104])+([.E130]-[.E136])+([.E162]-[.E168])+([.E194]-[.E200])+([.E226]-[.E232])+([.E258]-[.E264])+([.E290]-[.E296]))/10" office:value-type="float" office:value="0.36578" calcext:value-type="float">
            <text:p>0.36578</text:p>
          </table:table-cell>
          <table:table-cell table:formula="of:=SUM(POWER([.P8]-([.E2]-[.E8]);2)+POWER([.P8]-([.E34]-[.E40]);2)+POWER([.P8]-([.E66]-[.E72]);2)+POWER([.P8]-([.E98]-[.E104]);2)+POWER([.P8]-([.E130]-[.E136]);2)+POWER([.P8]-([.E162]-[.E168]);2)+POWER([.P8]-([.E194]-[.E200]);2)+POWER([.P8]-([.E226]-[.E232]);2)+POWER([.P8]-([.E258]-[.E264]);2)+POWER([.P8]-([.E290]-[.E296]);2))/9" office:value-type="float" office:value="0.0134876328888889" calcext:value-type="float">
            <text:p>0.013487632888889</text:p>
          </table:table-cell>
          <table:table-cell table:formula="of:=SQRT([.Q8])" office:value-type="float" office:value="0.116136268619622" calcext:value-type="float">
            <text:p>0.116136268619622</text:p>
          </table:table-cell>
          <table:table-cell table:formula="of:=[.R8]/SQRT(10)" office:value-type="float" office:value="0.0367255127791143" calcext:value-type="float">
            <text:p>0.036725512779114</text:p>
          </table:table-cell>
          <table:table-cell table:formula="of:=[.P8]/[.S8]" office:value-type="float" office:value="9.95983370470509" calcext:value-type="float">
            <text:p>9.95983370470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far10</text:p>
          </table:table-cell>
          <table:table-cell office:value-type="float" office:value="0.0249135338068008" calcext:value-type="float">
            <text:p>0.024913533806801</text:p>
          </table:table-cell>
          <table:table-cell office:value-type="string" calcext:value-type="string">
            <text:p>VGG19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8" calcext:value-type="float">
            <text:p>0.98</text:p>
          </table:table-cell>
          <table:table-cell office:value-type="float" office:value="556" calcext:value-type="float">
            <text:p>556</text:p>
          </table:table-cell>
          <table:table-cell office:value-type="float" office:value="5760" calcext:value-type="float">
            <text:p>5760</text:p>
          </table:table-cell>
          <table:table-cell office:value-type="float" office:value="16.1879588235294" calcext:value-type="float">
            <text:p>16.1879588235294</text:p>
          </table:table-cell>
          <table:table-cell table:number-columns-repeated="2"/>
          <table:table-cell table:formula="of:=[.E$2]-[.E9]" office:value-type="float" office:value="0.6557" calcext:value-type="float">
            <text:p>0.6557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 table:formula="of:=SUM(([.E2]-[.E9])+([.E34]-[.E41])+([.E66]-[.E73])+([.E98]-[.E105])+([.E130]-[.E137])+([.E162]-[.E169])+([.E194]-[.E201])+([.E226]-[.E233])+([.E258]-[.E265])+([.E290]-[.E297]))/10" office:value-type="float" office:value="0.61014" calcext:value-type="float">
            <text:p>0.61014</text:p>
          </table:table-cell>
          <table:table-cell table:formula="of:=SUM(POWER([.P9]-([.E2]-[.E9]);2)+POWER([.P9]-([.E34]-[.E41]);2)+POWER([.P9]-([.E66]-[.E73]);2)+POWER([.P9]-([.E98]-[.E105]);2)+POWER([.P9]-([.E130]-[.E137]);2)+POWER([.P9]-([.E162]-[.E169]);2)+POWER([.P9]-([.E194]-[.E201]);2)+POWER([.P9]-([.E226]-[.E233]);2)+POWER([.P9]-([.E258]-[.E265]);2)+POWER([.P9]-([.E290]-[.E297]);2))/9" office:value-type="float" office:value="0.00247028488888889" calcext:value-type="float">
            <text:p>0.002470284888889</text:p>
          </table:table-cell>
          <table:table-cell table:formula="of:=SQRT([.Q9])" office:value-type="float" office:value="0.0497019606141336" calcext:value-type="float">
            <text:p>0.049701960614134</text:p>
          </table:table-cell>
          <table:table-cell table:formula="of:=[.R9]/SQRT(10)" office:value-type="float" office:value="0.0157171399716643" calcext:value-type="float">
            <text:p>0.015717139971664</text:p>
          </table:table-cell>
          <table:table-cell table:formula="of:=[.P9]/[.S9]" office:value-type="float" office:value="38.8200398482161" calcext:value-type="float">
            <text:p>38.8200398482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far10</text:p>
          </table:table-cell>
          <table:table-cell office:value-type="float" office:value="0.0258049265861511" calcext:value-type="float">
            <text:p>0.025804926586151</text:p>
          </table:table-cell>
          <table:table-cell office:value-type="string" calcext:value-type="string">
            <text:p>VGG19</text:p>
          </table:table-cell>
          <table:table-cell office:value-type="float" office:value="0.218" calcext:value-type="float">
            <text:p>0.218</text:p>
          </table:table-cell>
          <table:table-cell office:value-type="float" office:value="0.97" calcext:value-type="float">
            <text:p>0.97</text:p>
          </table:table-cell>
          <table:table-cell office:value-type="float" office:value="452" calcext:value-type="float">
            <text:p>452</text:p>
          </table:table-cell>
          <table:table-cell office:value-type="float" office:value="5760" calcext:value-type="float">
            <text:p>5760</text:p>
          </table:table-cell>
          <table:table-cell office:value-type="float" office:value="13.1548764705882" calcext:value-type="float">
            <text:p>13.1548764705882</text:p>
          </table:table-cell>
          <table:table-cell table:number-columns-repeated="2"/>
          <table:table-cell table:formula="of:=[.E$2]-[.E10]" office:value-type="float" office:value="0.6749" calcext:value-type="float">
            <text:p>0.6749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table:formula="of:=SUM(([.E2]-[.E10])+([.E34]-[.E42])+([.E66]-[.E74])+([.E98]-[.E106])+([.E130]-[.E138])+([.E162]-[.E170])+([.E194]-[.E202])+([.E226]-[.E234])+([.E258]-[.E266])+([.E290]-[.E298]))/10" office:value-type="float" office:value="0.65639" calcext:value-type="float">
            <text:p>0.65639</text:p>
          </table:table-cell>
          <table:table-cell table:formula="of:=SUM(POWER([.P10]-([.E2]-[.E10]);2)+POWER([.P10]-([.E34]-[.E42]);2)+POWER([.P10]-([.E66]-[.E74]);2)+POWER([.P10]-([.E98]-[.E106]);2)+POWER([.P10]-([.E130]-[.E138]);2)+POWER([.P10]-([.E162]-[.E170]);2)+POWER([.P10]-([.E194]-[.E202]);2)+POWER([.P10]-([.E226]-[.E234]);2)+POWER([.P10]-([.E258]-[.E266]);2)+POWER([.P10]-([.E290]-[.E298]);2))/9" office:value-type="float" office:value="0.00092088988888889" calcext:value-type="float">
            <text:p>0.000920889888889</text:p>
          </table:table-cell>
          <table:table-cell table:formula="of:=SQRT([.Q10])" office:value-type="float" office:value="0.0303461676145257" calcext:value-type="float">
            <text:p>0.030346167614526</text:p>
          </table:table-cell>
          <table:table-cell table:formula="of:=[.R10]/SQRT(10)" office:value-type="float" office:value="0.00959630079191399" calcext:value-type="float">
            <text:p>0.009596300791914</text:p>
          </table:table-cell>
          <table:table-cell table:formula="of:=[.P10]/[.S10]" office:value-type="float" office:value="68.4003153124469" calcext:value-type="float">
            <text:p>68.4003153124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ar10</text:p>
          </table:table-cell>
          <table:table-cell office:value-type="float" office:value="0.0275448028802872" calcext:value-type="float">
            <text:p>0.027544802880287</text:p>
          </table:table-cell>
          <table:table-cell office:value-type="string" calcext:value-type="string">
            <text:p>VGG19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96" calcext:value-type="float">
            <text:p>0.96</text:p>
          </table:table-cell>
          <table:table-cell office:value-type="float" office:value="386" calcext:value-type="float">
            <text:p>386</text:p>
          </table:table-cell>
          <table:table-cell office:value-type="float" office:value="5760" calcext:value-type="float">
            <text:p>5760</text:p>
          </table:table-cell>
          <table:table-cell office:value-type="float" office:value="11.2132235294118" calcext:value-type="float">
            <text:p>11.2132235294118</text:p>
          </table:table-cell>
          <table:table-cell table:number-columns-repeated="2"/>
          <table:table-cell table:formula="of:=[.E$2]-[.E11]" office:value-type="float" office:value="0.7035" calcext:value-type="float">
            <text:p>0.7035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table:formula="of:=SUM(([.E2]-[.E11])+([.E34]-[.E43])+([.E66]-[.E75])+([.E98]-[.E107])+([.E130]-[.E139])+([.E162]-[.E171])+([.E194]-[.E203])+([.E226]-[.E235])+([.E258]-[.E267])+([.E290]-[.E299]))/10" office:value-type="float" office:value="0.69701" calcext:value-type="float">
            <text:p>0.69701</text:p>
          </table:table-cell>
          <table:table-cell table:formula="of:=SUM(POWER([.P11]-([.E2]-[.E11]);2)+POWER([.P11]-([.E34]-[.E43]);2)+POWER([.P11]-([.E66]-[.E75]);2)+POWER([.P11]-([.E98]-[.E107]);2)+POWER([.P11]-([.E130]-[.E139]);2)+POWER([.P11]-([.E162]-[.E171]);2)+POWER([.P11]-([.E194]-[.E203]);2)+POWER([.P11]-([.E226]-[.E235]);2)+POWER([.P11]-([.E258]-[.E267]);2)+POWER([.P11]-([.E290]-[.E299]);2))/9" office:value-type="float" office:value="0.000925543222222222" calcext:value-type="float">
            <text:p>0.000925543222222</text:p>
          </table:table-cell>
          <table:table-cell table:formula="of:=SQRT([.Q11])" office:value-type="float" office:value="0.0304227418590472" calcext:value-type="float">
            <text:p>0.030422741859047</text:p>
          </table:table-cell>
          <table:table-cell table:formula="of:=[.R11]/SQRT(10)" office:value-type="float" office:value="0.00962051569419343" calcext:value-type="float">
            <text:p>0.009620515694193</text:p>
          </table:table-cell>
          <table:table-cell table:formula="of:=[.P11]/[.S11]" office:value-type="float" office:value="72.4503781456006" calcext:value-type="float">
            <text:p>72.4503781456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far10</text:p>
          </table:table-cell>
          <table:table-cell office:value-type="float" office:value="0.029443195104599" calcext:value-type="float">
            <text:p>0.029443195104599</text:p>
          </table:table-cell>
          <table:table-cell office:value-type="string" calcext:value-type="string">
            <text:p>VGG19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95" calcext:value-type="float">
            <text:p>0.95</text:p>
          </table:table-cell>
          <table:table-cell office:value-type="float" office:value="339" calcext:value-type="float">
            <text:p>339</text:p>
          </table:table-cell>
          <table:table-cell office:value-type="float" office:value="5760" calcext:value-type="float">
            <text:p>5760</text:p>
          </table:table-cell>
          <table:table-cell office:value-type="float" office:value="9.84602352941176" calcext:value-type="float">
            <text:p>9.84602352941176</text:p>
          </table:table-cell>
          <table:table-cell table:number-columns-repeated="2"/>
          <table:table-cell table:formula="of:=[.E$2]-[.E12]" office:value-type="float" office:value="0.7252" calcext:value-type="float">
            <text:p>0.7252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formula="of:=SUM(([.E2]-[.E12])+([.E34]-[.E44])+([.E66]-[.E76])+([.E98]-[.E108])+([.E130]-[.E140])+([.E162]-[.E172])+([.E194]-[.E204])+([.E226]-[.E236])+([.E258]-[.E268])+([.E290]-[.E300]))/10" office:value-type="float" office:value="0.72653" calcext:value-type="float">
            <text:p>0.72653</text:p>
          </table:table-cell>
          <table:table-cell table:formula="of:=SUM(POWER([.P12]-([.E2]-[.E12]);2)+POWER([.P12]-([.E34]-[.E44]);2)+POWER([.P12]-([.E66]-[.E76]);2)+POWER([.P12]-([.E98]-[.E108]);2)+POWER([.P12]-([.E130]-[.E140]);2)+POWER([.P12]-([.E162]-[.E172]);2)+POWER([.P12]-([.E194]-[.E204]);2)+POWER([.P12]-([.E226]-[.E236]);2)+POWER([.P12]-([.E258]-[.E268]);2)+POWER([.P12]-([.E290]-[.E300]);2))/9" office:value-type="float" office:value="0.00063737788888889" calcext:value-type="float">
            <text:p>0.000637377888889</text:p>
          </table:table-cell>
          <table:table-cell table:formula="of:=SQRT([.Q12])" office:value-type="float" office:value="0.0252463440697636" calcext:value-type="float">
            <text:p>0.025246344069764</text:p>
          </table:table-cell>
          <table:table-cell table:formula="of:=[.R12]/SQRT(10)" office:value-type="float" office:value="0.0079835949852738" calcext:value-type="float">
            <text:p>0.007983594985274</text:p>
          </table:table-cell>
          <table:table-cell table:formula="of:=[.P12]/[.S12]" office:value-type="float" office:value="91.0028629132773" calcext:value-type="float">
            <text:p>91.00286291327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far10</text:p>
          </table:table-cell>
          <table:table-cell office:value-type="float" office:value="0.0296936897993088" calcext:value-type="float">
            <text:p>0.029693689799309</text:p>
          </table:table-cell>
          <table:table-cell office:value-type="string" calcext:value-type="string">
            <text:p>VGG1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94" calcext:value-type="float">
            <text:p>0.94</text:p>
          </table:table-cell>
          <table:table-cell office:value-type="float" office:value="306" calcext:value-type="float">
            <text:p>306</text:p>
          </table:table-cell>
          <table:table-cell office:value-type="float" office:value="5760" calcext:value-type="float">
            <text:p>5760</text:p>
          </table:table-cell>
          <table:table-cell office:value-type="float" office:value="8.85798235294118" calcext:value-type="float">
            <text:p>8.85798235294118</text:p>
          </table:table-cell>
          <table:table-cell table:number-columns-repeated="2"/>
          <table:table-cell table:formula="of:=[.E$2]-[.E13]" office:value-type="float" office:value="0.735" calcext:value-type="float">
            <text:p>0.735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SUM(([.E2]-[.E13])+([.E34]-[.E45])+([.E66]-[.E77])+([.E98]-[.E109])+([.E130]-[.E141])+([.E162]-[.E173])+([.E194]-[.E205])+([.E226]-[.E237])+([.E258]-[.E269])+([.E290]-[.E301]))/10" office:value-type="float" office:value="0.74086" calcext:value-type="float">
            <text:p>0.74086</text:p>
          </table:table-cell>
          <table:table-cell table:formula="of:=SUM(POWER([.P13]-([.E2]-[.E13]);2)+POWER([.P13]-([.E34]-[.E45]);2)+POWER([.P13]-([.E66]-[.E77]);2)+POWER([.P13]-([.E98]-[.E109]);2)+POWER([.P13]-([.E130]-[.E141]);2)+POWER([.P13]-([.E162]-[.E173]);2)+POWER([.P13]-([.E194]-[.E205]);2)+POWER([.P13]-([.E226]-[.E237]);2)+POWER([.P13]-([.E258]-[.E269]);2)+POWER([.P13]-([.E290]-[.E301]);2))/9" office:value-type="float" office:value="0.000502593777777778" calcext:value-type="float">
            <text:p>0.000502593777778</text:p>
          </table:table-cell>
          <table:table-cell table:formula="of:=SQRT([.Q13])" office:value-type="float" office:value="0.0224186033859779" calcext:value-type="float">
            <text:p>0.022418603385978</text:p>
          </table:table-cell>
          <table:table-cell table:formula="of:=[.R13]/SQRT(10)" office:value-type="float" office:value="0.0070893848659653" calcext:value-type="float">
            <text:p>0.007089384865965</text:p>
          </table:table-cell>
          <table:table-cell table:formula="of:=[.P13]/[.S13]" office:value-type="float" office:value="104.50271977146" calcext:value-type="float">
            <text:p>104.50271977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far10</text:p>
          </table:table-cell>
          <table:table-cell office:value-type="float" office:value="0.0311878821372986" calcext:value-type="float">
            <text:p>0.031187882137299</text:p>
          </table:table-cell>
          <table:table-cell office:value-type="string" calcext:value-type="string">
            <text:p>VGG19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93" calcext:value-type="float">
            <text:p>0.93</text:p>
          </table:table-cell>
          <table:table-cell office:value-type="float" office:value="280" calcext:value-type="float">
            <text:p>280</text:p>
          </table:table-cell>
          <table:table-cell office:value-type="float" office:value="5760" calcext:value-type="float">
            <text:p>5760</text:p>
          </table:table-cell>
          <table:table-cell office:value-type="float" office:value="8.12269411764706" calcext:value-type="float">
            <text:p>8.12269411764706</text:p>
          </table:table-cell>
          <table:table-cell table:number-columns-repeated="2"/>
          <table:table-cell table:formula="of:=[.E$2]-[.E14]" office:value-type="float" office:value="0.7648" calcext:value-type="float">
            <text:p>0.7648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formula="of:=SUM(([.E2]-[.E14])+([.E34]-[.E46])+([.E66]-[.E78])+([.E98]-[.E110])+([.E130]-[.E142])+([.E162]-[.E174])+([.E194]-[.E206])+([.E226]-[.E238])+([.E258]-[.E270])+([.E290]-[.E302]))/10" office:value-type="float" office:value="0.75381" calcext:value-type="float">
            <text:p>0.75381</text:p>
          </table:table-cell>
          <table:table-cell table:formula="of:=SUM(POWER([.P14]-([.E2]-[.E14]);2)+POWER([.P14]-([.E34]-[.E46]);2)+POWER([.P14]-([.E66]-[.E78]);2)+POWER([.P14]-([.E98]-[.E110]);2)+POWER([.P14]-([.E130]-[.E142]);2)+POWER([.P14]-([.E162]-[.E174]);2)+POWER([.P14]-([.E194]-[.E206]);2)+POWER([.P14]-([.E226]-[.E238]);2)+POWER([.P14]-([.E258]-[.E270]);2)+POWER([.P14]-([.E290]-[.E302]);2))/9" office:value-type="float" office:value="0.000304545444444445" calcext:value-type="float">
            <text:p>0.000304545444444</text:p>
          </table:table-cell>
          <table:table-cell table:formula="of:=SQRT([.Q14])" office:value-type="float" office:value="0.0174512304564591" calcext:value-type="float">
            <text:p>0.017451230456459</text:p>
          </table:table-cell>
          <table:table-cell table:formula="of:=[.R14]/SQRT(10)" office:value-type="float" office:value="0.00551856362149105" calcext:value-type="float">
            <text:p>0.005518563621491</text:p>
          </table:table-cell>
          <table:table-cell table:formula="of:=[.P14]/[.S14]" office:value-type="float" office:value="136.595326556429" calcext:value-type="float">
            <text:p>136.5953265564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far10</text:p>
          </table:table-cell>
          <table:table-cell office:value-type="float" office:value="0.0324966202259064" calcext:value-type="float">
            <text:p>0.032496620225906</text:p>
          </table:table-cell>
          <table:table-cell office:value-type="string" calcext:value-type="string">
            <text:p>VGG19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92" calcext:value-type="float">
            <text:p>0.92</text:p>
          </table:table-cell>
          <table:table-cell office:value-type="float" office:value="255" calcext:value-type="float">
            <text:p>255</text:p>
          </table:table-cell>
          <table:table-cell office:value-type="float" office:value="5760" calcext:value-type="float">
            <text:p>5760</text:p>
          </table:table-cell>
          <table:table-cell office:value-type="float" office:value="7.39888823529412" calcext:value-type="float">
            <text:p>7.39888823529412</text:p>
          </table:table-cell>
          <table:table-cell table:number-columns-repeated="2"/>
          <table:table-cell table:formula="of:=[.E$2]-[.E15]" office:value-type="float" office:value="0.7822" calcext:value-type="float">
            <text:p>0.7822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table:formula="of:=SUM(([.E2]-[.E15])+([.E34]-[.E47])+([.E66]-[.E79])+([.E98]-[.E111])+([.E130]-[.E143])+([.E162]-[.E175])+([.E194]-[.E207])+([.E226]-[.E239])+([.E258]-[.E271])+([.E290]-[.E303]))/10" office:value-type="float" office:value="0.76781" calcext:value-type="float">
            <text:p>0.76781</text:p>
          </table:table-cell>
          <table:table-cell table:formula="of:=SUM(POWER([.P15]-([.E2]-[.E15]);2)+POWER([.P15]-([.E34]-[.E47]);2)+POWER([.P15]-([.E66]-[.E79]);2)+POWER([.P15]-([.E98]-[.E111]);2)+POWER([.P15]-([.E130]-[.E143]);2)+POWER([.P15]-([.E162]-[.E175]);2)+POWER([.P15]-([.E194]-[.E207]);2)+POWER([.P15]-([.E226]-[.E239]);2)+POWER([.P15]-([.E258]-[.E271]);2)+POWER([.P15]-([.E290]-[.E303]);2))/9" office:value-type="float" office:value="0.000177867666666666" calcext:value-type="float">
            <text:p>0.000177867666667</text:p>
          </table:table-cell>
          <table:table-cell table:formula="of:=SQRT([.Q15])" office:value-type="float" office:value="0.0133367037406799" calcext:value-type="float">
            <text:p>0.01333670374068</text:p>
          </table:table-cell>
          <table:table-cell table:formula="of:=[.R15]/SQRT(10)" office:value-type="float" office:value="0.00421743602994362" calcext:value-type="float">
            <text:p>0.004217436029944</text:p>
          </table:table-cell>
          <table:table-cell table:formula="of:=[.P15]/[.S15]" office:value-type="float" office:value="182.056110525111" calcext:value-type="float">
            <text:p>182.056110525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far10</text:p>
          </table:table-cell>
          <table:table-cell office:value-type="float" office:value="0.0347798407793045" calcext:value-type="float">
            <text:p>0.034779840779305</text:p>
          </table:table-cell>
          <table:table-cell office:value-type="string" calcext:value-type="string">
            <text:p>VGG1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91" calcext:value-type="float">
            <text:p>0.91</text:p>
          </table:table-cell>
          <table:table-cell office:value-type="float" office:value="235" calcext:value-type="float">
            <text:p>235</text:p>
          </table:table-cell>
          <table:table-cell office:value-type="float" office:value="5760" calcext:value-type="float">
            <text:p>5760</text:p>
          </table:table-cell>
          <table:table-cell office:value-type="float" office:value="6.74402352941176" calcext:value-type="float">
            <text:p>6.74402352941176</text:p>
          </table:table-cell>
          <table:table-cell table:number-columns-repeated="2"/>
          <table:table-cell table:formula="of:=[.E$2]-[.E16]" office:value-type="float" office:value="0.7917" calcext:value-type="float">
            <text:p>0.7917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formula="of:=SUM(([.E2]-[.E16])+([.E34]-[.E48])+([.E66]-[.E80])+([.E98]-[.E112])+([.E130]-[.E144])+([.E162]-[.E176])+([.E194]-[.E208])+([.E226]-[.E240])+([.E258]-[.E272])+([.E290]-[.E304]))/10" office:value-type="float" office:value="0.77869" calcext:value-type="float">
            <text:p>0.77869</text:p>
          </table:table-cell>
          <table:table-cell table:formula="of:=SUM(POWER([.P16]-([.E2]-[.E16]);2)+POWER([.P16]-([.E34]-[.E48]);2)+POWER([.P16]-([.E66]-[.E80]);2)+POWER([.P16]-([.E98]-[.E112]);2)+POWER([.P16]-([.E130]-[.E144]);2)+POWER([.P16]-([.E162]-[.E176]);2)+POWER([.P16]-([.E194]-[.E208]);2)+POWER([.P16]-([.E226]-[.E240]);2)+POWER([.P16]-([.E258]-[.E272]);2)+POWER([.P16]-([.E290]-[.E304]);2))/9" office:value-type="float" office:value="0.000130076555555556" calcext:value-type="float">
            <text:p>0.000130076555556</text:p>
          </table:table-cell>
          <table:table-cell table:formula="of:=SQRT([.Q16])" office:value-type="float" office:value="0.011405110940081" calcext:value-type="float">
            <text:p>0.011405110940081</text:p>
          </table:table-cell>
          <table:table-cell table:formula="of:=[.R16]/SQRT(10)" office:value-type="float" office:value="0.00360661275375602" calcext:value-type="float">
            <text:p>0.003606612753756</text:p>
          </table:table-cell>
          <table:table-cell table:formula="of:=[.P16]/[.S16]" office:value-type="float" office:value="215.906184879165" calcext:value-type="float">
            <text:p>215.9061848791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far10</text:p>
          </table:table-cell>
          <table:table-cell office:value-type="float" office:value="0.0380688673019409" calcext:value-type="float">
            <text:p>0.038068867301941</text:p>
          </table:table-cell>
          <table:table-cell office:value-type="string" calcext:value-type="string">
            <text:p>VGG1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  <table:table-cell office:value-type="float" office:value="217" calcext:value-type="float">
            <text:p>217</text:p>
          </table:table-cell>
          <table:table-cell office:value-type="float" office:value="5760" calcext:value-type="float">
            <text:p>5760</text:p>
          </table:table-cell>
          <table:table-cell office:value-type="float" office:value="6.20403529411765" calcext:value-type="float">
            <text:p>6.20403529411765</text:p>
          </table:table-cell>
          <table:table-cell table:number-columns-repeated="2"/>
          <table:table-cell table:formula="of:=[.E$2]-[.E17]" office:value-type="float" office:value="0.7928" calcext:value-type="float">
            <text:p>0.7928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SUM(([.E2]-[.E17])+([.E34]-[.E49])+([.E66]-[.E81])+([.E98]-[.E113])+([.E130]-[.E145])+([.E162]-[.E177])+([.E194]-[.E209])+([.E226]-[.E241])+([.E258]-[.E273])+([.E290]-[.E305]))/10" office:value-type="float" office:value="0.78353" calcext:value-type="float">
            <text:p>0.78353</text:p>
          </table:table-cell>
          <table:table-cell table:formula="of:=SUM(POWER([.P17]-([.E2]-[.E17]);2)+POWER([.P17]-([.E34]-[.E49]);2)+POWER([.P17]-([.E66]-[.E81]);2)+POWER([.P17]-([.E98]-[.E113]);2)+POWER([.P17]-([.E130]-[.E145]);2)+POWER([.P17]-([.E162]-[.E177]);2)+POWER([.P17]-([.E194]-[.E209]);2)+POWER([.P17]-([.E226]-[.E241]);2)+POWER([.P17]-([.E258]-[.E273]);2)+POWER([.P17]-([.E290]-[.E305]);2))/9" office:value-type="float" office:value="0.0000966667777777779" calcext:value-type="float">
            <text:p>9.66667777777779E-05</text:p>
          </table:table-cell>
          <table:table-cell table:formula="of:=SQRT([.Q17])" office:value-type="float" office:value="0.00983192645302933" calcext:value-type="float">
            <text:p>0.009831926453029</text:p>
          </table:table-cell>
          <table:table-cell table:formula="of:=[.R17]/SQRT(10)" office:value-type="float" office:value="0.00310912813788332" calcext:value-type="float">
            <text:p>0.003109128137883</text:p>
          </table:table-cell>
          <table:table-cell table:formula="of:=[.P17]/[.S17]" office:value-type="float" office:value="252.009555493401" calcext:value-type="float">
            <text:p>252.0095554934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far10</text:p>
          </table:table-cell>
          <table:table-cell office:value-type="float" office:value="0.00301572471410036" calcext:value-type="float">
            <text:p>0.0030157247141</text:p>
          </table:table-cell>
          <table:table-cell office:value-type="string" calcext:value-type="string">
            <text:p>VGG13</text:p>
          </table:table-cell>
          <table:table-cell office:value-type="float" office:value="0.8935" calcext:value-type="float">
            <text:p>0.89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far10</text:p>
          </table:table-cell>
          <table:table-cell office:value-type="float" office:value="0.00289285265356302" calcext:value-type="float">
            <text:p>0.002892852653563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8018454545455" calcext:value-type="float">
            <text:p>62.8018454545455</text:p>
          </table:table-cell>
          <table:table-cell table:number-columns-repeated="2"/>
          <table:table-cell table:formula="of:=[.E$18]-[.E19]" office:value-type="float" office:value="-0.00319999999999998" calcext:value-type="float">
            <text:p>-0.003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far10</text:p>
          </table:table-cell>
          <table:table-cell office:value-type="float" office:value="0.00288339058309793" calcext:value-type="float">
            <text:p>0.002883390583098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5.0958727272727" calcext:value-type="float">
            <text:p>55.0958727272727</text:p>
          </table:table-cell>
          <table:table-cell table:number-columns-repeated="2"/>
          <table:table-cell table:formula="of:=[.E$18]-[.E20]" office:value-type="float" office:value="-0.00169999999999992" calcext:value-type="float">
            <text:p>-0.001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far10</text:p>
          </table:table-cell>
          <table:table-cell office:value-type="float" office:value="0.00282159564644098" calcext:value-type="float">
            <text:p>0.002821595646441</text:p>
          </table:table-cell>
          <table:table-cell office:value-type="string" calcext:value-type="string">
            <text:p>VGG1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7" calcext:value-type="float">
            <text:p>1307</text:p>
          </table:table-cell>
          <table:table-cell office:value-type="float" office:value="3200" calcext:value-type="float">
            <text:p>3200</text:p>
          </table:table-cell>
          <table:table-cell office:value-type="float" office:value="46.9460090909091" calcext:value-type="float">
            <text:p>46.9460090909091</text:p>
          </table:table-cell>
          <table:table-cell table:number-columns-repeated="2"/>
          <table:table-cell table:formula="of:=[.E$18]-[.E21]" office:value-type="float" office:value="-0.00239999999999996" calcext:value-type="float">
            <text:p>-0.0024</text:p>
          </table:table-cell>
          <table:table-cell table:number-columns-repeated="2"/>
          <table:table-cell office:value-type="string" calcext:value-type="string">
            <text:p>VGG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far10</text:p>
          </table:table-cell>
          <table:table-cell office:value-type="float" office:value="0.00276547178328037" calcext:value-type="float">
            <text:p>0.00276547178328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8146363636364" calcext:value-type="float">
            <text:p>41.8146363636364</text:p>
          </table:table-cell>
          <table:table-cell table:number-columns-repeated="2"/>
          <table:table-cell table:formula="of:=[.E$18]-[.E22]" office:value-type="float" office:value="-0.002" calcext:value-type="float">
            <text:p>-0.002</text:p>
          </table:table-cell>
          <table:table-cell table:number-columns-repeated="2"/>
          <table:table-cell office:value-type="string" calcext:value-type="string">
            <text:p>thresh</text:p>
          </table:table-cell>
          <table:table-cell office:value-type="string" calcext:value-type="string">
            <text:p>mean diff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far10</text:p>
          </table:table-cell>
          <table:table-cell office:value-type="float" office:value="0.00285317603945732" calcext:value-type="float">
            <text:p>0.002853176039457</text:p>
          </table:table-cell>
          <table:table-cell office:value-type="string" calcext:value-type="string">
            <text:p>VGG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4" calcext:value-type="float">
            <text:p>1034</text:p>
          </table:table-cell>
          <table:table-cell office:value-type="float" office:value="3200" calcext:value-type="float">
            <text:p>3200</text:p>
          </table:table-cell>
          <table:table-cell office:value-type="float" office:value="37.8728545454545" calcext:value-type="float">
            <text:p>37.8728545454545</text:p>
          </table:table-cell>
          <table:table-cell table:number-columns-repeated="2"/>
          <table:table-cell table:formula="of:=[.E$18]-[.E23]" office:value-type="float" office:value="0.00650000000000006" calcext:value-type="float">
            <text:p>0.0065</text:p>
          </table:table-cell>
          <table:table-cell table:number-columns-repeated="2"/>
          <table:table-cell office:value-type="float" office:value="0.999" calcext:value-type="float">
            <text:p>0.999</text:p>
          </table:table-cell>
          <table:table-cell table:formula="of:=SUM(([.E18]-[.E19])+([.E50]-[.E51])+([.E82]-[.E83])+([.E114]-[.E115])+([.E146]-[.E147])+([.E178]-[.E179])+([.E210]-[.E211])+([.E242]-[.E243])+([.E274]-[.E275])+([.E306]-[.E307]))/10" office:value-type="float" office:value="-0.00127999999999999" calcext:value-type="float">
            <text:p>-0.00128</text:p>
          </table:table-cell>
          <table:table-cell table:formula="of:=SUM(POWER([.P23]-([.E18]-[.E19]);2)+POWER([.P23]-([.E50]-[.E51]);2)+POWER([.P23]-([.E82]-[.E83]);2)+POWER([.P23]-([.E114]-[.E115]);2)+POWER([.P23]-([.E146]-[.E147]);2)+POWER([.P23]-([.E178]-[.E179]);2)+POWER([.P23]-([.E210]-[.E211]);2)+POWER([.P23]-([.E242]-[.E243]);2)+POWER([.P23]-([.E274]-[.E275]);2)+POWER([.P23]-([.E306]-[.E307]);2))/9" office:value-type="float" office:value="0.0000048551111111111" calcext:value-type="float">
            <text:p>4.8551111111111E-06</text:p>
          </table:table-cell>
          <table:table-cell table:formula="of:=SQRT([.Q23])" office:value-type="float" office:value="0.0022034316669938" calcext:value-type="float">
            <text:p>0.002203431666994</text:p>
          </table:table-cell>
          <table:table-cell table:formula="of:=[.R23]/SQRT(10)" office:value-type="float" office:value="0.000696786273624208" calcext:value-type="float">
            <text:p>0.000696786273624</text:p>
          </table:table-cell>
          <table:table-cell table:formula="of:=[.P23]/[.S23]" office:value-type="float" office:value="-1.83700518861014" calcext:value-type="float">
            <text:p>-1.83700518861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far10</text:p>
          </table:table-cell>
          <table:table-cell office:value-type="float" office:value="0.00292749761492014" calcext:value-type="float">
            <text:p>0.00292749761492</text:p>
          </table:table-cell>
          <table:table-cell office:value-type="string" calcext:value-type="string">
            <text:p>VGG1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" calcext:value-type="float">
            <text:p>0.99</text:p>
          </table:table-cell>
          <table:table-cell office:value-type="float" office:value="945" calcext:value-type="float">
            <text:p>945</text:p>
          </table:table-cell>
          <table:table-cell office:value-type="float" office:value="3200" calcext:value-type="float">
            <text:p>3200</text:p>
          </table:table-cell>
          <table:table-cell office:value-type="float" office:value="34.9254272727273" calcext:value-type="float">
            <text:p>34.9254272727273</text:p>
          </table:table-cell>
          <table:table-cell table:number-columns-repeated="2"/>
          <table:table-cell table:formula="of:=[.E$18]-[.E24]" office:value-type="float" office:value="0.0127" calcext:value-type="float">
            <text:p>0.0127</text:p>
          </table:table-cell>
          <table:table-cell table:number-columns-repeated="2"/>
          <table:table-cell office:value-type="float" office:value="0.998" calcext:value-type="float">
            <text:p>0.998</text:p>
          </table:table-cell>
          <table:table-cell table:formula="of:=SUM(([.E18]-[.E20])+([.E50]-[.E52])+([.E82]-[.E84])+([.E114]-[.E116])+([.E146]-[.E148])+([.E178]-[.E180])+([.E210]-[.E212])+([.E242]-[.E244])+([.E274]-[.E276])+([.E306]-[.E308]))/10" office:value-type="float" office:value="-0.00131" calcext:value-type="float">
            <text:p>-0.00131</text:p>
          </table:table-cell>
          <table:table-cell table:formula="of:=SUM(POWER([.P24]-([.E18]-[.E20]);2)+POWER([.P24]-([.E50]-[.E52]);2)+POWER([.P24]-([.E82]-[.E84]);2)+POWER([.P24]-([.E114]-[.E116]);2)+POWER([.P24]-([.E146]-[.E148]);2)+POWER([.P24]-([.E178]-[.E180]);2)+POWER([.P24]-([.E210]-[.E212]);2)+POWER([.P24]-([.E242]-[.E244]);2)+POWER([.P24]-([.E274]-[.E276]);2)+POWER([.P24]-([.E306]-[.E308]);2))/9" office:value-type="float" office:value="0.00000660322222222217" calcext:value-type="float">
            <text:p>6.60322222222217E-06</text:p>
          </table:table-cell>
          <table:table-cell table:formula="of:=SQRT([.Q24])" office:value-type="float" office:value="0.00256967356335823" calcext:value-type="float">
            <text:p>0.002569673563358</text:p>
          </table:table-cell>
          <table:table-cell table:formula="of:=[.R24]/SQRT(10)" office:value-type="float" office:value="0.000812602130333299" calcext:value-type="float">
            <text:p>0.000812602130333</text:p>
          </table:table-cell>
          <table:table-cell table:formula="of:=[.P24]/[.S24]" office:value-type="float" office:value="-1.61210505252144" calcext:value-type="float">
            <text:p>-1.61210505252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far10</text:p>
          </table:table-cell>
          <table:table-cell office:value-type="float" office:value="0.00494282921552658" calcext:value-type="float">
            <text:p>0.004942829215527</text:p>
          </table:table-cell>
          <table:table-cell office:value-type="string" calcext:value-type="string">
            <text:p>VGG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9588090909091" calcext:value-type="float">
            <text:p>25.9588090909091</text:p>
          </table:table-cell>
          <table:table-cell table:number-columns-repeated="2"/>
          <table:table-cell table:formula="of:=[.E$18]-[.E25]" office:value-type="float" office:value="0.1015" calcext:value-type="float">
            <text:p>0.1015</text:p>
          </table:table-cell>
          <table:table-cell table:number-columns-repeated="2"/>
          <table:table-cell office:value-type="float" office:value="0.996" calcext:value-type="float">
            <text:p>0.996</text:p>
          </table:table-cell>
          <table:table-cell table:formula="of:=SUM(([.E18]-[.E21])+([.E50]-[.E53])+([.E82]-[.E85])+([.E114]-[.E117])+([.E146]-[.E149])+([.E178]-[.E181])+([.E210]-[.E213])+([.E242]-[.E245])+([.E274]-[.E277])+([.E306]-[.E309]))/10" office:value-type="float" office:value="-0.00048999999999999" calcext:value-type="float">
            <text:p>-0.00049</text:p>
          </table:table-cell>
          <table:table-cell table:formula="of:=SUM(POWER([.P25]-([.E18]-[.E21]);2)+POWER([.P25]-([.E50]-[.E53]);2)+POWER([.P25]-([.E82]-[.E85]);2)+POWER([.P25]-([.E114]-[.E117]);2)+POWER([.P25]-([.E146]-[.E149]);2)+POWER([.P25]-([.E178]-[.E181]);2)+POWER([.P25]-([.E210]-[.E213]);2)+POWER([.P25]-([.E242]-[.E245]);2)+POWER([.P25]-([.E274]-[.E277]);2)+POWER([.P25]-([.E306]-[.E309]);2))/9" office:value-type="float" office:value="0.0000182987777777777" calcext:value-type="float">
            <text:p>1.82987777777777E-05</text:p>
          </table:table-cell>
          <table:table-cell table:formula="of:=SQRT([.Q25])" office:value-type="float" office:value="0.0042777070701227" calcext:value-type="float">
            <text:p>0.004277707070123</text:p>
          </table:table-cell>
          <table:table-cell table:formula="of:=[.R25]/SQRT(10)" office:value-type="float" office:value="0.00135272975045933" calcext:value-type="float">
            <text:p>0.001352729750459</text:p>
          </table:table-cell>
          <table:table-cell table:formula="of:=[.P25]/[.S25]" office:value-type="float" office:value="-0.36223051931371" calcext:value-type="float">
            <text:p>-0.362230519313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far10</text:p>
          </table:table-cell>
          <table:table-cell office:value-type="float" office:value="0.00706788005232811" calcext:value-type="float">
            <text:p>0.007067880052328</text:p>
          </table:table-cell>
          <table:table-cell office:value-type="string" calcext:value-type="string">
            <text:p>VGG1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97" calcext:value-type="float">
            <text:p>0.97</text:p>
          </table:table-cell>
          <table:table-cell office:value-type="float" office:value="548" calcext:value-type="float">
            <text:p>548</text:p>
          </table:table-cell>
          <table:table-cell office:value-type="float" office:value="3200" calcext:value-type="float">
            <text:p>3200</text:p>
          </table:table-cell>
          <table:table-cell office:value-type="float" office:value="21.2002727272727" calcext:value-type="float">
            <text:p>21.2002727272727</text:p>
          </table:table-cell>
          <table:table-cell table:number-columns-repeated="2"/>
          <table:table-cell table:formula="of:=[.E$18]-[.E26]" office:value-type="float" office:value="0.2081" calcext:value-type="float">
            <text:p>0.2081</text:p>
          </table:table-cell>
          <table:table-cell table:number-columns-repeated="2"/>
          <table:table-cell office:value-type="float" office:value="0.994" calcext:value-type="float">
            <text:p>0.994</text:p>
          </table:table-cell>
          <table:table-cell table:formula="of:=SUM(([.E18]-[.E22])+([.E50]-[.E54])+([.E82]-[.E86])+([.E114]-[.E118])+([.E146]-[.E150])+([.E178]-[.E182])+([.E210]-[.E214])+([.E242]-[.E246])+([.E274]-[.E278])+([.E306]-[.E310]))/10" office:value-type="float" office:value="0.00340000000000003" calcext:value-type="float">
            <text:p>0.0034</text:p>
          </table:table-cell>
          <table:table-cell table:formula="of:=SUM(POWER([.P26]-([.E18]-[.E22]);2)+POWER([.P26]-([.E50]-[.E54]);2)+POWER([.P26]-([.E82]-[.E86]);2)+POWER([.P26]-([.E114]-[.E118]);2)+POWER([.P26]-([.E146]-[.E150]);2)+POWER([.P26]-([.E178]-[.E182]);2)+POWER([.P26]-([.E210]-[.E214]);2)+POWER([.P26]-([.E242]-[.E246]);2)+POWER([.P26]-([.E274]-[.E278]);2)+POWER([.P26]-([.E306]-[.E310]);2))/9" office:value-type="float" office:value="0.0000163333333333334" calcext:value-type="float">
            <text:p>1.63333333333334E-05</text:p>
          </table:table-cell>
          <table:table-cell table:formula="of:=SQRT([.Q26])" office:value-type="float" office:value="0.00404145188432739" calcext:value-type="float">
            <text:p>0.004041451884327</text:p>
          </table:table-cell>
          <table:table-cell table:formula="of:=[.R26]/SQRT(10)" office:value-type="float" office:value="0.00127801930084539" calcext:value-type="float">
            <text:p>0.001278019300845</text:p>
          </table:table-cell>
          <table:table-cell table:formula="of:=[.P26]/[.S26]" office:value-type="float" office:value="2.66036670788225" calcext:value-type="float">
            <text:p>2.66036670788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far10</text:p>
          </table:table-cell>
          <table:table-cell office:value-type="float" office:value="0.0109152515053749" calcext:value-type="float">
            <text:p>0.010915251505375</text:p>
          </table:table-cell>
          <table:table-cell office:value-type="string" calcext:value-type="string">
            <text:p>VGG13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96" calcext:value-type="float">
            <text:p>0.96</text:p>
          </table:table-cell>
          <table:table-cell office:value-type="float" office:value="458" calcext:value-type="float">
            <text:p>458</text:p>
          </table:table-cell>
          <table:table-cell office:value-type="float" office:value="3200" calcext:value-type="float">
            <text:p>3200</text:p>
          </table:table-cell>
          <table:table-cell office:value-type="float" office:value="17.8977272727273" calcext:value-type="float">
            <text:p>17.8977272727273</text:p>
          </table:table-cell>
          <table:table-cell table:number-columns-repeated="2"/>
          <table:table-cell table:formula="of:=[.E$18]-[.E27]" office:value-type="float" office:value="0.4281" calcext:value-type="float">
            <text:p>0.4281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table:formula="of:=SUM(([.E18]-[.E23])+([.E50]-[.E55])+([.E82]-[.E87])+([.E114]-[.E119])+([.E146]-[.E151])+([.E178]-[.E183])+([.E210]-[.E215])+([.E242]-[.E247])+([.E274]-[.E279])+([.E306]-[.E311]))/10" office:value-type="float" office:value="0.00812000000000002" calcext:value-type="float">
            <text:p>0.00812</text:p>
          </table:table-cell>
          <table:table-cell table:formula="of:=SUM(POWER([.P27]-([.E18]-[.E23]);2)+POWER([.P27]-([.E50]-[.E55]);2)+POWER([.P27]-([.E82]-[.E87]);2)+POWER([.P27]-([.E114]-[.E119]);2)+POWER([.P27]-([.E146]-[.E151]);2)+POWER([.P27]-([.E178]-[.E183]);2)+POWER([.P27]-([.E210]-[.E215]);2)+POWER([.P27]-([.E242]-[.E247]);2)+POWER([.P27]-([.E274]-[.E279]);2)+POWER([.P27]-([.E306]-[.E311]);2))/9" office:value-type="float" office:value="0.0000225639999999999" calcext:value-type="float">
            <text:p>2.25639999999999E-05</text:p>
          </table:table-cell>
          <table:table-cell table:formula="of:=SQRT([.Q27])" office:value-type="float" office:value="0.00475015789211263" calcext:value-type="float">
            <text:p>0.004750157892113</text:p>
          </table:table-cell>
          <table:table-cell table:formula="of:=[.R27]/SQRT(10)" office:value-type="float" office:value="0.00150213181845003" calcext:value-type="float">
            <text:p>0.00150213181845</text:p>
          </table:table-cell>
          <table:table-cell table:formula="of:=[.P27]/[.S27]" office:value-type="float" office:value="5.40565075598932" calcext:value-type="float">
            <text:p>5.405650755989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far10</text:p>
          </table:table-cell>
          <table:table-cell office:value-type="float" office:value="0.0174984752058983" calcext:value-type="float">
            <text:p>0.017498475205898</text:p>
          </table:table-cell>
          <table:table-cell office:value-type="string" calcext:value-type="string">
            <text:p>VGG13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95" calcext:value-type="float">
            <text:p>0.95</text:p>
          </table:table-cell>
          <table:table-cell office:value-type="float" office:value="397" calcext:value-type="float">
            <text:p>397</text:p>
          </table:table-cell>
          <table:table-cell office:value-type="float" office:value="3200" calcext:value-type="float">
            <text:p>3200</text:p>
          </table:table-cell>
          <table:table-cell office:value-type="float" office:value="15.7492909090909" calcext:value-type="float">
            <text:p>15.7492909090909</text:p>
          </table:table-cell>
          <table:table-cell table:number-columns-repeated="2"/>
          <table:table-cell table:formula="of:=[.E$18]-[.E28]" office:value-type="float" office:value="0.6651" calcext:value-type="float">
            <text:p>0.6651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formula="of:=SUM(([.E18]-[.E24])+([.E50]-[.E56])+([.E82]-[.E88])+([.E114]-[.E120])+([.E146]-[.E152])+([.E178]-[.E184])+([.E210]-[.E216])+([.E242]-[.E248])+([.E274]-[.E280])+([.E306]-[.E312]))/10" office:value-type="float" office:value="0.01454" calcext:value-type="float">
            <text:p>0.01454</text:p>
          </table:table-cell>
          <table:table-cell table:formula="of:=SUM(POWER([.P28]-([.E18]-[.E24]);2)+POWER([.P28]-([.E50]-[.E56]);2)+POWER([.P28]-([.E82]-[.E88]);2)+POWER([.P28]-([.E114]-[.E120]);2)+POWER([.P28]-([.E146]-[.E152]);2)+POWER([.P28]-([.E178]-[.E184]);2)+POWER([.P28]-([.E210]-[.E216]);2)+POWER([.P28]-([.E242]-[.E248]);2)+POWER([.P28]-([.E274]-[.E280]);2)+POWER([.P28]-([.E306]-[.E312]);2))/9" office:value-type="float" office:value="0.0000476871111111112" calcext:value-type="float">
            <text:p>4.76871111111112E-05</text:p>
          </table:table-cell>
          <table:table-cell table:formula="of:=SQRT([.Q28])" office:value-type="float" office:value="0.00690558550096306" calcext:value-type="float">
            <text:p>0.006905585500963</text:p>
          </table:table-cell>
          <table:table-cell table:formula="of:=[.R28]/SQRT(10)" office:value-type="float" office:value="0.00218373787600781" calcext:value-type="float">
            <text:p>0.002183737876008</text:p>
          </table:table-cell>
          <table:table-cell table:formula="of:=[.P28]/[.S28]" office:value-type="float" office:value="6.65830828862171" calcext:value-type="float">
            <text:p>6.658308288621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far10</text:p>
          </table:table-cell>
          <table:table-cell office:value-type="float" office:value="0.0184720079183578" calcext:value-type="float">
            <text:p>0.018472007918358</text:p>
          </table:table-cell>
          <table:table-cell office:value-type="string" calcext:value-type="string">
            <text:p>VGG1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7784090909091" calcext:value-type="float">
            <text:p>13.7784090909091</text:p>
          </table:table-cell>
          <table:table-cell table:number-columns-repeated="2"/>
          <table:table-cell table:formula="of:=[.E$18]-[.E29]" office:value-type="float" office:value="0.7402" calcext:value-type="float">
            <text:p>0.7402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 table:formula="of:=SUM(([.E18]-[.E25])+([.E50]-[.E57])+([.E82]-[.E89])+([.E114]-[.E121])+([.E146]-[.E153])+([.E178]-[.E185])+([.E210]-[.E217])+([.E242]-[.E249])+([.E274]-[.E281])+([.E306]-[.E313]))/10" office:value-type="float" office:value="0.10992" calcext:value-type="float">
            <text:p>0.10992</text:p>
          </table:table-cell>
          <table:table-cell table:formula="of:=SUM(POWER([.P29]-([.E18]-[.E25]);2)+POWER([.P29]-([.E50]-[.E57]);2)+POWER([.P29]-([.E82]-[.E89]);2)+POWER([.P29]-([.E114]-[.E121]);2)+POWER([.P29]-([.E146]-[.E153]);2)+POWER([.P29]-([.E178]-[.E185]);2)+POWER([.P29]-([.E210]-[.E217]);2)+POWER([.P29]-([.E242]-[.E249]);2)+POWER([.P29]-([.E274]-[.E281]);2)+POWER([.P29]-([.E306]-[.E313]);2))/9" office:value-type="float" office:value="0.00104333733333333" calcext:value-type="float">
            <text:p>0.001043337333333</text:p>
          </table:table-cell>
          <table:table-cell table:formula="of:=SQRT([.Q29])" office:value-type="float" office:value="0.0323007327058278" calcext:value-type="float">
            <text:p>0.032300732705828</text:p>
          </table:table-cell>
          <table:table-cell table:formula="of:=[.R29]/SQRT(10)" office:value-type="float" office:value="0.0102143885442709" calcext:value-type="float">
            <text:p>0.010214388544271</text:p>
          </table:table-cell>
          <table:table-cell table:formula="of:=[.P29]/[.S29]" office:value-type="float" office:value="10.7612902645702" calcext:value-type="float">
            <text:p>10.76129026457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far10</text:p>
          </table:table-cell>
          <table:table-cell office:value-type="float" office:value="0.0190971588134766" calcext:value-type="float">
            <text:p>0.019097158813477</text:p>
          </table:table-cell>
          <table:table-cell office:value-type="string" calcext:value-type="string">
            <text:p>VGG13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93" calcext:value-type="float">
            <text:p>0.93</text:p>
          </table:table-cell>
          <table:table-cell office:value-type="float" office:value="312" calcext:value-type="float">
            <text:p>312</text:p>
          </table:table-cell>
          <table:table-cell office:value-type="float" office:value="3200" calcext:value-type="float">
            <text:p>3200</text:p>
          </table:table-cell>
          <table:table-cell office:value-type="float" office:value="12.5355" calcext:value-type="float">
            <text:p>12.5355</text:p>
          </table:table-cell>
          <table:table-cell table:number-columns-repeated="2"/>
          <table:table-cell table:formula="of:=[.E$18]-[.E30]" office:value-type="float" office:value="0.7512" calcext:value-type="float">
            <text:p>0.7512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table:formula="of:=SUM(([.E18]-[.E26])+([.E50]-[.E58])+([.E82]-[.E90])+([.E114]-[.E122])+([.E146]-[.E154])+([.E178]-[.E186])+([.E210]-[.E218])+([.E242]-[.E250])+([.E274]-[.E282])+([.E306]-[.E314]))/10" office:value-type="float" office:value="0.23238" calcext:value-type="float">
            <text:p>0.23238</text:p>
          </table:table-cell>
          <table:table-cell table:formula="of:=SUM(POWER([.P30]-([.E18]-[.E26]);2)+POWER([.P30]-([.E50]-[.E58]);2)+POWER([.P30]-([.E82]-[.E90]);2)+POWER([.P30]-([.E114]-[.E122]);2)+POWER([.P30]-([.E146]-[.E154]);2)+POWER([.P30]-([.E178]-[.E186]);2)+POWER([.P30]-([.E210]-[.E218]);2)+POWER([.P30]-([.E242]-[.E250]);2)+POWER([.P30]-([.E274]-[.E282]);2)+POWER([.P30]-([.E306]-[.E314]);2))/9" office:value-type="float" office:value="0.001828164" calcext:value-type="float">
            <text:p>0.001828164</text:p>
          </table:table-cell>
          <table:table-cell table:formula="of:=SQRT([.Q30])" office:value-type="float" office:value="0.0427570345089554" calcext:value-type="float">
            <text:p>0.042757034508955</text:p>
          </table:table-cell>
          <table:table-cell table:formula="of:=[.R30]/SQRT(10)" office:value-type="float" office:value="0.0135209615042718" calcext:value-type="float">
            <text:p>0.013520961504272</text:p>
          </table:table-cell>
          <table:table-cell table:formula="of:=[.P30]/[.S30]" office:value-type="float" office:value="17.1866475565796" calcext:value-type="float">
            <text:p>17.18664755657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far10</text:p>
          </table:table-cell>
          <table:table-cell office:value-type="float" office:value="0.019694518327713" calcext:value-type="float">
            <text:p>0.019694518327713</text:p>
          </table:table-cell>
          <table:table-cell office:value-type="string" calcext:value-type="string">
            <text:p>VGG13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3813818181818" calcext:value-type="float">
            <text:p>11.3813818181818</text:p>
          </table:table-cell>
          <table:table-cell table:number-columns-repeated="2"/>
          <table:table-cell table:formula="of:=[.E$18]-[.E31]" office:value-type="float" office:value="0.7666" calcext:value-type="float">
            <text:p>0.7666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table:formula="of:=SUM(([.E18]-[.E27])+([.E50]-[.E59])+([.E82]-[.E91])+([.E114]-[.E123])+([.E146]-[.E155])+([.E178]-[.E187])+([.E210]-[.E219])+([.E242]-[.E251])+([.E274]-[.E283])+([.E306]-[.E315]))/10" office:value-type="float" office:value="0.48492" calcext:value-type="float">
            <text:p>0.48492</text:p>
          </table:table-cell>
          <table:table-cell table:formula="of:=SUM(POWER([.P31]-([.E18]-[.E27]);2)+POWER([.P31]-([.E50]-[.E59]);2)+POWER([.P31]-([.E82]-[.E91]);2)+POWER([.P31]-([.E114]-[.E123]);2)+POWER([.P31]-([.E146]-[.E155]);2)+POWER([.P31]-([.E178]-[.E187]);2)+POWER([.P31]-([.E210]-[.E219]);2)+POWER([.P31]-([.E242]-[.E251]);2)+POWER([.P31]-([.E274]-[.E283]);2)+POWER([.P31]-([.E306]-[.E315]);2))/9" office:value-type="float" office:value="0.00944791511111111" calcext:value-type="float">
            <text:p>0.009447915111111</text:p>
          </table:table-cell>
          <table:table-cell table:formula="of:=SQRT([.Q31])" office:value-type="float" office:value="0.0972003863732604" calcext:value-type="float">
            <text:p>0.097200386373261</text:p>
          </table:table-cell>
          <table:table-cell table:formula="of:=[.R31]/SQRT(10)" office:value-type="float" office:value="0.0307374610387896" calcext:value-type="float">
            <text:p>0.03073746103879</text:p>
          </table:table-cell>
          <table:table-cell table:formula="of:=[.P31]/[.S31]" office:value-type="float" office:value="15.7761891715144" calcext:value-type="float">
            <text:p>15.77618917151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ar10</text:p>
          </table:table-cell>
          <table:table-cell office:value-type="float" office:value="0.0200444730997086" calcext:value-type="float">
            <text:p>0.020044473099709</text:p>
          </table:table-cell>
          <table:table-cell office:value-type="string" calcext:value-type="string">
            <text:p>VGG13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4403454545455" calcext:value-type="float">
            <text:p>10.4403454545455</text:p>
          </table:table-cell>
          <table:table-cell table:number-columns-repeated="2"/>
          <table:table-cell table:formula="of:=[.E$18]-[.E32]" office:value-type="float" office:value="0.7734" calcext:value-type="float">
            <text:p>0.7734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formula="of:=SUM(([.E18]-[.E28])+([.E50]-[.E60])+([.E82]-[.E92])+([.E114]-[.E124])+([.E146]-[.E156])+([.E178]-[.E188])+([.E210]-[.E220])+([.E242]-[.E252])+([.E274]-[.E284])+([.E306]-[.E316]))/10" office:value-type="float" office:value="0.70539" calcext:value-type="float">
            <text:p>0.70539</text:p>
          </table:table-cell>
          <table:table-cell table:formula="of:=SUM(POWER([.P32]-([.E18]-[.E28]);2)+POWER([.P32]-([.E50]-[.E60]);2)+POWER([.P32]-([.E82]-[.E92]);2)+POWER([.P32]-([.E114]-[.E124]);2)+POWER([.P32]-([.E146]-[.E156]);2)+POWER([.P32]-([.E178]-[.E188]);2)+POWER([.P32]-([.E210]-[.E220]);2)+POWER([.P32]-([.E242]-[.E252]);2)+POWER([.P32]-([.E274]-[.E284]);2)+POWER([.P32]-([.E306]-[.E316]);2))/9" office:value-type="float" office:value="0.00241892988888889" calcext:value-type="float">
            <text:p>0.002418929888889</text:p>
          </table:table-cell>
          <table:table-cell table:formula="of:=SQRT([.Q32])" office:value-type="float" office:value="0.0491826177514871" calcext:value-type="float">
            <text:p>0.049182617751487</text:p>
          </table:table-cell>
          <table:table-cell table:formula="of:=[.R32]/SQRT(10)" office:value-type="float" office:value="0.0155529093384128" calcext:value-type="float">
            <text:p>0.015552909338413</text:p>
          </table:table-cell>
          <table:table-cell table:formula="of:=[.P32]/[.S32]" office:value-type="float" office:value="45.3542153851445" calcext:value-type="float">
            <text:p>45.35421538514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far10</text:p>
          </table:table-cell>
          <table:table-cell office:value-type="float" office:value="0.020279318857193" calcext:value-type="float">
            <text:p>0.020279318857193</text:p>
          </table:table-cell>
          <table:table-cell office:value-type="string" calcext:value-type="string">
            <text:p>VGG13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993" calcext:value-type="float">
            <text:p>9.4993</text:p>
          </table:table-cell>
          <table:table-cell table:number-columns-repeated="2"/>
          <table:table-cell table:formula="of:=[.E$18]-[.E33]" office:value-type="float" office:value="0.7678" calcext:value-type="float">
            <text:p>0.7678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SUM(([.E18]-[.E29])+([.E50]-[.E61])+([.E82]-[.E93])+([.E114]-[.E125])+([.E146]-[.E157])+([.E178]-[.E189])+([.E210]-[.E221])+([.E242]-[.E253])+([.E274]-[.E285])+([.E306]-[.E317]))/10" office:value-type="float" office:value="0.75836" calcext:value-type="float">
            <text:p>0.75836</text:p>
          </table:table-cell>
          <table:table-cell table:formula="of:=SUM(POWER([.P33]-([.E18]-[.E29]);2)+POWER([.P33]-([.E50]-[.E61]);2)+POWER([.P33]-([.E82]-[.E93]);2)+POWER([.P33]-([.E114]-[.E125]);2)+POWER([.P33]-([.E146]-[.E157]);2)+POWER([.P33]-([.E178]-[.E189]);2)+POWER([.P33]-([.E210]-[.E221]);2)+POWER([.P33]-([.E242]-[.E253]);2)+POWER([.P33]-([.E274]-[.E285]);2)+POWER([.P33]-([.E306]-[.E317]);2))/9" office:value-type="float" office:value="0.000455249333333333" calcext:value-type="float">
            <text:p>0.000455249333333</text:p>
          </table:table-cell>
          <table:table-cell table:formula="of:=SQRT([.Q33])" office:value-type="float" office:value="0.0213365726707298" calcext:value-type="float">
            <text:p>0.02133657267073</text:p>
          </table:table-cell>
          <table:table-cell table:formula="of:=[.R33]/SQRT(10)" office:value-type="float" office:value="0.0067472167101208" calcext:value-type="float">
            <text:p>0.006747216710121</text:p>
          </table:table-cell>
          <table:table-cell table:formula="of:=[.P33]/[.S33]" office:value-type="float" office:value="112.395974900652" calcext:value-type="float">
            <text:p>112.395974900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far10</text:p>
          </table:table-cell>
          <table:table-cell office:value-type="float" office:value="0.00324077746421099" calcext:value-type="float">
            <text:p>0.003240777464211</text:p>
          </table:table-cell>
          <table:table-cell office:value-type="string" calcext:value-type="string">
            <text:p>VGG19</text:p>
          </table:table-cell>
          <table:table-cell office:value-type="float" office:value="0.8865" calcext:value-type="float">
            <text:p>0.88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table:formula="of:=SUM(([.E18]-[.E30])+([.E50]-[.E62])+([.E82]-[.E94])+([.E114]-[.E126])+([.E146]-[.E158])+([.E178]-[.E190])+([.E210]-[.E222])+([.E242]-[.E254])+([.E274]-[.E286])+([.E306]-[.E318]))/10" office:value-type="float" office:value="0.76921" calcext:value-type="float">
            <text:p>0.76921</text:p>
          </table:table-cell>
          <table:table-cell table:formula="of:=SUM(POWER([.P34]-([.E18]-[.E30]);2)+POWER([.P34]-([.E50]-[.E62]);2)+POWER([.P34]-([.E82]-[.E94]);2)+POWER([.P34]-([.E114]-[.E126]);2)+POWER([.P34]-([.E146]-[.E158]);2)+POWER([.P34]-([.E178]-[.E190]);2)+POWER([.P34]-([.E210]-[.E222]);2)+POWER([.P34]-([.E242]-[.E254]);2)+POWER([.P34]-([.E274]-[.E286]);2)+POWER([.P34]-([.E306]-[.E318]);2))/9" office:value-type="float" office:value="0.000373685444444444" calcext:value-type="float">
            <text:p>0.000373685444444</text:p>
          </table:table-cell>
          <table:table-cell table:formula="of:=SQRT([.Q34])" office:value-type="float" office:value="0.0193309452548096" calcext:value-type="float">
            <text:p>0.01933094525481</text:p>
          </table:table-cell>
          <table:table-cell table:formula="of:=[.R34]/SQRT(10)" office:value-type="float" office:value="0.00611298163292222" calcext:value-type="float">
            <text:p>0.006112981632922</text:p>
          </table:table-cell>
          <table:table-cell table:formula="of:=[.P34]/[.S34]" office:value-type="float" office:value="125.832211871425" calcext:value-type="float">
            <text:p>125.832211871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ifar10</text:p>
          </table:table-cell>
          <table:table-cell office:value-type="float" office:value="0.00310819576233625" calcext:value-type="float">
            <text:p>0.003108195762336</text:p>
          </table:table-cell>
          <table:table-cell office:value-type="string" calcext:value-type="string">
            <text:p>VGG19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99" calcext:value-type="float">
            <text:p>0.999</text:p>
          </table:table-cell>
          <table:table-cell office:value-type="float" office:value="1506" calcext:value-type="float">
            <text:p>1506</text:p>
          </table:table-cell>
          <table:table-cell office:value-type="float" office:value="5760" calcext:value-type="float">
            <text:p>5760</text:p>
          </table:table-cell>
          <table:table-cell office:value-type="float" office:value="40.2803411764706" calcext:value-type="float">
            <text:p>40.2803411764706</text:p>
          </table:table-cell>
          <table:table-cell table:number-columns-repeated="2"/>
          <table:table-cell table:formula="of:=[.E$34]-[.E35]" office:value-type="float" office:value="-0.00119999999999998" calcext:value-type="float">
            <text:p>-0.0012</text:p>
          </table:table-cell>
          <table:table-cell table:number-columns-repeated="2"/>
          <table:table-cell office:value-type="float" office:value="0.92" calcext:value-type="float">
            <text:p>0.92</text:p>
          </table:table-cell>
          <table:table-cell table:formula="of:=SUM(([.E18]-[.E31])+([.E50]-[.E63])+([.E82]-[.E95])+([.E114]-[.E127])+([.E146]-[.E159])+([.E178]-[.E191])+([.E210]-[.E223])+([.E242]-[.E255])+([.E274]-[.E287])+([.E306]-[.E319]))/10" office:value-type="float" office:value="0.77936" calcext:value-type="float">
            <text:p>0.77936</text:p>
          </table:table-cell>
          <table:table-cell table:formula="of:=SUM(POWER([.P35]-([.E18]-[.E31]);2)+POWER([.P35]-([.E50]-[.E63]);2)+POWER([.P35]-([.E82]-[.E95]);2)+POWER([.P35]-([.E114]-[.E127]);2)+POWER([.P35]-([.E146]-[.E159]);2)+POWER([.P35]-([.E178]-[.E191]);2)+POWER([.P35]-([.E210]-[.E223]);2)+POWER([.P35]-([.E242]-[.E255]);2)+POWER([.P35]-([.E274]-[.E287]);2)+POWER([.P35]-([.E306]-[.E319]);2))/9" office:value-type="float" office:value="0.000224029333333334" calcext:value-type="float">
            <text:p>0.000224029333333</text:p>
          </table:table-cell>
          <table:table-cell table:formula="of:=SQRT([.Q35])" office:value-type="float" office:value="0.0149676094729029" calcext:value-type="float">
            <text:p>0.014967609472903</text:p>
          </table:table-cell>
          <table:table-cell table:formula="of:=[.R35]/SQRT(10)" office:value-type="float" office:value="0.00473317370622856" calcext:value-type="float">
            <text:p>0.004733173706229</text:p>
          </table:table-cell>
          <table:table-cell table:formula="of:=[.P35]/[.S35]" office:value-type="float" office:value="164.659074095339" calcext:value-type="float">
            <text:p>164.6590740953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ifar10</text:p>
          </table:table-cell>
          <table:table-cell office:value-type="float" office:value="0.00300498639047146" calcext:value-type="float">
            <text:p>0.003004986390471</text:p>
          </table:table-cell>
          <table:table-cell office:value-type="string" calcext:value-type="string">
            <text:p>VGG19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8" calcext:value-type="float">
            <text:p>0.998</text:p>
          </table:table-cell>
          <table:table-cell office:value-type="float" office:value="1247" calcext:value-type="float">
            <text:p>1247</text:p>
          </table:table-cell>
          <table:table-cell office:value-type="float" office:value="5760" calcext:value-type="float">
            <text:p>5760</text:p>
          </table:table-cell>
          <table:table-cell office:value-type="float" office:value="34.3635058823529" calcext:value-type="float">
            <text:p>34.3635058823529</text:p>
          </table:table-cell>
          <table:table-cell table:number-columns-repeated="2"/>
          <table:table-cell table:formula="of:=[.E$34]-[.E36]" office:value-type="float" office:value="-0.000499999999999945" calcext:value-type="float">
            <text:p>-0.0005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formula="of:=SUM(([.E18]-[.E32])+([.E50]-[.E64])+([.E82]-[.E96])+([.E114]-[.E128])+([.E146]-[.E160])+([.E178]-[.E192])+([.E210]-[.E224])+([.E242]-[.E256])+([.E274]-[.E288])+([.E306]-[.E320]))/10" office:value-type="float" office:value="0.78503" calcext:value-type="float">
            <text:p>0.78503</text:p>
          </table:table-cell>
          <table:table-cell table:formula="of:=SUM(POWER([.P36]-([.E18]-[.E32]);2)+POWER([.P36]-([.E50]-[.E64]);2)+POWER([.P36]-([.E82]-[.E96]);2)+POWER([.P36]-([.E114]-[.E128]);2)+POWER([.P36]-([.E146]-[.E160]);2)+POWER([.P36]-([.E178]-[.E192]);2)+POWER([.P36]-([.E210]-[.E224]);2)+POWER([.P36]-([.E242]-[.E256]);2)+POWER([.P36]-([.E274]-[.E288]);2)+POWER([.P36]-([.E306]-[.E320]);2))/9" office:value-type="float" office:value="0.000164620111111111" calcext:value-type="float">
            <text:p>0.000164620111111</text:p>
          </table:table-cell>
          <table:table-cell table:formula="of:=SQRT([.Q36])" office:value-type="float" office:value="0.012830436902581" calcext:value-type="float">
            <text:p>0.012830436902581</text:p>
          </table:table-cell>
          <table:table-cell table:formula="of:=[.R36]/SQRT(10)" office:value-type="float" office:value="0.00405734039872318" calcext:value-type="float">
            <text:p>0.004057340398723</text:p>
          </table:table-cell>
          <table:table-cell table:formula="of:=[.P36]/[.S36]" office:value-type="float" office:value="193.483889162232" calcext:value-type="float">
            <text:p>193.4838891622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ifar10</text:p>
          </table:table-cell>
          <table:table-cell office:value-type="float" office:value="0.00335534325242042" calcext:value-type="float">
            <text:p>0.00335534325242</text:p>
          </table:table-cell>
          <table:table-cell office:value-type="string" calcext:value-type="string">
            <text:p>VGG19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996" calcext:value-type="float">
            <text:p>0.996</text:p>
          </table:table-cell>
          <table:table-cell office:value-type="float" office:value="1001" calcext:value-type="float">
            <text:p>1001</text:p>
          </table:table-cell>
          <table:table-cell office:value-type="float" office:value="5760" calcext:value-type="float">
            <text:p>5760</text:p>
          </table:table-cell>
          <table:table-cell office:value-type="float" office:value="28.1824411764706" calcext:value-type="float">
            <text:p>28.1824411764706</text:p>
          </table:table-cell>
          <table:table-cell table:number-columns-repeated="2"/>
          <table:table-cell table:formula="of:=[.E$34]-[.E37]" office:value-type="float" office:value="0.0124000000000001" calcext:value-type="float">
            <text:p>0.012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SUM(([.E18]-[.E33])+([.E50]-[.E65])+([.E82]-[.E97])+([.E114]-[.E129])+([.E146]-[.E161])+([.E178]-[.E193])+([.E210]-[.E225])+([.E242]-[.E257])+([.E274]-[.E289])+([.E306]-[.E321]))/10" office:value-type="float" office:value="0.7934" calcext:value-type="float">
            <text:p>0.7934</text:p>
          </table:table-cell>
          <table:table-cell table:formula="of:=SUM(POWER([.P37]-([.E18]-[.E33]);2)+POWER([.P37]-([.E50]-[.E65]);2)+POWER([.P37]-([.E82]-[.E97]);2)+POWER([.P37]-([.E114]-[.E129]);2)+POWER([.P37]-([.E146]-[.E161]);2)+POWER([.P37]-([.E178]-[.E193]);2)+POWER([.P37]-([.E210]-[.E225]);2)+POWER([.P37]-([.E242]-[.E257]);2)+POWER([.P37]-([.E274]-[.E289]);2)+POWER([.P37]-([.E306]-[.E321]);2))/9" office:value-type="float" office:value="0.000124893333333334" calcext:value-type="float">
            <text:p>0.000124893333333</text:p>
          </table:table-cell>
          <table:table-cell table:formula="of:=SQRT([.Q37])" office:value-type="float" office:value="0.0111755685910532" calcext:value-type="float">
            <text:p>0.011175568591053</text:p>
          </table:table-cell>
          <table:table-cell table:formula="of:=[.R37]/SQRT(10)" office:value-type="float" office:value="0.00353402508951668" calcext:value-type="float">
            <text:p>0.003534025089517</text:p>
          </table:table-cell>
          <table:table-cell table:formula="of:=[.P37]/[.S37]" office:value-type="float" office:value="224.503216559933" calcext:value-type="float">
            <text:p>224.5032165599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far10</text:p>
          </table:table-cell>
          <table:table-cell office:value-type="float" office:value="0.00377587890923023" calcext:value-type="float">
            <text:p>0.00377587890923</text:p>
          </table:table-cell>
          <table:table-cell office:value-type="string" calcext:value-type="string">
            <text:p>VGG1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994" calcext:value-type="float">
            <text:p>0.994</text:p>
          </table:table-cell>
          <table:table-cell office:value-type="float" office:value="863" calcext:value-type="float">
            <text:p>863</text:p>
          </table:table-cell>
          <table:table-cell office:value-type="float" office:value="5760" calcext:value-type="float">
            <text:p>5760</text:p>
          </table:table-cell>
          <table:table-cell office:value-type="float" office:value="24.4944882352941" calcext:value-type="float">
            <text:p>24.4944882352941</text:p>
          </table:table-cell>
          <table:table-cell table:number-columns-repeated="2"/>
          <table:table-cell table:formula="of:=[.E$34]-[.E38]" office:value-type="float" office:value="0.0316000000000001" calcext:value-type="float">
            <text:p>0.031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far10</text:p>
          </table:table-cell>
          <table:table-cell office:value-type="float" office:value="0.00431437865197659" calcext:value-type="float">
            <text:p>0.004314378651977</text:p>
          </table:table-cell>
          <table:table-cell office:value-type="string" calcext:value-type="string">
            <text:p>VGG19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992" calcext:value-type="float">
            <text:p>0.992</text:p>
          </table:table-cell>
          <table:table-cell office:value-type="float" office:value="772" calcext:value-type="float">
            <text:p>772</text:p>
          </table:table-cell>
          <table:table-cell office:value-type="float" office:value="5760" calcext:value-type="float">
            <text:p>5760</text:p>
          </table:table-cell>
          <table:table-cell office:value-type="float" office:value="22.0588176470588" calcext:value-type="float">
            <text:p>22.0588176470588</text:p>
          </table:table-cell>
          <table:table-cell table:number-columns-repeated="2"/>
          <table:table-cell table:formula="of:=[.E$34]-[.E39]" office:value-type="float" office:value="0.0722" calcext:value-type="float">
            <text:p>0.072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ifar10</text:p>
          </table:table-cell>
          <table:table-cell office:value-type="float" office:value="0.00565062735676766" calcext:value-type="float">
            <text:p>0.005650627356768</text:p>
          </table:table-cell>
          <table:table-cell office:value-type="string" calcext:value-type="string">
            <text:p>VGG19</text:p>
          </table:table-cell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704" calcext:value-type="float">
            <text:p>704</text:p>
          </table:table-cell>
          <table:table-cell office:value-type="float" office:value="5760" calcext:value-type="float">
            <text:p>5760</text:p>
          </table:table-cell>
          <table:table-cell office:value-type="float" office:value="20.1861235294118" calcext:value-type="float">
            <text:p>20.1861235294118</text:p>
          </table:table-cell>
          <table:table-cell table:number-columns-repeated="2"/>
          <table:table-cell table:formula="of:=[.E$34]-[.E40]" office:value-type="float" office:value="0.1465" calcext:value-type="float">
            <text:p>0.146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far10</text:p>
          </table:table-cell>
          <table:table-cell office:value-type="float" office:value="0.0153084329366684" calcext:value-type="float">
            <text:p>0.015308432936668</text:p>
          </table:table-cell>
          <table:table-cell office:value-type="string" calcext:value-type="string">
            <text:p>VGG19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98" calcext:value-type="float">
            <text:p>0.98</text:p>
          </table:table-cell>
          <table:table-cell office:value-type="float" office:value="516" calcext:value-type="float">
            <text:p>516</text:p>
          </table:table-cell>
          <table:table-cell office:value-type="float" office:value="5760" calcext:value-type="float">
            <text:p>5760</text:p>
          </table:table-cell>
          <table:table-cell office:value-type="float" office:value="14.9012058823529" calcext:value-type="float">
            <text:p>14.9012058823529</text:p>
          </table:table-cell>
          <table:table-cell table:number-columns-repeated="2"/>
          <table:table-cell table:formula="of:=[.E$34]-[.E41]" office:value-type="float" office:value="0.4936" calcext:value-type="float">
            <text:p>0.493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far10</text:p>
          </table:table-cell>
          <table:table-cell office:value-type="float" office:value="0.0189424942493439" calcext:value-type="float">
            <text:p>0.018942494249344</text:p>
          </table:table-cell>
          <table:table-cell office:value-type="string" calcext:value-type="string">
            <text:p>VGG19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97" calcext:value-type="float">
            <text:p>0.97</text:p>
          </table:table-cell>
          <table:table-cell office:value-type="float" office:value="420" calcext:value-type="float">
            <text:p>420</text:p>
          </table:table-cell>
          <table:table-cell office:value-type="float" office:value="5760" calcext:value-type="float">
            <text:p>5760</text:p>
          </table:table-cell>
          <table:table-cell office:value-type="float" office:value="12.1323647058824" calcext:value-type="float">
            <text:p>12.1323647058824</text:p>
          </table:table-cell>
          <table:table-cell table:number-columns-repeated="2"/>
          <table:table-cell table:formula="of:=[.E$34]-[.E42]" office:value-type="float" office:value="0.5914" calcext:value-type="float">
            <text:p>0.591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ifar10</text:p>
          </table:table-cell>
          <table:table-cell office:value-type="float" office:value="0.020937143445015" calcext:value-type="float">
            <text:p>0.020937143445015</text:p>
          </table:table-cell>
          <table:table-cell office:value-type="string" calcext:value-type="string">
            <text:p>VGG19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96" calcext:value-type="float">
            <text:p>0.96</text:p>
          </table:table-cell>
          <table:table-cell office:value-type="float" office:value="360" calcext:value-type="float">
            <text:p>360</text:p>
          </table:table-cell>
          <table:table-cell office:value-type="float" office:value="5760" calcext:value-type="float">
            <text:p>5760</text:p>
          </table:table-cell>
          <table:table-cell office:value-type="float" office:value="10.3975294117647" calcext:value-type="float">
            <text:p>10.3975294117647</text:p>
          </table:table-cell>
          <table:table-cell table:number-columns-repeated="2"/>
          <table:table-cell table:formula="of:=[.E$34]-[.E43]" office:value-type="float" office:value="0.6703" calcext:value-type="float">
            <text:p>0.670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ifar10</text:p>
          </table:table-cell>
          <table:table-cell office:value-type="float" office:value="0.0216827031850815" calcext:value-type="float">
            <text:p>0.021682703185082</text:p>
          </table:table-cell>
          <table:table-cell office:value-type="string" calcext:value-type="string">
            <text:p>VGG19</text:p>
          </table:table-cell>
          <table:table-cell office:value-type="float" office:value="0.2043" calcext:value-type="float">
            <text:p>0.2043</text:p>
          </table:table-cell>
          <table:table-cell office:value-type="float" office:value="0.95" calcext:value-type="float">
            <text:p>0.95</text:p>
          </table:table-cell>
          <table:table-cell office:value-type="float" office:value="314" calcext:value-type="float">
            <text:p>314</text:p>
          </table:table-cell>
          <table:table-cell office:value-type="float" office:value="5760" calcext:value-type="float">
            <text:p>5760</text:p>
          </table:table-cell>
          <table:table-cell office:value-type="float" office:value="9.13372352941177" calcext:value-type="float">
            <text:p>9.13372352941177</text:p>
          </table:table-cell>
          <table:table-cell table:number-columns-repeated="2"/>
          <table:table-cell table:formula="of:=[.E$34]-[.E44]" office:value-type="float" office:value="0.6822" calcext:value-type="float">
            <text:p>0.682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ifar10</text:p>
          </table:table-cell>
          <table:table-cell office:value-type="float" office:value="0.0230352311372757" calcext:value-type="float">
            <text:p>0.023035231137276</text:p>
          </table:table-cell>
          <table:table-cell office:value-type="string" calcext:value-type="string">
            <text:p>VGG19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94" calcext:value-type="float">
            <text:p>0.94</text:p>
          </table:table-cell>
          <table:table-cell office:value-type="float" office:value="282" calcext:value-type="float">
            <text:p>282</text:p>
          </table:table-cell>
          <table:table-cell office:value-type="float" office:value="5760" calcext:value-type="float">
            <text:p>5760</text:p>
          </table:table-cell>
          <table:table-cell office:value-type="float" office:value="8.07673529411765" calcext:value-type="float">
            <text:p>8.07673529411765</text:p>
          </table:table-cell>
          <table:table-cell table:number-columns-repeated="2"/>
          <table:table-cell table:formula="of:=[.E$34]-[.E45]" office:value-type="float" office:value="0.7147" calcext:value-type="float">
            <text:p>0.7147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ifar10</text:p>
          </table:table-cell>
          <table:table-cell office:value-type="float" office:value="0.0243947801828384" calcext:value-type="float">
            <text:p>0.024394780182839</text:p>
          </table:table-cell>
          <table:table-cell office:value-type="string" calcext:value-type="string">
            <text:p>VGG19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93" calcext:value-type="float">
            <text:p>0.93</text:p>
          </table:table-cell>
          <table:table-cell office:value-type="float" office:value="256" calcext:value-type="float">
            <text:p>256</text:p>
          </table:table-cell>
          <table:table-cell office:value-type="float" office:value="5760" calcext:value-type="float">
            <text:p>5760</text:p>
          </table:table-cell>
          <table:table-cell office:value-type="float" office:value="7.35292352941176" calcext:value-type="float">
            <text:p>7.35292352941176</text:p>
          </table:table-cell>
          <table:table-cell table:number-columns-repeated="2"/>
          <table:table-cell table:formula="of:=[.E$34]-[.E46]" office:value-type="float" office:value="0.7441" calcext:value-type="float">
            <text:p>0.744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ifar10</text:p>
          </table:table-cell>
          <table:table-cell office:value-type="float" office:value="0.0252570897340775" calcext:value-type="float">
            <text:p>0.025257089734078</text:p>
          </table:table-cell>
          <table:table-cell office:value-type="string" calcext:value-type="string">
            <text:p>VGG19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92" calcext:value-type="float">
            <text:p>0.92</text:p>
          </table:table-cell>
          <table:table-cell office:value-type="float" office:value="233" calcext:value-type="float">
            <text:p>233</text:p>
          </table:table-cell>
          <table:table-cell office:value-type="float" office:value="5760" calcext:value-type="float">
            <text:p>5760</text:p>
          </table:table-cell>
          <table:table-cell office:value-type="float" office:value="6.70954705882353" calcext:value-type="float">
            <text:p>6.70954705882353</text:p>
          </table:table-cell>
          <table:table-cell table:number-columns-repeated="2"/>
          <table:table-cell table:formula="of:=[.E$34]-[.E47]" office:value-type="float" office:value="0.7682" calcext:value-type="float">
            <text:p>0.7682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ifar10</text:p>
          </table:table-cell>
          <table:table-cell office:value-type="float" office:value="0.0267437679767609" calcext:value-type="float">
            <text:p>0.026743767976761</text:p>
          </table:table-cell>
          <table:table-cell office:value-type="string" calcext:value-type="string">
            <text:p>VGG19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1" calcext:value-type="float">
            <text:p>0.91</text:p>
          </table:table-cell>
          <table:table-cell office:value-type="float" office:value="214" calcext:value-type="float">
            <text:p>214</text:p>
          </table:table-cell>
          <table:table-cell office:value-type="float" office:value="5760" calcext:value-type="float">
            <text:p>5760</text:p>
          </table:table-cell>
          <table:table-cell office:value-type="float" office:value="6.10062352941177" calcext:value-type="float">
            <text:p>6.10062352941177</text:p>
          </table:table-cell>
          <table:table-cell table:number-columns-repeated="2"/>
          <table:table-cell table:formula="of:=[.E$34]-[.E48]" office:value-type="float" office:value="0.7862" calcext:value-type="float">
            <text:p>0.7862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far10</text:p>
          </table:table-cell>
          <table:table-cell office:value-type="float" office:value="0.0269394825696945" calcext:value-type="float">
            <text:p>0.026939482569695</text:p>
          </table:table-cell>
          <table:table-cell office:value-type="string" calcext:value-type="string">
            <text:p>VGG1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9" calcext:value-type="float">
            <text:p>0.9</text:p>
          </table:table-cell>
          <table:table-cell office:value-type="float" office:value="199" calcext:value-type="float">
            <text:p>199</text:p>
          </table:table-cell>
          <table:table-cell office:value-type="float" office:value="5760" calcext:value-type="float">
            <text:p>5760</text:p>
          </table:table-cell>
          <table:table-cell office:value-type="float" office:value="5.67554117647059" calcext:value-type="float">
            <text:p>5.67554117647059</text:p>
          </table:table-cell>
          <table:table-cell table:number-columns-repeated="2"/>
          <table:table-cell table:formula="of:=[.E$34]-[.E49]" office:value-type="float" office:value="0.7863" calcext:value-type="float">
            <text:p>0.7863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far10</text:p>
          </table:table-cell>
          <table:table-cell office:value-type="float" office:value="0.0028752455919981" calcext:value-type="float">
            <text:p>0.002875245591998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ifar10</text:p>
          </table:table-cell>
          <table:table-cell office:value-type="float" office:value="0.00281586723476648" calcext:value-type="float">
            <text:p>0.002815867234766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" calcext:value-type="float">
            <text:p>0.999</text:p>
          </table:table-cell>
          <table:table-cell office:value-type="float" office:value="1794" calcext:value-type="float">
            <text:p>1794</text:p>
          </table:table-cell>
          <table:table-cell office:value-type="float" office:value="3200" calcext:value-type="float">
            <text:p>3200</text:p>
          </table:table-cell>
          <table:table-cell office:value-type="float" office:value="62.9083818181818" calcext:value-type="float">
            <text:p>62.9083818181818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far10</text:p>
          </table:table-cell>
          <table:table-cell office:value-type="float" office:value="0.00282350452616811" calcext:value-type="float">
            <text:p>0.00282350452616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8" calcext:value-type="float">
            <text:p>0.998</text:p>
          </table:table-cell>
          <table:table-cell office:value-type="float" office:value="1557" calcext:value-type="float">
            <text:p>1557</text:p>
          </table:table-cell>
          <table:table-cell office:value-type="float" office:value="3200" calcext:value-type="float">
            <text:p>3200</text:p>
          </table:table-cell>
          <table:table-cell office:value-type="float" office:value="55.0603636363636" calcext:value-type="float">
            <text:p>55.0603636363636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far10</text:p>
          </table:table-cell>
          <table:table-cell office:value-type="float" office:value="0.00277516532242298" calcext:value-type="float">
            <text:p>0.002775165322423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8" calcext:value-type="float">
            <text:p>1308</text:p>
          </table:table-cell>
          <table:table-cell office:value-type="float" office:value="3200" calcext:value-type="float">
            <text:p>3200</text:p>
          </table:table-cell>
          <table:table-cell office:value-type="float" office:value="46.7507272727273" calcext:value-type="float">
            <text:p>46.7507272727273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far10</text:p>
          </table:table-cell>
          <table:table-cell office:value-type="float" office:value="0.00288354775756598" calcext:value-type="float">
            <text:p>0.002883547757566</text:p>
          </table:table-cell>
          <table:table-cell office:value-type="string" calcext:value-type="string">
            <text:p>VGG1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3529727272727" calcext:value-type="float">
            <text:p>41.3529727272727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far10</text:p>
          </table:table-cell>
          <table:table-cell office:value-type="float" office:value="0.00295154972672463" calcext:value-type="float">
            <text:p>0.002951549726725</text:p>
          </table:table-cell>
          <table:table-cell office:value-type="string" calcext:value-type="string">
            <text:p>VGG13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363636364" calcext:value-type="float">
            <text:p>37.6065363636364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far10</text:p>
          </table:table-cell>
          <table:table-cell office:value-type="float" office:value="0.00299599377810955" calcext:value-type="float">
            <text:p>0.00299599377811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590818181818" calcext:value-type="float">
            <text:p>34.6590818181818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far10</text:p>
          </table:table-cell>
          <table:table-cell office:value-type="float" office:value="0.00598250418305397" calcext:value-type="float">
            <text:p>0.005982504183054</text:p>
          </table:table-cell>
          <table:table-cell office:value-type="string" calcext:value-type="string">
            <text:p>VGG13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6392090909091" calcext:value-type="float">
            <text:p>25.6392090909091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far10</text:p>
          </table:table-cell>
          <table:table-cell office:value-type="float" office:value="0.00908769545555115" calcext:value-type="float">
            <text:p>0.009087695455551</text:p>
          </table:table-cell>
          <table:table-cell office:value-type="string" calcext:value-type="string">
            <text:p>VGG13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97" calcext:value-type="float">
            <text:p>0.97</text:p>
          </table:table-cell>
          <table:table-cell office:value-type="float" office:value="548" calcext:value-type="float">
            <text:p>548</text:p>
          </table:table-cell>
          <table:table-cell office:value-type="float" office:value="3200" calcext:value-type="float">
            <text:p>3200</text:p>
          </table:table-cell>
          <table:table-cell office:value-type="float" office:value="20.8806909090909" calcext:value-type="float">
            <text:p>20.8806909090909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far10</text:p>
          </table:table-cell>
          <table:table-cell office:value-type="float" office:value="0.0115481393814087" calcext:value-type="float">
            <text:p>0.011548139381409</text:p>
          </table:table-cell>
          <table:table-cell office:value-type="string" calcext:value-type="string">
            <text:p>VGG1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96" calcext:value-type="float">
            <text:p>0.96</text:p>
          </table:table-cell>
          <table:table-cell office:value-type="float" office:value="458" calcext:value-type="float">
            <text:p>458</text:p>
          </table:table-cell>
          <table:table-cell office:value-type="float" office:value="3200" calcext:value-type="float">
            <text:p>3200</text:p>
          </table:table-cell>
          <table:table-cell office:value-type="float" office:value="17.6846454545455" calcext:value-type="float">
            <text:p>17.6846454545455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far10</text:p>
          </table:table-cell>
          <table:table-cell office:value-type="float" office:value="0.0162876550078392" calcext:value-type="float">
            <text:p>0.016287655007839</text:p>
          </table:table-cell>
          <table:table-cell office:value-type="string" calcext:value-type="string">
            <text:p>VGG13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454545455" calcext:value-type="float">
            <text:p>15.3231454545455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far10</text:p>
          </table:table-cell>
          <table:table-cell office:value-type="float" office:value="0.020608275270462" calcext:value-type="float">
            <text:p>0.020608275270462</text:p>
          </table:table-cell>
          <table:table-cell office:value-type="string" calcext:value-type="string">
            <text:p>VGG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6186090909091" calcext:value-type="float">
            <text:p>13.6186090909091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ifar10</text:p>
          </table:table-cell>
          <table:table-cell office:value-type="float" office:value="0.0220594337940216" calcext:value-type="float">
            <text:p>0.022059433794022</text:p>
          </table:table-cell>
          <table:table-cell office:value-type="string" calcext:value-type="string">
            <text:p>VGG13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636363636" calcext:value-type="float">
            <text:p>12.3934636363636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ifar10</text:p>
          </table:table-cell>
          <table:table-cell office:value-type="float" office:value="0.0234639095544815" calcext:value-type="float">
            <text:p>0.023463909554482</text:p>
          </table:table-cell>
          <table:table-cell office:value-type="string" calcext:value-type="string">
            <text:p>VGG13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545454545" calcext:value-type="float">
            <text:p>11.3103545454545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ifar10</text:p>
          </table:table-cell>
          <table:table-cell office:value-type="float" office:value="0.0254621719837189" calcext:value-type="float">
            <text:p>0.025462171983719</text:p>
          </table:table-cell>
          <table:table-cell office:value-type="string" calcext:value-type="string">
            <text:p>VGG1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3693181818182" calcext:value-type="float">
            <text:p>10.369318181818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ifar10</text:p>
          </table:table-cell>
          <table:table-cell office:value-type="float" office:value="0.0282812035083771" calcext:value-type="float">
            <text:p>0.028281203508377</text:p>
          </table:table-cell>
          <table:table-cell office:value-type="string" calcext:value-type="string">
            <text:p>VGG13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3200" calcext:value-type="float">
            <text:p>3200</text:p>
          </table:table-cell>
          <table:table-cell office:value-type="float" office:value="9.51703636363636" calcext:value-type="float">
            <text:p>9.51703636363636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ifar10</text:p>
          </table:table-cell>
          <table:table-cell office:value-type="float" office:value="0.00328798590749502" calcext:value-type="float">
            <text:p>0.003287985907495</text:p>
          </table:table-cell>
          <table:table-cell office:value-type="string" calcext:value-type="string">
            <text:p>VGG19</text:p>
          </table:table-cell>
          <table:table-cell office:value-type="float" office:value="0.8905" calcext:value-type="float">
            <text:p>0.89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far10</text:p>
          </table:table-cell>
          <table:table-cell office:value-type="float" office:value="0.0030239628508687" calcext:value-type="float">
            <text:p>0.003023962850869</text:p>
          </table:table-cell>
          <table:table-cell office:value-type="string" calcext:value-type="string">
            <text:p>VGG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9" calcext:value-type="float">
            <text:p>0.999</text:p>
          </table:table-cell>
          <table:table-cell office:value-type="float" office:value="1618" calcext:value-type="float">
            <text:p>1618</text:p>
          </table:table-cell>
          <table:table-cell office:value-type="float" office:value="5760" calcext:value-type="float">
            <text:p>5760</text:p>
          </table:table-cell>
          <table:table-cell office:value-type="float" office:value="42.4057882352941" calcext:value-type="float">
            <text:p>42.4057882352941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ifar10</text:p>
          </table:table-cell>
          <table:table-cell office:value-type="float" office:value="0.00321462928950787" calcext:value-type="float">
            <text:p>0.003214629289508</text:p>
          </table:table-cell>
          <table:table-cell office:value-type="string" calcext:value-type="string">
            <text:p>VGG19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998" calcext:value-type="float">
            <text:p>0.998</text:p>
          </table:table-cell>
          <table:table-cell office:value-type="float" office:value="1363" calcext:value-type="float">
            <text:p>1363</text:p>
          </table:table-cell>
          <table:table-cell office:value-type="float" office:value="5760" calcext:value-type="float">
            <text:p>5760</text:p>
          </table:table-cell>
          <table:table-cell office:value-type="float" office:value="36.7761882352941" calcext:value-type="float">
            <text:p>36.7761882352941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ifar10</text:p>
          </table:table-cell>
          <table:table-cell office:value-type="float" office:value="0.00480531623363495" calcext:value-type="float">
            <text:p>0.004805316233635</text:p>
          </table:table-cell>
          <table:table-cell office:value-type="string" calcext:value-type="string">
            <text:p>VGG19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996" calcext:value-type="float">
            <text:p>0.996</text:p>
          </table:table-cell>
          <table:table-cell office:value-type="float" office:value="1111" calcext:value-type="float">
            <text:p>1111</text:p>
          </table:table-cell>
          <table:table-cell office:value-type="float" office:value="5760" calcext:value-type="float">
            <text:p>5760</text:p>
          </table:table-cell>
          <table:table-cell office:value-type="float" office:value="30.6640705882353" calcext:value-type="float">
            <text:p>30.6640705882353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far10</text:p>
          </table:table-cell>
          <table:table-cell office:value-type="float" office:value="0.00774033161997795" calcext:value-type="float">
            <text:p>0.007740331619978</text:p>
          </table:table-cell>
          <table:table-cell office:value-type="string" calcext:value-type="string">
            <text:p>VGG19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994" calcext:value-type="float">
            <text:p>0.994</text:p>
          </table:table-cell>
          <table:table-cell office:value-type="float" office:value="965" calcext:value-type="float">
            <text:p>965</text:p>
          </table:table-cell>
          <table:table-cell office:value-type="float" office:value="5760" calcext:value-type="float">
            <text:p>5760</text:p>
          </table:table-cell>
          <table:table-cell office:value-type="float" office:value="26.8727117647059" calcext:value-type="float">
            <text:p>26.8727117647059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far10</text:p>
          </table:table-cell>
          <table:table-cell office:value-type="float" office:value="0.01078333132267" calcext:value-type="float">
            <text:p>0.01078333132267</text:p>
          </table:table-cell>
          <table:table-cell office:value-type="string" calcext:value-type="string">
            <text:p>VGG19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992" calcext:value-type="float">
            <text:p>0.992</text:p>
          </table:table-cell>
          <table:table-cell office:value-type="float" office:value="867" calcext:value-type="float">
            <text:p>867</text:p>
          </table:table-cell>
          <table:table-cell office:value-type="float" office:value="5760" calcext:value-type="float">
            <text:p>5760</text:p>
          </table:table-cell>
          <table:table-cell office:value-type="float" office:value="24.3566235294118" calcext:value-type="float">
            <text:p>24.3566235294118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ifar10</text:p>
          </table:table-cell>
          <table:table-cell office:value-type="float" office:value="0.0131433040857315" calcext:value-type="float">
            <text:p>0.013143304085732</text:p>
          </table:table-cell>
          <table:table-cell office:value-type="string" calcext:value-type="string">
            <text:p>VGG19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99" calcext:value-type="float">
            <text:p>0.99</text:p>
          </table:table-cell>
          <table:table-cell office:value-type="float" office:value="792" calcext:value-type="float">
            <text:p>792</text:p>
          </table:table-cell>
          <table:table-cell office:value-type="float" office:value="5760" calcext:value-type="float">
            <text:p>5760</text:p>
          </table:table-cell>
          <table:table-cell office:value-type="float" office:value="22.3115941176471" calcext:value-type="float">
            <text:p>22.3115941176471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ifar10</text:p>
          </table:table-cell>
          <table:table-cell office:value-type="float" office:value="0.0174264054536819" calcext:value-type="float">
            <text:p>0.017426405453682</text:p>
          </table:table-cell>
          <table:table-cell office:value-type="string" calcext:value-type="string">
            <text:p>VGG19</text:p>
          </table:table-cell>
          <table:table-cell office:value-type="float" office:value="0.242" calcext:value-type="float">
            <text:p>0.242</text:p>
          </table:table-cell>
          <table:table-cell office:value-type="float" office:value="0.98" calcext:value-type="float">
            <text:p>0.98</text:p>
          </table:table-cell>
          <table:table-cell office:value-type="float" office:value="577" calcext:value-type="float">
            <text:p>577</text:p>
          </table:table-cell>
          <table:table-cell office:value-type="float" office:value="5760" calcext:value-type="float">
            <text:p>5760</text:p>
          </table:table-cell>
          <table:table-cell office:value-type="float" office:value="16.4866647058824" calcext:value-type="float">
            <text:p>16.4866647058824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ifar10</text:p>
          </table:table-cell>
          <table:table-cell office:value-type="float" office:value="0.0181759542226791" calcext:value-type="float">
            <text:p>0.018175954222679</text:p>
          </table:table-cell>
          <table:table-cell office:value-type="string" calcext:value-type="string">
            <text:p>VGG19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97" calcext:value-type="float">
            <text:p>0.97</text:p>
          </table:table-cell>
          <table:table-cell office:value-type="float" office:value="473" calcext:value-type="float">
            <text:p>473</text:p>
          </table:table-cell>
          <table:table-cell office:value-type="float" office:value="5760" calcext:value-type="float">
            <text:p>5760</text:p>
          </table:table-cell>
          <table:table-cell office:value-type="float" office:value="13.5225058823529" calcext:value-type="float">
            <text:p>13.5225058823529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ifar10</text:p>
          </table:table-cell>
          <table:table-cell office:value-type="float" office:value="0.0187399609088898" calcext:value-type="float">
            <text:p>0.01873996090889</text:p>
          </table:table-cell>
          <table:table-cell office:value-type="string" calcext:value-type="string">
            <text:p>VGG19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96" calcext:value-type="float">
            <text:p>0.96</text:p>
          </table:table-cell>
          <table:table-cell office:value-type="float" office:value="403" calcext:value-type="float">
            <text:p>403</text:p>
          </table:table-cell>
          <table:table-cell office:value-type="float" office:value="5760" calcext:value-type="float">
            <text:p>5760</text:p>
          </table:table-cell>
          <table:table-cell office:value-type="float" office:value="11.5119352941176" calcext:value-type="float">
            <text:p>11.5119352941176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far10</text:p>
          </table:table-cell>
          <table:table-cell office:value-type="float" office:value="0.0194212046861649" calcext:value-type="float">
            <text:p>0.019421204686165</text:p>
          </table:table-cell>
          <table:table-cell office:value-type="string" calcext:value-type="string">
            <text:p>VGG19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95" calcext:value-type="float">
            <text:p>0.95</text:p>
          </table:table-cell>
          <table:table-cell office:value-type="float" office:value="354" calcext:value-type="float">
            <text:p>354</text:p>
          </table:table-cell>
          <table:table-cell office:value-type="float" office:value="5760" calcext:value-type="float">
            <text:p>5760</text:p>
          </table:table-cell>
          <table:table-cell office:value-type="float" office:value="10.0528294117647" calcext:value-type="float">
            <text:p>10.0528294117647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ifar10</text:p>
          </table:table-cell>
          <table:table-cell office:value-type="float" office:value="0.0198283040761948" calcext:value-type="float">
            <text:p>0.019828304076195</text:p>
          </table:table-cell>
          <table:table-cell office:value-type="string" calcext:value-type="string">
            <text:p>VGG19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94" calcext:value-type="float">
            <text:p>0.94</text:p>
          </table:table-cell>
          <table:table-cell office:value-type="float" office:value="319" calcext:value-type="float">
            <text:p>319</text:p>
          </table:table-cell>
          <table:table-cell office:value-type="float" office:value="5760" calcext:value-type="float">
            <text:p>5760</text:p>
          </table:table-cell>
          <table:table-cell office:value-type="float" office:value="9.07627647058824" calcext:value-type="float">
            <text:p>9.07627647058824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ifar10</text:p>
          </table:table-cell>
          <table:table-cell office:value-type="float" office:value="0.0215556091547012" calcext:value-type="float">
            <text:p>0.021555609154701</text:p>
          </table:table-cell>
          <table:table-cell office:value-type="string" calcext:value-type="string">
            <text:p>VGG19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93" calcext:value-type="float">
            <text:p>0.93</text:p>
          </table:table-cell>
          <table:table-cell office:value-type="float" office:value="287" calcext:value-type="float">
            <text:p>287</text:p>
          </table:table-cell>
          <table:table-cell office:value-type="float" office:value="5760" calcext:value-type="float">
            <text:p>5760</text:p>
          </table:table-cell>
          <table:table-cell office:value-type="float" office:value="8.05375882352941" calcext:value-type="float">
            <text:p>8.05375882352941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ifar10</text:p>
          </table:table-cell>
          <table:table-cell office:value-type="float" office:value="0.0223147492408752" calcext:value-type="float">
            <text:p>0.022314749240875</text:p>
          </table:table-cell>
          <table:table-cell office:value-type="string" calcext:value-type="string">
            <text:p>VGG19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92" calcext:value-type="float">
            <text:p>0.92</text:p>
          </table:table-cell>
          <table:table-cell office:value-type="float" office:value="263" calcext:value-type="float">
            <text:p>263</text:p>
          </table:table-cell>
          <table:table-cell office:value-type="float" office:value="5760" calcext:value-type="float">
            <text:p>5760</text:p>
          </table:table-cell>
          <table:table-cell office:value-type="float" office:value="7.35292941176471" calcext:value-type="float">
            <text:p>7.35292941176471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ifar10</text:p>
          </table:table-cell>
          <table:table-cell office:value-type="float" office:value="0.0307518139123917" calcext:value-type="float">
            <text:p>0.030751813912392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41" calcext:value-type="float">
            <text:p>241</text:p>
          </table:table-cell>
          <table:table-cell office:value-type="float" office:value="5760" calcext:value-type="float">
            <text:p>5760</text:p>
          </table:table-cell>
          <table:table-cell office:value-type="float" office:value="6.74401176470588" calcext:value-type="float">
            <text:p>6.74401176470588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ifar10</text:p>
          </table:table-cell>
          <table:table-cell office:value-type="float" office:value="0.031288095664978" calcext:value-type="float">
            <text:p>0.031288095664978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23" calcext:value-type="float">
            <text:p>223</text:p>
          </table:table-cell>
          <table:table-cell office:value-type="float" office:value="5760" calcext:value-type="float">
            <text:p>5760</text:p>
          </table:table-cell>
          <table:table-cell office:value-type="float" office:value="6.20403529411765" calcext:value-type="float">
            <text:p>6.20403529411765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ifar10</text:p>
          </table:table-cell>
          <table:table-cell office:value-type="float" office:value="0.00278489310964942" calcext:value-type="float">
            <text:p>0.002784893109649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ifar10</text:p>
          </table:table-cell>
          <table:table-cell office:value-type="float" office:value="0.00274783864319324" calcext:value-type="float">
            <text:p>0.002747838643193</text:p>
          </table:table-cell>
          <table:table-cell office:value-type="string" calcext:value-type="string">
            <text:p>VGG13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99" calcext:value-type="float">
            <text:p>0.999</text:p>
          </table:table-cell>
          <table:table-cell office:value-type="float" office:value="1785" calcext:value-type="float">
            <text:p>1785</text:p>
          </table:table-cell>
          <table:table-cell office:value-type="float" office:value="3200" calcext:value-type="float">
            <text:p>3200</text:p>
          </table:table-cell>
          <table:table-cell office:value-type="float" office:value="62.5177454545455" calcext:value-type="float">
            <text:p>62.5177454545455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ifar10</text:p>
          </table:table-cell>
          <table:table-cell office:value-type="float" office:value="0.00273099865317345" calcext:value-type="float">
            <text:p>0.002730998653173</text:p>
          </table:table-cell>
          <table:table-cell office:value-type="string" calcext:value-type="string">
            <text:p>VGG13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98" calcext:value-type="float">
            <text:p>0.998</text:p>
          </table:table-cell>
          <table:table-cell office:value-type="float" office:value="1557" calcext:value-type="float">
            <text:p>1557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ifar10</text:p>
          </table:table-cell>
          <table:table-cell office:value-type="float" office:value="0.00265939298272133" calcext:value-type="float">
            <text:p>0.002659392982721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7329454545455" calcext:value-type="float">
            <text:p>46.7329454545455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far10</text:p>
          </table:table-cell>
          <table:table-cell office:value-type="float" office:value="0.00267136010527611" calcext:value-type="float">
            <text:p>0.002671360105276</text:p>
          </table:table-cell>
          <table:table-cell office:value-type="string" calcext:value-type="string">
            <text:p>VGG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94" calcext:value-type="float">
            <text:p>0.994</text:p>
          </table:table-cell>
          <table:table-cell office:value-type="float" office:value="1156" calcext:value-type="float">
            <text:p>1156</text:p>
          </table:table-cell>
          <table:table-cell office:value-type="float" office:value="3200" calcext:value-type="float">
            <text:p>3200</text:p>
          </table:table-cell>
          <table:table-cell office:value-type="float" office:value="41.6193181818182" calcext:value-type="float">
            <text:p>41.6193181818182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ifar10</text:p>
          </table:table-cell>
          <table:table-cell office:value-type="float" office:value="0.00269845276772976" calcext:value-type="float">
            <text:p>0.00269845276773</text:p>
          </table:table-cell>
          <table:table-cell office:value-type="string" calcext:value-type="string">
            <text:p>VGG13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2" calcext:value-type="float">
            <text:p>0.992</text:p>
          </table:table-cell>
          <table:table-cell office:value-type="float" office:value="1042" calcext:value-type="float">
            <text:p>1042</text:p>
          </table:table-cell>
          <table:table-cell office:value-type="float" office:value="3200" calcext:value-type="float">
            <text:p>3200</text:p>
          </table:table-cell>
          <table:table-cell office:value-type="float" office:value="37.7840909090909" calcext:value-type="float">
            <text:p>37.7840909090909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ifar10</text:p>
          </table:table-cell>
          <table:table-cell office:value-type="float" office:value="0.00273819622844458" calcext:value-type="float">
            <text:p>0.002738196228445</text:p>
          </table:table-cell>
          <table:table-cell office:value-type="string" calcext:value-type="string">
            <text:p>VGG13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9" calcext:value-type="float">
            <text:p>0.99</text:p>
          </table:table-cell>
          <table:table-cell office:value-type="float" office:value="953" calcext:value-type="float">
            <text:p>953</text:p>
          </table:table-cell>
          <table:table-cell office:value-type="float" office:value="3200" calcext:value-type="float">
            <text:p>3200</text:p>
          </table:table-cell>
          <table:table-cell office:value-type="float" office:value="34.8899181818182" calcext:value-type="float">
            <text:p>34.8899181818182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ifar10</text:p>
          </table:table-cell>
          <table:table-cell office:value-type="float" office:value="0.00423123592436314" calcext:value-type="float">
            <text:p>0.004231235924363</text:p>
          </table:table-cell>
          <table:table-cell office:value-type="string" calcext:value-type="string">
            <text:p>VGG13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98" calcext:value-type="float">
            <text:p>0.98</text:p>
          </table:table-cell>
          <table:table-cell office:value-type="float" office:value="690" calcext:value-type="float">
            <text:p>690</text:p>
          </table:table-cell>
          <table:table-cell office:value-type="float" office:value="3200" calcext:value-type="float">
            <text:p>3200</text:p>
          </table:table-cell>
          <table:table-cell office:value-type="float" office:value="25.9943090909091" calcext:value-type="float">
            <text:p>25.9943090909091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ifar10</text:p>
          </table:table-cell>
          <table:table-cell office:value-type="float" office:value="0.00687093498110771" calcext:value-type="float">
            <text:p>0.006870934981108</text:p>
          </table:table-cell>
          <table:table-cell office:value-type="string" calcext:value-type="string">
            <text:p>VGG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97" calcext:value-type="float">
            <text:p>0.97</text:p>
          </table:table-cell>
          <table:table-cell office:value-type="float" office:value="551" calcext:value-type="float">
            <text:p>551</text:p>
          </table:table-cell>
          <table:table-cell office:value-type="float" office:value="3200" calcext:value-type="float">
            <text:p>3200</text:p>
          </table:table-cell>
          <table:table-cell office:value-type="float" office:value="21.2535454545455" calcext:value-type="float">
            <text:p>21.2535454545455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ifar10</text:p>
          </table:table-cell>
          <table:table-cell office:value-type="float" office:value="0.0121668570399284" calcext:value-type="float">
            <text:p>0.012166857039929</text:p>
          </table:table-cell>
          <table:table-cell office:value-type="string" calcext:value-type="string">
            <text:p>VGG1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6" calcext:value-type="float">
            <text:p>0.96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office:value-type="float" office:value="18.0042545454545" calcext:value-type="float">
            <text:p>18.0042545454545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ifar10</text:p>
          </table:table-cell>
          <table:table-cell office:value-type="float" office:value="0.0169264482617378" calcext:value-type="float">
            <text:p>0.016926448261738</text:p>
          </table:table-cell>
          <table:table-cell office:value-type="string" calcext:value-type="string">
            <text:p>VGG1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95" calcext:value-type="float">
            <text:p>0.95</text:p>
          </table:table-cell>
          <table:table-cell office:value-type="float" office:value="399" calcext:value-type="float">
            <text:p>399</text:p>
          </table:table-cell>
          <table:table-cell office:value-type="float" office:value="3200" calcext:value-type="float">
            <text:p>3200</text:p>
          </table:table-cell>
          <table:table-cell office:value-type="float" office:value="15.7137909090909" calcext:value-type="float">
            <text:p>15.7137909090909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ifar10</text:p>
          </table:table-cell>
          <table:table-cell office:value-type="float" office:value="0.020189680480957" calcext:value-type="float">
            <text:p>0.020189680480957</text:p>
          </table:table-cell>
          <table:table-cell office:value-type="string" calcext:value-type="string">
            <text:p>VGG13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" calcext:value-type="float">
            <text:p>13.7429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far10</text:p>
          </table:table-cell>
          <table:table-cell office:value-type="float" office:value="0.0207636112213135" calcext:value-type="float">
            <text:p>0.020763611221314</text:p>
          </table:table-cell>
          <table:table-cell office:value-type="string" calcext:value-type="string">
            <text:p>VGG13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93" calcext:value-type="float">
            <text:p>0.93</text:p>
          </table:table-cell>
          <table:table-cell office:value-type="float" office:value="314" calcext:value-type="float">
            <text:p>314</text:p>
          </table:table-cell>
          <table:table-cell office:value-type="float" office:value="3200" calcext:value-type="float">
            <text:p>3200</text:p>
          </table:table-cell>
          <table:table-cell office:value-type="float" office:value="12.4822454545455" calcext:value-type="float">
            <text:p>12.4822454545455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ifar10</text:p>
          </table:table-cell>
          <table:table-cell office:value-type="float" office:value="0.0209290085315704" calcext:value-type="float">
            <text:p>0.020929008531571</text:p>
          </table:table-cell>
          <table:table-cell office:value-type="string" calcext:value-type="string">
            <text:p>VGG13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636363636" calcext:value-type="float">
            <text:p>11.3103636363636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ifar10</text:p>
          </table:table-cell>
          <table:table-cell office:value-type="float" office:value="0.0216906526327133" calcext:value-type="float">
            <text:p>0.021690652632713</text:p>
          </table:table-cell>
          <table:table-cell office:value-type="string" calcext:value-type="string">
            <text:p>VGG1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91" calcext:value-type="float">
            <text:p>0.91</text:p>
          </table:table-cell>
          <table:table-cell office:value-type="float" office:value="260" calcext:value-type="float">
            <text:p>260</text:p>
          </table:table-cell>
          <table:table-cell office:value-type="float" office:value="3200" calcext:value-type="float">
            <text:p>3200</text:p>
          </table:table-cell>
          <table:table-cell office:value-type="float" office:value="10.4581" calcext:value-type="float">
            <text:p>10.4581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ifar10</text:p>
          </table:table-cell>
          <table:table-cell office:value-type="float" office:value="0.0232390973329544" calcext:value-type="float">
            <text:p>0.023239097332954</text:p>
          </table:table-cell>
          <table:table-cell office:value-type="string" calcext:value-type="string">
            <text:p>VGG13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3200" calcext:value-type="float">
            <text:p>3200</text:p>
          </table:table-cell>
          <table:table-cell office:value-type="float" office:value="9.48152727272727" calcext:value-type="float">
            <text:p>9.48152727272727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far10</text:p>
          </table:table-cell>
          <table:table-cell office:value-type="float" office:value="0.00352803961038589" calcext:value-type="float">
            <text:p>0.003528039610386</text:p>
          </table:table-cell>
          <table:table-cell office:value-type="string" calcext:value-type="string">
            <text:p>VGG19</text:p>
          </table:table-cell>
          <table:table-cell office:value-type="float" office:value="0.8802" calcext:value-type="float">
            <text:p>0.88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far10</text:p>
          </table:table-cell>
          <table:table-cell office:value-type="float" office:value="0.00335043392628431" calcext:value-type="float">
            <text:p>0.003350433926284</text:p>
          </table:table-cell>
          <table:table-cell office:value-type="string" calcext:value-type="string">
            <text:p>VGG19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999" calcext:value-type="float">
            <text:p>0.999</text:p>
          </table:table-cell>
          <table:table-cell office:value-type="float" office:value="1598" calcext:value-type="float">
            <text:p>1598</text:p>
          </table:table-cell>
          <table:table-cell office:value-type="float" office:value="5760" calcext:value-type="float">
            <text:p>5760</text:p>
          </table:table-cell>
          <table:table-cell office:value-type="float" office:value="42.1530352941177" calcext:value-type="float">
            <text:p>42.1530352941177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ifar10</text:p>
          </table:table-cell>
          <table:table-cell office:value-type="float" office:value="0.00345655135512352" calcext:value-type="float">
            <text:p>0.003456551355124</text:p>
          </table:table-cell>
          <table:table-cell office:value-type="string" calcext:value-type="string">
            <text:p>VGG19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998" calcext:value-type="float">
            <text:p>0.998</text:p>
          </table:table-cell>
          <table:table-cell office:value-type="float" office:value="1346" calcext:value-type="float">
            <text:p>1346</text:p>
          </table:table-cell>
          <table:table-cell office:value-type="float" office:value="5760" calcext:value-type="float">
            <text:p>5760</text:p>
          </table:table-cell>
          <table:table-cell office:value-type="float" office:value="36.5004470588235" calcext:value-type="float">
            <text:p>36.5004470588235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ifar10</text:p>
          </table:table-cell>
          <table:table-cell office:value-type="float" office:value="0.0047626503020525" calcext:value-type="float">
            <text:p>0.004762650302053</text:p>
          </table:table-cell>
          <table:table-cell office:value-type="string" calcext:value-type="string">
            <text:p>VGG1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996" calcext:value-type="float">
            <text:p>0.996</text:p>
          </table:table-cell>
          <table:table-cell office:value-type="float" office:value="1098" calcext:value-type="float">
            <text:p>1098</text:p>
          </table:table-cell>
          <table:table-cell office:value-type="float" office:value="5760" calcext:value-type="float">
            <text:p>5760</text:p>
          </table:table-cell>
          <table:table-cell office:value-type="float" office:value="30.4342705882353" calcext:value-type="float">
            <text:p>30.4342705882353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far10</text:p>
          </table:table-cell>
          <table:table-cell office:value-type="float" office:value="0.00705682488679886" calcext:value-type="float">
            <text:p>0.007056824886799</text:p>
          </table:table-cell>
          <table:table-cell office:value-type="string" calcext:value-type="string">
            <text:p>VGG19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994" calcext:value-type="float">
            <text:p>0.994</text:p>
          </table:table-cell>
          <table:table-cell office:value-type="float" office:value="955" calcext:value-type="float">
            <text:p>955</text:p>
          </table:table-cell>
          <table:table-cell office:value-type="float" office:value="5760" calcext:value-type="float">
            <text:p>5760</text:p>
          </table:table-cell>
          <table:table-cell office:value-type="float" office:value="26.7348352941176" calcext:value-type="float">
            <text:p>26.7348352941176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far10</text:p>
          </table:table-cell>
          <table:table-cell office:value-type="float" office:value="0.00790583657026291" calcext:value-type="float">
            <text:p>0.007905836570263</text:p>
          </table:table-cell>
          <table:table-cell office:value-type="string" calcext:value-type="string">
            <text:p>VGG19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992" calcext:value-type="float">
            <text:p>0.992</text:p>
          </table:table-cell>
          <table:table-cell office:value-type="float" office:value="857" calcext:value-type="float">
            <text:p>857</text:p>
          </table:table-cell>
          <table:table-cell office:value-type="float" office:value="5760" calcext:value-type="float">
            <text:p>5760</text:p>
          </table:table-cell>
          <table:table-cell office:value-type="float" office:value="24.1383294117647" calcext:value-type="float">
            <text:p>24.1383294117647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ifar10</text:p>
          </table:table-cell>
          <table:table-cell office:value-type="float" office:value="0.00920047942399979" calcext:value-type="float">
            <text:p>0.009200479424</text:p>
          </table:table-cell>
          <table:table-cell office:value-type="string" calcext:value-type="string">
            <text:p>VGG1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99" calcext:value-type="float">
            <text:p>0.99</text:p>
          </table:table-cell>
          <table:table-cell office:value-type="float" office:value="784" calcext:value-type="float">
            <text:p>784</text:p>
          </table:table-cell>
          <table:table-cell office:value-type="float" office:value="5760" calcext:value-type="float">
            <text:p>5760</text:p>
          </table:table-cell>
          <table:table-cell office:value-type="float" office:value="22.2771176470588" calcext:value-type="float">
            <text:p>22.2771176470588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ifar10</text:p>
          </table:table-cell>
          <table:table-cell office:value-type="float" office:value="0.0190902753472328" calcext:value-type="float">
            <text:p>0.019090275347233</text:p>
          </table:table-cell>
          <table:table-cell office:value-type="string" calcext:value-type="string">
            <text:p>VGG19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98" calcext:value-type="float">
            <text:p>0.98</text:p>
          </table:table-cell>
          <table:table-cell office:value-type="float" office:value="573" calcext:value-type="float">
            <text:p>573</text:p>
          </table:table-cell>
          <table:table-cell office:value-type="float" office:value="5760" calcext:value-type="float">
            <text:p>5760</text:p>
          </table:table-cell>
          <table:table-cell office:value-type="float" office:value="16.5326411764706" calcext:value-type="float">
            <text:p>16.5326411764706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far10</text:p>
          </table:table-cell>
          <table:table-cell office:value-type="float" office:value="0.0221993723154068" calcext:value-type="float">
            <text:p>0.022199372315407</text:p>
          </table:table-cell>
          <table:table-cell office:value-type="string" calcext:value-type="string">
            <text:p>VGG19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97" calcext:value-type="float">
            <text:p>0.97</text:p>
          </table:table-cell>
          <table:table-cell office:value-type="float" office:value="463" calcext:value-type="float">
            <text:p>463</text:p>
          </table:table-cell>
          <table:table-cell office:value-type="float" office:value="5760" calcext:value-type="float">
            <text:p>5760</text:p>
          </table:table-cell>
          <table:table-cell office:value-type="float" office:value="13.3961470588235" calcext:value-type="float">
            <text:p>13.3961470588235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ifar10</text:p>
          </table:table-cell>
          <table:table-cell office:value-type="float" office:value="0.0242281900405884" calcext:value-type="float">
            <text:p>0.024228190040588</text:p>
          </table:table-cell>
          <table:table-cell office:value-type="string" calcext:value-type="string">
            <text:p>VGG19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96" calcext:value-type="float">
            <text:p>0.96</text:p>
          </table:table-cell>
          <table:table-cell office:value-type="float" office:value="396" calcext:value-type="float">
            <text:p>396</text:p>
          </table:table-cell>
          <table:table-cell office:value-type="float" office:value="5760" calcext:value-type="float">
            <text:p>5760</text:p>
          </table:table-cell>
          <table:table-cell office:value-type="float" office:value="11.5004529411765" calcext:value-type="float">
            <text:p>11.5004529411765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ifar10</text:p>
          </table:table-cell>
          <table:table-cell office:value-type="float" office:value="0.0264385992050171" calcext:value-type="float">
            <text:p>0.026438599205017</text:p>
          </table:table-cell>
          <table:table-cell office:value-type="string" calcext:value-type="string">
            <text:p>VGG19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95" calcext:value-type="float">
            <text:p>0.95</text:p>
          </table:table-cell>
          <table:table-cell office:value-type="float" office:value="345" calcext:value-type="float">
            <text:p>345</text:p>
          </table:table-cell>
          <table:table-cell office:value-type="float" office:value="5760" calcext:value-type="float">
            <text:p>5760</text:p>
          </table:table-cell>
          <table:table-cell office:value-type="float" office:value="9.97241764705882" calcext:value-type="float">
            <text:p>9.97241764705882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ifar10</text:p>
          </table:table-cell>
          <table:table-cell office:value-type="float" office:value="0.0302353012561798" calcext:value-type="float">
            <text:p>0.03023530125618</text:p>
          </table:table-cell>
          <table:table-cell office:value-type="string" calcext:value-type="string">
            <text:p>VGG19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94" calcext:value-type="float">
            <text:p>0.94</text:p>
          </table:table-cell>
          <table:table-cell office:value-type="float" office:value="310" calcext:value-type="float">
            <text:p>310</text:p>
          </table:table-cell>
          <table:table-cell office:value-type="float" office:value="5760" calcext:value-type="float">
            <text:p>5760</text:p>
          </table:table-cell>
          <table:table-cell office:value-type="float" office:value="8.92691764705882" calcext:value-type="float">
            <text:p>8.92691764705882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ifar10</text:p>
          </table:table-cell>
          <table:table-cell office:value-type="float" office:value="0.0324953244924545" calcext:value-type="float">
            <text:p>0.032495324492455</text:p>
          </table:table-cell>
          <table:table-cell office:value-type="string" calcext:value-type="string">
            <text:p>VGG1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3" calcext:value-type="float">
            <text:p>0.93</text:p>
          </table:table-cell>
          <table:table-cell office:value-type="float" office:value="282" calcext:value-type="float">
            <text:p>282</text:p>
          </table:table-cell>
          <table:table-cell office:value-type="float" office:value="5760" calcext:value-type="float">
            <text:p>5760</text:p>
          </table:table-cell>
          <table:table-cell office:value-type="float" office:value="8.15716470588235" calcext:value-type="float">
            <text:p>8.15716470588235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far10</text:p>
          </table:table-cell>
          <table:table-cell office:value-type="float" office:value="0.0334222885608673" calcext:value-type="float">
            <text:p>0.033422288560867</text:p>
          </table:table-cell>
          <table:table-cell office:value-type="string" calcext:value-type="string">
            <text:p>VGG1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92" calcext:value-type="float">
            <text:p>0.92</text:p>
          </table:table-cell>
          <table:table-cell office:value-type="float" office:value="256" calcext:value-type="float">
            <text:p>256</text:p>
          </table:table-cell>
          <table:table-cell office:value-type="float" office:value="5760" calcext:value-type="float">
            <text:p>5760</text:p>
          </table:table-cell>
          <table:table-cell office:value-type="float" office:value="7.3874" calcext:value-type="float">
            <text:p>7.3874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ifar10</text:p>
          </table:table-cell>
          <table:table-cell office:value-type="float" office:value="0.035055743265152" calcext:value-type="float">
            <text:p>0.035055743265152</text:p>
          </table:table-cell>
          <table:table-cell office:value-type="string" calcext:value-type="string">
            <text:p>VGG19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91" calcext:value-type="float">
            <text:p>0.91</text:p>
          </table:table-cell>
          <table:table-cell office:value-type="float" office:value="238" calcext:value-type="float">
            <text:p>238</text:p>
          </table:table-cell>
          <table:table-cell office:value-type="float" office:value="5760" calcext:value-type="float">
            <text:p>5760</text:p>
          </table:table-cell>
          <table:table-cell office:value-type="float" office:value="6.80145882352941" calcext:value-type="float">
            <text:p>6.80145882352941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far10</text:p>
          </table:table-cell>
          <table:table-cell office:value-type="float" office:value="0.0362671814203262" calcext:value-type="float">
            <text:p>0.036267181420326</text:p>
          </table:table-cell>
          <table:table-cell office:value-type="string" calcext:value-type="string">
            <text:p>VGG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9" calcext:value-type="float">
            <text:p>0.9</text:p>
          </table:table-cell>
          <table:table-cell office:value-type="float" office:value="218" calcext:value-type="float">
            <text:p>218</text:p>
          </table:table-cell>
          <table:table-cell office:value-type="float" office:value="5760" calcext:value-type="float">
            <text:p>5760</text:p>
          </table:table-cell>
          <table:table-cell office:value-type="float" office:value="6.21551764705882" calcext:value-type="float">
            <text:p>6.21551764705882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far10</text:p>
          </table:table-cell>
          <table:table-cell office:value-type="float" office:value="0.0030678832128644" calcext:value-type="float">
            <text:p>0.003067883212864</text:p>
          </table:table-cell>
          <table:table-cell office:value-type="string" calcext:value-type="string">
            <text:p>VGG13</text:p>
          </table:table-cell>
          <table:table-cell office:value-type="float" office:value="0.8877" calcext:value-type="float">
            <text:p>0.88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ifar10</text:p>
          </table:table-cell>
          <table:table-cell office:value-type="float" office:value="0.00297232397347689" calcext:value-type="float">
            <text:p>0.002972323973477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" calcext:value-type="float">
            <text:p>0.999</text:p>
          </table:table-cell>
          <table:table-cell office:value-type="float" office:value="1788" calcext:value-type="float">
            <text:p>1788</text:p>
          </table:table-cell>
          <table:table-cell office:value-type="float" office:value="3200" calcext:value-type="float">
            <text:p>3200</text:p>
          </table:table-cell>
          <table:table-cell office:value-type="float" office:value="62.2691909090909" calcext:value-type="float">
            <text:p>62.2691909090909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ifar10</text:p>
          </table:table-cell>
          <table:table-cell office:value-type="float" office:value="0.00295916873514652" calcext:value-type="float">
            <text:p>0.002959168735147</text:p>
          </table:table-cell>
          <table:table-cell office:value-type="string" calcext:value-type="string">
            <text:p>VGG13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8" calcext:value-type="float">
            <text:p>0.998</text:p>
          </table:table-cell>
          <table:table-cell office:value-type="float" office:value="1550" calcext:value-type="float">
            <text:p>1550</text:p>
          </table:table-cell>
          <table:table-cell office:value-type="float" office:value="3200" calcext:value-type="float">
            <text:p>3200</text:p>
          </table:table-cell>
          <table:table-cell office:value-type="float" office:value="54.4389090909091" calcext:value-type="float">
            <text:p>54.4389090909091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ifar10</text:p>
          </table:table-cell>
          <table:table-cell office:value-type="float" office:value="0.00276999545842409" calcext:value-type="float">
            <text:p>0.002769995458424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3423272727273" calcext:value-type="float">
            <text:p>46.3423272727273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ifar10</text:p>
          </table:table-cell>
          <table:table-cell office:value-type="float" office:value="0.00278301519155502" calcext:value-type="float">
            <text:p>0.002783015191555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5" calcext:value-type="float">
            <text:p>1145</text:p>
          </table:table-cell>
          <table:table-cell office:value-type="float" office:value="3200" calcext:value-type="float">
            <text:p>3200</text:p>
          </table:table-cell>
          <table:table-cell office:value-type="float" office:value="41.2642" calcext:value-type="float">
            <text:p>41.2642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ifar10</text:p>
          </table:table-cell>
          <table:table-cell office:value-type="float" office:value="0.00274505597800016" calcext:value-type="float">
            <text:p>0.002745055978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2" calcext:value-type="float">
            <text:p>0.992</text:p>
          </table:table-cell>
          <table:table-cell office:value-type="float" office:value="1031" calcext:value-type="float">
            <text:p>1031</text:p>
          </table:table-cell>
          <table:table-cell office:value-type="float" office:value="3200" calcext:value-type="float">
            <text:p>3200</text:p>
          </table:table-cell>
          <table:table-cell office:value-type="float" office:value="37.5177636363636" calcext:value-type="float">
            <text:p>37.5177636363636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ifar10</text:p>
          </table:table-cell>
          <table:table-cell office:value-type="float" office:value="0.00279173687398434" calcext:value-type="float">
            <text:p>0.002791736873984</text:p>
          </table:table-cell>
          <table:table-cell office:value-type="string" calcext:value-type="string">
            <text:p>VGG13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5880636363636" calcext:value-type="float">
            <text:p>34.5880636363636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ifar10</text:p>
          </table:table-cell>
          <table:table-cell office:value-type="float" office:value="0.00444895565211773" calcext:value-type="float">
            <text:p>0.004448955652118</text:p>
          </table:table-cell>
          <table:table-cell office:value-type="string" calcext:value-type="string">
            <text:p>VGG13</text:p>
          </table:table-cell>
          <table:table-cell office:value-type="float" office:value="0.808" calcext:value-type="float">
            <text:p>0.808</text:p>
          </table:table-cell>
          <table:table-cell office:value-type="float" office:value="0.98" calcext:value-type="float">
            <text:p>0.98</text:p>
          </table:table-cell>
          <table:table-cell office:value-type="float" office:value="682" calcext:value-type="float">
            <text:p>682</text:p>
          </table:table-cell>
          <table:table-cell office:value-type="float" office:value="3200" calcext:value-type="float">
            <text:p>3200</text:p>
          </table:table-cell>
          <table:table-cell office:value-type="float" office:value="25.7812454545455" calcext:value-type="float">
            <text:p>25.7812454545455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far10</text:p>
          </table:table-cell>
          <table:table-cell office:value-type="float" office:value="0.00721454622149468" calcext:value-type="float">
            <text:p>0.007214546221495</text:p>
          </table:table-cell>
          <table:table-cell office:value-type="string" calcext:value-type="string">
            <text:p>VGG13</text:p>
          </table:table-cell>
          <table:table-cell office:value-type="float" office:value="0.68" calcext:value-type="float">
            <text:p>0.68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ifar10</text:p>
          </table:table-cell>
          <table:table-cell office:value-type="float" office:value="0.0161762034773827" calcext:value-type="float">
            <text:p>0.016176203477383</text:p>
          </table:table-cell>
          <table:table-cell office:value-type="string" calcext:value-type="string">
            <text:p>VGG13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8089363636364" calcext:value-type="float">
            <text:p>17.8089363636364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ifar10</text:p>
          </table:table-cell>
          <table:table-cell office:value-type="float" office:value="0.0195752147912979" calcext:value-type="float">
            <text:p>0.019575214791298</text:p>
          </table:table-cell>
          <table:table-cell office:value-type="string" calcext:value-type="string">
            <text:p>VGG13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4651818181818" calcext:value-type="float">
            <text:p>15.4651818181818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far10</text:p>
          </table:table-cell>
          <table:table-cell office:value-type="float" office:value="0.0232338666439056" calcext:value-type="float">
            <text:p>0.023233866643906</text:p>
          </table:table-cell>
          <table:table-cell office:value-type="string" calcext:value-type="string">
            <text:p>VGG13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636363636" calcext:value-type="float">
            <text:p>13.6718636363636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ifar10</text:p>
          </table:table-cell>
          <table:table-cell office:value-type="float" office:value="0.0236983789920807" calcext:value-type="float">
            <text:p>0.023698378992081</text:p>
          </table:table-cell>
          <table:table-cell office:value-type="string" calcext:value-type="string">
            <text:p>VGG13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3046727272727" calcext:value-type="float">
            <text:p>12.3046727272727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ifar10</text:p>
          </table:table-cell>
          <table:table-cell office:value-type="float" office:value="0.0251025375843048" calcext:value-type="float">
            <text:p>0.025102537584305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2" calcext:value-type="float">
            <text:p>0.92</text:p>
          </table:table-cell>
          <table:table-cell office:value-type="float" office:value="281" calcext:value-type="float">
            <text:p>281</text:p>
          </table:table-cell>
          <table:table-cell office:value-type="float" office:value="3200" calcext:value-type="float">
            <text:p>3200</text:p>
          </table:table-cell>
          <table:table-cell office:value-type="float" office:value="11.1328090909091" calcext:value-type="float">
            <text:p>11.1328090909091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ifar10</text:p>
          </table:table-cell>
          <table:table-cell office:value-type="float" office:value="0.0257888139724731" calcext:value-type="float">
            <text:p>0.025788813972473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55" calcext:value-type="float">
            <text:p>255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" calcext:value-type="float">
            <text:p>10.174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ifar10</text:p>
          </table:table-cell>
          <table:table-cell office:value-type="float" office:value="0.0267234059095383" calcext:value-type="float">
            <text:p>0.026723405909538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0909090909" calcext:value-type="float">
            <text:p>9.41050909090909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ifar10</text:p>
          </table:table-cell>
          <table:table-cell office:value-type="float" office:value="0.00310466430932283" calcext:value-type="float">
            <text:p>0.003104664309323</text:p>
          </table:table-cell>
          <table:table-cell office:value-type="string" calcext:value-type="string">
            <text:p>VGG19</text:p>
          </table:table-cell>
          <table:table-cell office:value-type="float" office:value="0.894" calcext:value-type="float">
            <text:p>0.8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ifar10</text:p>
          </table:table-cell>
          <table:table-cell office:value-type="float" office:value="0.00301088052839041" calcext:value-type="float">
            <text:p>0.00301088052839</text:p>
          </table:table-cell>
          <table:table-cell office:value-type="string" calcext:value-type="string">
            <text:p>VGG1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99" calcext:value-type="float">
            <text:p>0.999</text:p>
          </table:table-cell>
          <table:table-cell office:value-type="float" office:value="1588" calcext:value-type="float">
            <text:p>1588</text:p>
          </table:table-cell>
          <table:table-cell office:value-type="float" office:value="5760" calcext:value-type="float">
            <text:p>5760</text:p>
          </table:table-cell>
          <table:table-cell office:value-type="float" office:value="42.0151705882353" calcext:value-type="float">
            <text:p>42.0151705882353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ifar10</text:p>
          </table:table-cell>
          <table:table-cell office:value-type="float" office:value="0.00328864846676588" calcext:value-type="float">
            <text:p>0.003288648466766</text:p>
          </table:table-cell>
          <table:table-cell office:value-type="string" calcext:value-type="string">
            <text:p>VGG19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998" calcext:value-type="float">
            <text:p>0.998</text:p>
          </table:table-cell>
          <table:table-cell office:value-type="float" office:value="1340" calcext:value-type="float">
            <text:p>1340</text:p>
          </table:table-cell>
          <table:table-cell office:value-type="float" office:value="5760" calcext:value-type="float">
            <text:p>5760</text:p>
          </table:table-cell>
          <table:table-cell office:value-type="float" office:value="36.4889705882353" calcext:value-type="float">
            <text:p>36.4889705882353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ifar10</text:p>
          </table:table-cell>
          <table:table-cell office:value-type="float" office:value="0.00507420272529125" calcext:value-type="float">
            <text:p>0.005074202725291</text:p>
          </table:table-cell>
          <table:table-cell office:value-type="string" calcext:value-type="string">
            <text:p>VGG19</text:p>
          </table:table-cell>
          <table:table-cell office:value-type="float" office:value="0.7971" calcext:value-type="float">
            <text:p>0.7971</text:p>
          </table:table-cell>
          <table:table-cell office:value-type="float" office:value="0.996" calcext:value-type="float">
            <text:p>0.996</text:p>
          </table:table-cell>
          <table:table-cell office:value-type="float" office:value="1097" calcext:value-type="float">
            <text:p>1097</text:p>
          </table:table-cell>
          <table:table-cell office:value-type="float" office:value="5760" calcext:value-type="float">
            <text:p>5760</text:p>
          </table:table-cell>
          <table:table-cell office:value-type="float" office:value="30.4802411764706" calcext:value-type="float">
            <text:p>30.4802411764706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ifar10</text:p>
          </table:table-cell>
          <table:table-cell office:value-type="float" office:value="0.00729464247822762" calcext:value-type="float">
            <text:p>0.007294642478228</text:p>
          </table:table-cell>
          <table:table-cell office:value-type="string" calcext:value-type="string">
            <text:p>VGG19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994" calcext:value-type="float">
            <text:p>0.994</text:p>
          </table:table-cell>
          <table:table-cell office:value-type="float" office:value="961" calcext:value-type="float">
            <text:p>961</text:p>
          </table:table-cell>
          <table:table-cell office:value-type="float" office:value="5760" calcext:value-type="float">
            <text:p>5760</text:p>
          </table:table-cell>
          <table:table-cell office:value-type="float" office:value="26.8497235294118" calcext:value-type="float">
            <text:p>26.8497235294118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ifar10</text:p>
          </table:table-cell>
          <table:table-cell office:value-type="float" office:value="0.00832918412685394" calcext:value-type="float">
            <text:p>0.008329184126854</text:p>
          </table:table-cell>
          <table:table-cell office:value-type="string" calcext:value-type="string">
            <text:p>VGG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992" calcext:value-type="float">
            <text:p>0.992</text:p>
          </table:table-cell>
          <table:table-cell office:value-type="float" office:value="863" calcext:value-type="float">
            <text:p>863</text:p>
          </table:table-cell>
          <table:table-cell office:value-type="float" office:value="5760" calcext:value-type="float">
            <text:p>5760</text:p>
          </table:table-cell>
          <table:table-cell office:value-type="float" office:value="24.2532176470588" calcext:value-type="float">
            <text:p>24.2532176470588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ifar10</text:p>
          </table:table-cell>
          <table:table-cell office:value-type="float" office:value="0.0107085493683815" calcext:value-type="float">
            <text:p>0.010708549368382</text:p>
          </table:table-cell>
          <table:table-cell office:value-type="string" calcext:value-type="string">
            <text:p>VGG19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99" calcext:value-type="float">
            <text:p>0.99</text:p>
          </table:table-cell>
          <table:table-cell office:value-type="float" office:value="785" calcext:value-type="float">
            <text:p>785</text:p>
          </table:table-cell>
          <table:table-cell office:value-type="float" office:value="5760" calcext:value-type="float">
            <text:p>5760</text:p>
          </table:table-cell>
          <table:table-cell office:value-type="float" office:value="22.2081941176471" calcext:value-type="float">
            <text:p>22.2081941176471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ifar10</text:p>
          </table:table-cell>
          <table:table-cell office:value-type="float" office:value="0.0192968261003494" calcext:value-type="float">
            <text:p>0.01929682610035</text:p>
          </table:table-cell>
          <table:table-cell office:value-type="string" calcext:value-type="string">
            <text:p>VGG19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98" calcext:value-type="float">
            <text:p>0.98</text:p>
          </table:table-cell>
          <table:table-cell office:value-type="float" office:value="571" calcext:value-type="float">
            <text:p>571</text:p>
          </table:table-cell>
          <table:table-cell office:value-type="float" office:value="5760" calcext:value-type="float">
            <text:p>5760</text:p>
          </table:table-cell>
          <table:table-cell office:value-type="float" office:value="16.4177352941176" calcext:value-type="float">
            <text:p>16.4177352941176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ifar10</text:p>
          </table:table-cell>
          <table:table-cell office:value-type="float" office:value="0.0208504235029221" calcext:value-type="float">
            <text:p>0.020850423502922</text:p>
          </table:table-cell>
          <table:table-cell office:value-type="string" calcext:value-type="string">
            <text:p>VGG19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97" calcext:value-type="float">
            <text:p>0.97</text:p>
          </table:table-cell>
          <table:table-cell office:value-type="float" office:value="463" calcext:value-type="float">
            <text:p>463</text:p>
          </table:table-cell>
          <table:table-cell office:value-type="float" office:value="5760" calcext:value-type="float">
            <text:p>5760</text:p>
          </table:table-cell>
          <table:table-cell office:value-type="float" office:value="13.2812411764706" calcext:value-type="float">
            <text:p>13.2812411764706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ifar10</text:p>
          </table:table-cell>
          <table:table-cell office:value-type="float" office:value="0.0226747339963913" calcext:value-type="float">
            <text:p>0.022674733996391</text:p>
          </table:table-cell>
          <table:table-cell office:value-type="string" calcext:value-type="string">
            <text:p>VGG19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96" calcext:value-type="float">
            <text:p>0.96</text:p>
          </table:table-cell>
          <table:table-cell office:value-type="float" office:value="399" calcext:value-type="float">
            <text:p>399</text:p>
          </table:table-cell>
          <table:table-cell office:value-type="float" office:value="5760" calcext:value-type="float">
            <text:p>5760</text:p>
          </table:table-cell>
          <table:table-cell office:value-type="float" office:value="11.4315176470588" calcext:value-type="float">
            <text:p>11.4315176470588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ifar10</text:p>
          </table:table-cell>
          <table:table-cell office:value-type="float" office:value="0.0263164174318314" calcext:value-type="float">
            <text:p>0.026316417431831</text:p>
          </table:table-cell>
          <table:table-cell office:value-type="string" calcext:value-type="string">
            <text:p>VGG19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5" calcext:value-type="float">
            <text:p>0.95</text:p>
          </table:table-cell>
          <table:table-cell office:value-type="float" office:value="348" calcext:value-type="float">
            <text:p>348</text:p>
          </table:table-cell>
          <table:table-cell office:value-type="float" office:value="5760" calcext:value-type="float">
            <text:p>5760</text:p>
          </table:table-cell>
          <table:table-cell office:value-type="float" office:value="10.0183647058824" calcext:value-type="float">
            <text:p>10.0183647058824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ifar10</text:p>
          </table:table-cell>
          <table:table-cell office:value-type="float" office:value="0.0273209161281586" calcext:value-type="float">
            <text:p>0.027320916128159</text:p>
          </table:table-cell>
          <table:table-cell office:value-type="string" calcext:value-type="string">
            <text:p>VGG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94" calcext:value-type="float">
            <text:p>0.94</text:p>
          </table:table-cell>
          <table:table-cell office:value-type="float" office:value="312" calcext:value-type="float">
            <text:p>312</text:p>
          </table:table-cell>
          <table:table-cell office:value-type="float" office:value="5760" calcext:value-type="float">
            <text:p>5760</text:p>
          </table:table-cell>
          <table:table-cell office:value-type="float" office:value="8.96137647058823" calcext:value-type="float">
            <text:p>8.96137647058823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ifar10</text:p>
          </table:table-cell>
          <table:table-cell office:value-type="float" office:value="0.0278887062311172" calcext:value-type="float">
            <text:p>0.027888706231117</text:p>
          </table:table-cell>
          <table:table-cell office:value-type="string" calcext:value-type="string">
            <text:p>VGG1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3" calcext:value-type="float">
            <text:p>0.93</text:p>
          </table:table-cell>
          <table:table-cell office:value-type="float" office:value="284" calcext:value-type="float">
            <text:p>284</text:p>
          </table:table-cell>
          <table:table-cell office:value-type="float" office:value="5760" calcext:value-type="float">
            <text:p>5760</text:p>
          </table:table-cell>
          <table:table-cell office:value-type="float" office:value="8.14567647058824" calcext:value-type="float">
            <text:p>8.14567647058824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ifar10</text:p>
          </table:table-cell>
          <table:table-cell office:value-type="float" office:value="0.0286163725852966" calcext:value-type="float">
            <text:p>0.028616372585297</text:p>
          </table:table-cell>
          <table:table-cell office:value-type="string" calcext:value-type="string">
            <text:p>VGG19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92" calcext:value-type="float">
            <text:p>0.92</text:p>
          </table:table-cell>
          <table:table-cell office:value-type="float" office:value="260" calcext:value-type="float">
            <text:p>260</text:p>
          </table:table-cell>
          <table:table-cell office:value-type="float" office:value="5760" calcext:value-type="float">
            <text:p>5760</text:p>
          </table:table-cell>
          <table:table-cell office:value-type="float" office:value="7.44483529411765" calcext:value-type="float">
            <text:p>7.44483529411765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ifar10</text:p>
          </table:table-cell>
          <table:table-cell office:value-type="float" office:value="0.0297658421278" calcext:value-type="float">
            <text:p>0.0297658421278</text:p>
          </table:table-cell>
          <table:table-cell office:value-type="string" calcext:value-type="string">
            <text:p>VGG19</text:p>
          </table:table-cell>
          <table:table-cell office:value-type="float" office:value="0.126" calcext:value-type="float">
            <text:p>0.126</text:p>
          </table:table-cell>
          <table:table-cell office:value-type="float" office:value="0.91" calcext:value-type="float">
            <text:p>0.91</text:p>
          </table:table-cell>
          <table:table-cell office:value-type="float" office:value="238" calcext:value-type="float">
            <text:p>238</text:p>
          </table:table-cell>
          <table:table-cell office:value-type="float" office:value="5760" calcext:value-type="float">
            <text:p>5760</text:p>
          </table:table-cell>
          <table:table-cell office:value-type="float" office:value="6.74402352941176" calcext:value-type="float">
            <text:p>6.74402352941176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ifar10</text:p>
          </table:table-cell>
          <table:table-cell office:value-type="float" office:value="0.0299645104169846" calcext:value-type="float">
            <text:p>0.029964510416985</text:p>
          </table:table-cell>
          <table:table-cell office:value-type="string" calcext:value-type="string">
            <text:p>VGG1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9" calcext:value-type="float">
            <text:p>0.9</text:p>
          </table:table-cell>
          <table:table-cell office:value-type="float" office:value="221" calcext:value-type="float">
            <text:p>221</text:p>
          </table:table-cell>
          <table:table-cell office:value-type="float" office:value="5760" calcext:value-type="float">
            <text:p>5760</text:p>
          </table:table-cell>
          <table:table-cell office:value-type="float" office:value="6.26147647058824" calcext:value-type="float">
            <text:p>6.26147647058824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far10</text:p>
          </table:table-cell>
          <table:table-cell office:value-type="float" office:value="0.00294475851655006" calcext:value-type="float">
            <text:p>0.00294475851655</text:p>
          </table:table-cell>
          <table:table-cell office:value-type="string" calcext:value-type="string">
            <text:p>VGG13</text:p>
          </table:table-cell>
          <table:table-cell office:value-type="float" office:value="0.9014" calcext:value-type="float">
            <text:p>0.90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ifar10</text:p>
          </table:table-cell>
          <table:table-cell office:value-type="float" office:value="0.00296319385692477" calcext:value-type="float">
            <text:p>0.002963193856925</text:p>
          </table:table-cell>
          <table:table-cell office:value-type="string" calcext:value-type="string">
            <text:p>VGG13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9" calcext:value-type="float">
            <text:p>0.999</text:p>
          </table:table-cell>
          <table:table-cell office:value-type="float" office:value="1790" calcext:value-type="float">
            <text:p>1790</text:p>
          </table:table-cell>
          <table:table-cell office:value-type="float" office:value="3200" calcext:value-type="float">
            <text:p>3200</text:p>
          </table:table-cell>
          <table:table-cell office:value-type="float" office:value="62.7663272727273" calcext:value-type="float">
            <text:p>62.7663272727273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ifar10</text:p>
          </table:table-cell>
          <table:table-cell office:value-type="float" office:value="0.00288600029051304" calcext:value-type="float">
            <text:p>0.002886000290513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8" calcext:value-type="float">
            <text:p>0.998</text:p>
          </table:table-cell>
          <table:table-cell office:value-type="float" office:value="1552" calcext:value-type="float">
            <text:p>1552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363636364" calcext:value-type="float">
            <text:p>54.8295363636364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ifar10</text:p>
          </table:table-cell>
          <table:table-cell office:value-type="float" office:value="0.00279891343675554" calcext:value-type="float">
            <text:p>0.002798913436756</text:p>
          </table:table-cell>
          <table:table-cell office:value-type="string" calcext:value-type="string">
            <text:p>VGG13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5" calcext:value-type="float">
            <text:p>1305</text:p>
          </table:table-cell>
          <table:table-cell office:value-type="float" office:value="3200" calcext:value-type="float">
            <text:p>3200</text:p>
          </table:table-cell>
          <table:table-cell office:value-type="float" office:value="46.7507090909091" calcext:value-type="float">
            <text:p>46.7507090909091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ifar10</text:p>
          </table:table-cell>
          <table:table-cell office:value-type="float" office:value="0.00280959904789925" calcext:value-type="float">
            <text:p>0.002809599047899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149" calcext:value-type="float">
            <text:p>1149</text:p>
          </table:table-cell>
          <table:table-cell office:value-type="float" office:value="3200" calcext:value-type="float">
            <text:p>3200</text:p>
          </table:table-cell>
          <table:table-cell office:value-type="float" office:value="41.7613727272727" calcext:value-type="float">
            <text:p>41.7613727272727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far10</text:p>
          </table:table-cell>
          <table:table-cell office:value-type="float" office:value="0.00297042817622423" calcext:value-type="float">
            <text:p>0.002970428176224</text:p>
          </table:table-cell>
          <table:table-cell office:value-type="string" calcext:value-type="string">
            <text:p>VGG1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2" calcext:value-type="float">
            <text:p>0.992</text:p>
          </table:table-cell>
          <table:table-cell office:value-type="float" office:value="1033" calcext:value-type="float">
            <text:p>1033</text:p>
          </table:table-cell>
          <table:table-cell office:value-type="float" office:value="3200" calcext:value-type="float">
            <text:p>3200</text:p>
          </table:table-cell>
          <table:table-cell office:value-type="float" office:value="37.8373545454546" calcext:value-type="float">
            <text:p>37.8373545454546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ifar10</text:p>
          </table:table-cell>
          <table:table-cell office:value-type="float" office:value="0.003126500184834" calcext:value-type="float">
            <text:p>0.003126500184834</text:p>
          </table:table-cell>
          <table:table-cell office:value-type="string" calcext:value-type="string">
            <text:p>VGG1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8721818181818" calcext:value-type="float">
            <text:p>34.8721818181818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ifar10</text:p>
          </table:table-cell>
          <table:table-cell office:value-type="float" office:value="0.00490074805319309" calcext:value-type="float">
            <text:p>0.004900748053193</text:p>
          </table:table-cell>
          <table:table-cell office:value-type="string" calcext:value-type="string">
            <text:p>VGG13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98" calcext:value-type="float">
            <text:p>0.98</text:p>
          </table:table-cell>
          <table:table-cell office:value-type="float" office:value="682" calcext:value-type="float">
            <text:p>682</text:p>
          </table:table-cell>
          <table:table-cell office:value-type="float" office:value="3200" calcext:value-type="float">
            <text:p>3200</text:p>
          </table:table-cell>
          <table:table-cell office:value-type="float" office:value="25.8345090909091" calcext:value-type="float">
            <text:p>25.8345090909091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ifar10</text:p>
          </table:table-cell>
          <table:table-cell office:value-type="float" office:value="0.00819809264540672" calcext:value-type="float">
            <text:p>0.008198092645407</text:p>
          </table:table-cell>
          <table:table-cell office:value-type="string" calcext:value-type="string">
            <text:p>VGG13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363636364" calcext:value-type="float">
            <text:p>20.8984363636364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far10</text:p>
          </table:table-cell>
          <table:table-cell office:value-type="float" office:value="0.0103922333836556" calcext:value-type="float">
            <text:p>0.010392233383656</text:p>
          </table:table-cell>
          <table:table-cell office:value-type="string" calcext:value-type="string">
            <text:p>VGG1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8444636363636" calcext:value-type="float">
            <text:p>17.8444636363636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ifar10</text:p>
          </table:table-cell>
          <table:table-cell office:value-type="float" office:value="0.0178232227802277" calcext:value-type="float">
            <text:p>0.017823222780228</text:p>
          </table:table-cell>
          <table:table-cell office:value-type="string" calcext:value-type="string">
            <text:p>VGG13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ifar10</text:p>
          </table:table-cell>
          <table:table-cell office:value-type="float" office:value="0.0206502210378647" calcext:value-type="float">
            <text:p>0.020650221037865</text:p>
          </table:table-cell>
          <table:table-cell office:value-type="string" calcext:value-type="string">
            <text:p>VGG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94" calcext:value-type="float">
            <text:p>0.94</text:p>
          </table:table-cell>
          <table:table-cell office:value-type="float" office:value="349" calcext:value-type="float">
            <text:p>349</text:p>
          </table:table-cell>
          <table:table-cell office:value-type="float" office:value="3200" calcext:value-type="float">
            <text:p>3200</text:p>
          </table:table-cell>
          <table:table-cell office:value-type="float" office:value="13.7251363636364" calcext:value-type="float">
            <text:p>13.7251363636364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ifar10</text:p>
          </table:table-cell>
          <table:table-cell office:value-type="float" office:value="0.0219599473237991" calcext:value-type="float">
            <text:p>0.021959947323799</text:p>
          </table:table-cell>
          <table:table-cell office:value-type="string" calcext:value-type="string">
            <text:p>VGG13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93" calcext:value-type="float">
            <text:p>0.93</text:p>
          </table:table-cell>
          <table:table-cell office:value-type="float" office:value="314" calcext:value-type="float">
            <text:p>314</text:p>
          </table:table-cell>
          <table:table-cell office:value-type="float" office:value="3200" calcext:value-type="float">
            <text:p>3200</text:p>
          </table:table-cell>
          <table:table-cell office:value-type="float" office:value="12.3757090909091" calcext:value-type="float">
            <text:p>12.3757090909091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ifar10</text:p>
          </table:table-cell>
          <table:table-cell office:value-type="float" office:value="0.0242129542589188" calcext:value-type="float">
            <text:p>0.024212954258919</text:p>
          </table:table-cell>
          <table:table-cell office:value-type="string" calcext:value-type="string">
            <text:p>VGG13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2571" calcext:value-type="float">
            <text:p>11.2571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ifar10</text:p>
          </table:table-cell>
          <table:table-cell office:value-type="float" office:value="0.0253090552091599" calcext:value-type="float">
            <text:p>0.02530905520916</text:p>
          </table:table-cell>
          <table:table-cell office:value-type="string" calcext:value-type="string">
            <text:p>VGG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91" calcext:value-type="float">
            <text:p>0.91</text:p>
          </table:table-cell>
          <table:table-cell office:value-type="float" office:value="260" calcext:value-type="float">
            <text:p>260</text:p>
          </table:table-cell>
          <table:table-cell office:value-type="float" office:value="3200" calcext:value-type="float">
            <text:p>3200</text:p>
          </table:table-cell>
          <table:table-cell office:value-type="float" office:value="10.3338090909091" calcext:value-type="float">
            <text:p>10.3338090909091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ifar10</text:p>
          </table:table-cell>
          <table:table-cell office:value-type="float" office:value="0.0264219828605652" calcext:value-type="float">
            <text:p>0.026421982860565</text:p>
          </table:table-cell>
          <table:table-cell office:value-type="string" calcext:value-type="string">
            <text:p>VGG13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3200" calcext:value-type="float">
            <text:p>3200</text:p>
          </table:table-cell>
          <table:table-cell office:value-type="float" office:value="9.49929090909091" calcext:value-type="float">
            <text:p>9.4992909090909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ifar10</text:p>
          </table:table-cell>
          <table:table-cell office:value-type="float" office:value="0.00315987210422754" calcext:value-type="float">
            <text:p>0.003159872104228</text:p>
          </table:table-cell>
          <table:table-cell office:value-type="string" calcext:value-type="string">
            <text:p>VGG19</text:p>
          </table:table-cell>
          <table:table-cell office:value-type="float" office:value="0.8907" calcext:value-type="float">
            <text:p>0.89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ifar10</text:p>
          </table:table-cell>
          <table:table-cell office:value-type="float" office:value="0.00344040619581938" calcext:value-type="float">
            <text:p>0.003440406195819</text:p>
          </table:table-cell>
          <table:table-cell office:value-type="string" calcext:value-type="string">
            <text:p>VGG19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999" calcext:value-type="float">
            <text:p>0.999</text:p>
          </table:table-cell>
          <table:table-cell office:value-type="float" office:value="1658" calcext:value-type="float">
            <text:p>1658</text:p>
          </table:table-cell>
          <table:table-cell office:value-type="float" office:value="5760" calcext:value-type="float">
            <text:p>5760</text:p>
          </table:table-cell>
          <table:table-cell office:value-type="float" office:value="43.1181058823529" calcext:value-type="float">
            <text:p>43.1181058823529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ifar10</text:p>
          </table:table-cell>
          <table:table-cell office:value-type="float" office:value="0.00412179714739323" calcext:value-type="float">
            <text:p>0.004121797147393</text:p>
          </table:table-cell>
          <table:table-cell office:value-type="string" calcext:value-type="string">
            <text:p>VGG19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998" calcext:value-type="float">
            <text:p>0.998</text:p>
          </table:table-cell>
          <table:table-cell office:value-type="float" office:value="1403" calcext:value-type="float">
            <text:p>1403</text:p>
          </table:table-cell>
          <table:table-cell office:value-type="float" office:value="5760" calcext:value-type="float">
            <text:p>5760</text:p>
          </table:table-cell>
          <table:table-cell office:value-type="float" office:value="37.6148764705882" calcext:value-type="float">
            <text:p>37.6148764705882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ifar10</text:p>
          </table:table-cell>
          <table:table-cell office:value-type="float" office:value="0.00753313046097756" calcext:value-type="float">
            <text:p>0.007533130460978</text:p>
          </table:table-cell>
          <table:table-cell office:value-type="string" calcext:value-type="string">
            <text:p>VGG1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996" calcext:value-type="float">
            <text:p>0.996</text:p>
          </table:table-cell>
          <table:table-cell office:value-type="float" office:value="1150" calcext:value-type="float">
            <text:p>1150</text:p>
          </table:table-cell>
          <table:table-cell office:value-type="float" office:value="5760" calcext:value-type="float">
            <text:p>5760</text:p>
          </table:table-cell>
          <table:table-cell office:value-type="float" office:value="31.4338235294118" calcext:value-type="float">
            <text:p>31.4338235294118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ifar10</text:p>
          </table:table-cell>
          <table:table-cell office:value-type="float" office:value="0.0100938727080822" calcext:value-type="float">
            <text:p>0.010093872708082</text:p>
          </table:table-cell>
          <table:table-cell office:value-type="string" calcext:value-type="string">
            <text:p>VGG19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994" calcext:value-type="float">
            <text:p>0.994</text:p>
          </table:table-cell>
          <table:table-cell office:value-type="float" office:value="1005" calcext:value-type="float">
            <text:p>1005</text:p>
          </table:table-cell>
          <table:table-cell office:value-type="float" office:value="5760" calcext:value-type="float">
            <text:p>5760</text:p>
          </table:table-cell>
          <table:table-cell office:value-type="float" office:value="27.7228882352941" calcext:value-type="float">
            <text:p>27.7228882352941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ifar10</text:p>
          </table:table-cell>
          <table:table-cell office:value-type="float" office:value="0.012065044426918" calcext:value-type="float">
            <text:p>0.012065044426918</text:p>
          </table:table-cell>
          <table:table-cell office:value-type="string" calcext:value-type="string">
            <text:p>VGG19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992" calcext:value-type="float">
            <text:p>0.992</text:p>
          </table:table-cell>
          <table:table-cell office:value-type="float" office:value="902" calcext:value-type="float">
            <text:p>902</text:p>
          </table:table-cell>
          <table:table-cell office:value-type="float" office:value="5760" calcext:value-type="float">
            <text:p>5760</text:p>
          </table:table-cell>
          <table:table-cell office:value-type="float" office:value="25.0919235294118" calcext:value-type="float">
            <text:p>25.0919235294118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ifar10</text:p>
          </table:table-cell>
          <table:table-cell office:value-type="float" office:value="0.0142621214389801" calcext:value-type="float">
            <text:p>0.01426212143898</text:p>
          </table:table-cell>
          <table:table-cell office:value-type="string" calcext:value-type="string">
            <text:p>VGG19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99" calcext:value-type="float">
            <text:p>0.99</text:p>
          </table:table-cell>
          <table:table-cell office:value-type="float" office:value="826" calcext:value-type="float">
            <text:p>826</text:p>
          </table:table-cell>
          <table:table-cell office:value-type="float" office:value="5760" calcext:value-type="float">
            <text:p>5760</text:p>
          </table:table-cell>
          <table:table-cell office:value-type="float" office:value="23.1043176470588" calcext:value-type="float">
            <text:p>23.1043176470588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ifar10</text:p>
          </table:table-cell>
          <table:table-cell office:value-type="float" office:value="0.0243846729755402" calcext:value-type="float">
            <text:p>0.02438467297554</text:p>
          </table:table-cell>
          <table:table-cell office:value-type="string" calcext:value-type="string">
            <text:p>VGG1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98" calcext:value-type="float">
            <text:p>0.98</text:p>
          </table:table-cell>
          <table:table-cell office:value-type="float" office:value="601" calcext:value-type="float">
            <text:p>601</text:p>
          </table:table-cell>
          <table:table-cell office:value-type="float" office:value="5760" calcext:value-type="float">
            <text:p>5760</text:p>
          </table:table-cell>
          <table:table-cell office:value-type="float" office:value="17.0266470588235" calcext:value-type="float">
            <text:p>17.0266470588235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ifar10</text:p>
          </table:table-cell>
          <table:table-cell office:value-type="float" office:value="0.0262060386896133" calcext:value-type="float">
            <text:p>0.026206038689613</text:p>
          </table:table-cell>
          <table:table-cell office:value-type="string" calcext:value-type="string">
            <text:p>VGG19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97" calcext:value-type="float">
            <text:p>0.97</text:p>
          </table:table-cell>
          <table:table-cell office:value-type="float" office:value="487" calcext:value-type="float">
            <text:p>487</text:p>
          </table:table-cell>
          <table:table-cell office:value-type="float" office:value="5760" calcext:value-type="float">
            <text:p>5760</text:p>
          </table:table-cell>
          <table:table-cell office:value-type="float" office:value="13.9016529411765" calcext:value-type="float">
            <text:p>13.9016529411765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ifar10</text:p>
          </table:table-cell>
          <table:table-cell office:value-type="float" office:value="0.0301052635192871" calcext:value-type="float">
            <text:p>0.030105263519287</text:p>
          </table:table-cell>
          <table:table-cell office:value-type="string" calcext:value-type="string">
            <text:p>VGG19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96" calcext:value-type="float">
            <text:p>0.96</text:p>
          </table:table-cell>
          <table:table-cell office:value-type="float" office:value="418" calcext:value-type="float">
            <text:p>418</text:p>
          </table:table-cell>
          <table:table-cell office:value-type="float" office:value="5760" calcext:value-type="float">
            <text:p>5760</text:p>
          </table:table-cell>
          <table:table-cell office:value-type="float" office:value="11.8795882352941" calcext:value-type="float">
            <text:p>11.8795882352941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far10</text:p>
          </table:table-cell>
          <table:table-cell office:value-type="float" office:value="0.0309840119123459" calcext:value-type="float">
            <text:p>0.030984011912346</text:p>
          </table:table-cell>
          <table:table-cell office:value-type="string" calcext:value-type="string">
            <text:p>VGG19</text:p>
          </table:table-cell>
          <table:table-cell office:value-type="float" office:value="0.144" calcext:value-type="float">
            <text:p>0.144</text:p>
          </table:table-cell>
          <table:table-cell office:value-type="float" office:value="0.95" calcext:value-type="float">
            <text:p>0.95</text:p>
          </table:table-cell>
          <table:table-cell office:value-type="float" office:value="368" calcext:value-type="float">
            <text:p>368</text:p>
          </table:table-cell>
          <table:table-cell office:value-type="float" office:value="5760" calcext:value-type="float">
            <text:p>5760</text:p>
          </table:table-cell>
          <table:table-cell office:value-type="float" office:value="10.4549588235294" calcext:value-type="float">
            <text:p>10.4549588235294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ifar10</text:p>
          </table:table-cell>
          <table:table-cell office:value-type="float" office:value="0.0331257124900818" calcext:value-type="float">
            <text:p>0.033125712490082</text:p>
          </table:table-cell>
          <table:table-cell office:value-type="string" calcext:value-type="string">
            <text:p>VGG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94" calcext:value-type="float">
            <text:p>0.94</text:p>
          </table:table-cell>
          <table:table-cell office:value-type="float" office:value="328" calcext:value-type="float">
            <text:p>328</text:p>
          </table:table-cell>
          <table:table-cell office:value-type="float" office:value="5760" calcext:value-type="float">
            <text:p>5760</text:p>
          </table:table-cell>
          <table:table-cell office:value-type="float" office:value="9.29457647058823" calcext:value-type="float">
            <text:p>9.29457647058823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ifar10</text:p>
          </table:table-cell>
          <table:table-cell office:value-type="float" office:value="0.0319153292179108" calcext:value-type="float">
            <text:p>0.031915329217911</text:p>
          </table:table-cell>
          <table:table-cell office:value-type="string" calcext:value-type="string">
            <text:p>VGG19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93" calcext:value-type="float">
            <text:p>0.93</text:p>
          </table:table-cell>
          <table:table-cell office:value-type="float" office:value="298" calcext:value-type="float">
            <text:p>298</text:p>
          </table:table-cell>
          <table:table-cell office:value-type="float" office:value="5760" calcext:value-type="float">
            <text:p>5760</text:p>
          </table:table-cell>
          <table:table-cell office:value-type="float" office:value="8.46735882352941" calcext:value-type="float">
            <text:p>8.46735882352941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ifar10</text:p>
          </table:table-cell>
          <table:table-cell office:value-type="float" office:value="0.0314136732339859" calcext:value-type="float">
            <text:p>0.031413673233986</text:p>
          </table:table-cell>
          <table:table-cell office:value-type="string" calcext:value-type="string">
            <text:p>VGG19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92" calcext:value-type="float">
            <text:p>0.92</text:p>
          </table:table-cell>
          <table:table-cell office:value-type="float" office:value="271" calcext:value-type="float">
            <text:p>271</text:p>
          </table:table-cell>
          <table:table-cell office:value-type="float" office:value="5760" calcext:value-type="float">
            <text:p>5760</text:p>
          </table:table-cell>
          <table:table-cell office:value-type="float" office:value="7.69759411764706" calcext:value-type="float">
            <text:p>7.69759411764706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ifar10</text:p>
          </table:table-cell>
          <table:table-cell office:value-type="float" office:value="0.0313443654298782" calcext:value-type="float">
            <text:p>0.031344365429878</text:p>
          </table:table-cell>
          <table:table-cell office:value-type="string" calcext:value-type="string">
            <text:p>VGG1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1" calcext:value-type="float">
            <text:p>0.91</text:p>
          </table:table-cell>
          <table:table-cell office:value-type="float" office:value="252" calcext:value-type="float">
            <text:p>252</text:p>
          </table:table-cell>
          <table:table-cell office:value-type="float" office:value="5760" calcext:value-type="float">
            <text:p>5760</text:p>
          </table:table-cell>
          <table:table-cell office:value-type="float" office:value="7.14612352941176" calcext:value-type="float">
            <text:p>7.14612352941176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ifar10</text:p>
          </table:table-cell>
          <table:table-cell office:value-type="float" office:value="0.030648419380188" calcext:value-type="float">
            <text:p>0.030648419380188</text:p>
          </table:table-cell>
          <table:table-cell office:value-type="string" calcext:value-type="string">
            <text:p>VGG19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5760" calcext:value-type="float">
            <text:p>5760</text:p>
          </table:table-cell>
          <table:table-cell office:value-type="float" office:value="6.47976470588235" calcext:value-type="float">
            <text:p>6.47976470588235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ifar10</text:p>
          </table:table-cell>
          <table:table-cell office:value-type="float" office:value="0.00272705277651548" calcext:value-type="float">
            <text:p>0.002727052776515</text:p>
          </table:table-cell>
          <table:table-cell office:value-type="string" calcext:value-type="string">
            <text:p>VGG13</text:p>
          </table:table-cell>
          <table:table-cell office:value-type="float" office:value="0.9057" calcext:value-type="float">
            <text:p>0.90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ifar10</text:p>
          </table:table-cell>
          <table:table-cell office:value-type="float" office:value="0.00272903587445617" calcext:value-type="float">
            <text:p>0.002729035874456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" calcext:value-type="float">
            <text:p>0.999</text:p>
          </table:table-cell>
          <table:table-cell office:value-type="float" office:value="1780" calcext:value-type="float">
            <text:p>1780</text:p>
          </table:table-cell>
          <table:table-cell office:value-type="float" office:value="3200" calcext:value-type="float">
            <text:p>3200</text:p>
          </table:table-cell>
          <table:table-cell office:value-type="float" office:value="62.2691636363637" calcext:value-type="float">
            <text:p>62.2691636363637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ifar10</text:p>
          </table:table-cell>
          <table:table-cell office:value-type="float" office:value="0.00268351578339934" calcext:value-type="float">
            <text:p>0.002683515783399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8" calcext:value-type="float">
            <text:p>0.998</text:p>
          </table:table-cell>
          <table:table-cell office:value-type="float" office:value="1551" calcext:value-type="float">
            <text:p>1551</text:p>
          </table:table-cell>
          <table:table-cell office:value-type="float" office:value="3200" calcext:value-type="float">
            <text:p>3200</text:p>
          </table:table-cell>
          <table:table-cell office:value-type="float" office:value="54.6164909090909" calcext:value-type="float">
            <text:p>54.6164909090909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ifar10</text:p>
          </table:table-cell>
          <table:table-cell office:value-type="float" office:value="0.00262275525331497" calcext:value-type="float">
            <text:p>0.002622755253315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7" calcext:value-type="float">
            <text:p>1307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272727273" calcext:value-type="float">
            <text:p>46.5376272727273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ifar10</text:p>
          </table:table-cell>
          <table:table-cell office:value-type="float" office:value="0.00264462401717901" calcext:value-type="float">
            <text:p>0.002644624017179</text:p>
          </table:table-cell>
          <table:table-cell office:value-type="string" calcext:value-type="string">
            <text:p>VGG13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4240181818182" calcext:value-type="float">
            <text:p>41.4240181818182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ifar10</text:p>
          </table:table-cell>
          <table:table-cell office:value-type="float" office:value="0.002706973297894" calcext:value-type="float">
            <text:p>0.002706973297894</text:p>
          </table:table-cell>
          <table:table-cell office:value-type="string" calcext:value-type="string">
            <text:p>VGG13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2" calcext:value-type="float">
            <text:p>0.992</text:p>
          </table:table-cell>
          <table:table-cell office:value-type="float" office:value="1035" calcext:value-type="float">
            <text:p>1035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181818182" calcext:value-type="float">
            <text:p>37.6065181818182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ifar10</text:p>
          </table:table-cell>
          <table:table-cell office:value-type="float" office:value="0.00301501928269863" calcext:value-type="float">
            <text:p>0.003015019282699</text:p>
          </table:table-cell>
          <table:table-cell office:value-type="string" calcext:value-type="string">
            <text:p>VGG1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4637818181818" calcext:value-type="float">
            <text:p>34.4637818181818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ifar10</text:p>
          </table:table-cell>
          <table:table-cell office:value-type="float" office:value="0.00431701389551163" calcext:value-type="float">
            <text:p>0.004317013895512</text:p>
          </table:table-cell>
          <table:table-cell office:value-type="string" calcext:value-type="string">
            <text:p>VGG13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98" calcext:value-type="float">
            <text:p>0.98</text:p>
          </table:table-cell>
          <table:table-cell office:value-type="float" office:value="678" calcext:value-type="float">
            <text:p>678</text:p>
          </table:table-cell>
          <table:table-cell office:value-type="float" office:value="3200" calcext:value-type="float">
            <text:p>3200</text:p>
          </table:table-cell>
          <table:table-cell office:value-type="float" office:value="25.6392090909091" calcext:value-type="float">
            <text:p>25.6392090909091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ifar10</text:p>
          </table:table-cell>
          <table:table-cell office:value-type="float" office:value="0.00610693771839142" calcext:value-type="float">
            <text:p>0.006106937718391</text:p>
          </table:table-cell>
          <table:table-cell office:value-type="string" calcext:value-type="string">
            <text:p>VGG1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9162" calcext:value-type="float">
            <text:p>20.9162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ifar10</text:p>
          </table:table-cell>
          <table:table-cell office:value-type="float" office:value="0.0117374976754189" calcext:value-type="float">
            <text:p>0.011737497675419</text:p>
          </table:table-cell>
          <table:table-cell office:value-type="string" calcext:value-type="string">
            <text:p>VGG13</text:p>
          </table:table-cell>
          <table:table-cell office:value-type="float" office:value="0.4628" calcext:value-type="float">
            <text:p>0.4628</text:p>
          </table:table-cell>
          <table:table-cell office:value-type="float" office:value="0.96" calcext:value-type="float">
            <text:p>0.96</text:p>
          </table:table-cell>
          <table:table-cell office:value-type="float" office:value="452" calcext:value-type="float">
            <text:p>452</text:p>
          </table:table-cell>
          <table:table-cell office:value-type="float" office:value="3200" calcext:value-type="float">
            <text:p>3200</text:p>
          </table:table-cell>
          <table:table-cell office:value-type="float" office:value="17.4183181818182" calcext:value-type="float">
            <text:p>17.4183181818182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ifar10</text:p>
          </table:table-cell>
          <table:table-cell office:value-type="float" office:value="0.0183575667142868" calcext:value-type="float">
            <text:p>0.018357566714287</text:p>
          </table:table-cell>
          <table:table-cell office:value-type="string" calcext:value-type="string">
            <text:p>VGG13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" calcext:value-type="float">
            <text:p>0.95</text:p>
          </table:table-cell>
          <table:table-cell office:value-type="float" office:value="390" calcext:value-type="float">
            <text:p>390</text:p>
          </table:table-cell>
          <table:table-cell office:value-type="float" office:value="3200" calcext:value-type="float">
            <text:p>3200</text:p>
          </table:table-cell>
          <table:table-cell office:value-type="float" office:value="15.1100909090909" calcext:value-type="float">
            <text:p>15.1100909090909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ifar10</text:p>
          </table:table-cell>
          <table:table-cell office:value-type="float" office:value="0.0202472687244415" calcext:value-type="float">
            <text:p>0.020247268724442</text:p>
          </table:table-cell>
          <table:table-cell office:value-type="string" calcext:value-type="string">
            <text:p>VGG13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545454545" calcext:value-type="float">
            <text:p>13.5120545454545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ifar10</text:p>
          </table:table-cell>
          <table:table-cell office:value-type="float" office:value="0.0213009564876556" calcext:value-type="float">
            <text:p>0.021300956487656</text:p>
          </table:table-cell>
          <table:table-cell office:value-type="string" calcext:value-type="string">
            <text:p>VGG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3046818181818" calcext:value-type="float">
            <text:p>12.3046818181818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ifar10</text:p>
          </table:table-cell>
          <table:table-cell office:value-type="float" office:value="0.0210372703552246" calcext:value-type="float">
            <text:p>0.021037270355225</text:p>
          </table:table-cell>
          <table:table-cell office:value-type="string" calcext:value-type="string">
            <text:p>VGG1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2926181818182" calcext:value-type="float">
            <text:p>11.2926181818182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ifar10</text:p>
          </table:table-cell>
          <table:table-cell office:value-type="float" office:value="0.0211266149520874" calcext:value-type="float">
            <text:p>0.021126614952087</text:p>
          </table:table-cell>
          <table:table-cell office:value-type="string" calcext:value-type="string">
            <text:p>VGG13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9.97869090909091" calcext:value-type="float">
            <text:p>9.97869090909091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ifar10</text:p>
          </table:table-cell>
          <table:table-cell office:value-type="float" office:value="0.0392159899711609" calcext:value-type="float">
            <text:p>0.039215989971161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2727272727" calcext:value-type="float">
            <text:p>9.32172727272727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ifar10</text:p>
          </table:table-cell>
          <table:table-cell office:value-type="float" office:value="0.00296361451819539" calcext:value-type="float">
            <text:p>0.002963614518195</text:p>
          </table:table-cell>
          <table:table-cell office:value-type="string" calcext:value-type="string">
            <text:p>VGG19</text:p>
          </table:table-cell>
          <table:table-cell office:value-type="float" office:value="0.8975" calcext:value-type="float">
            <text:p>0.89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ifar10</text:p>
          </table:table-cell>
          <table:table-cell office:value-type="float" office:value="0.0029097847647965" calcext:value-type="float">
            <text:p>0.002909784764797</text:p>
          </table:table-cell>
          <table:table-cell office:value-type="string" calcext:value-type="string">
            <text:p>VGG19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99" calcext:value-type="float">
            <text:p>0.999</text:p>
          </table:table-cell>
          <table:table-cell office:value-type="float" office:value="1531" calcext:value-type="float">
            <text:p>1531</text:p>
          </table:table-cell>
          <table:table-cell office:value-type="float" office:value="5760" calcext:value-type="float">
            <text:p>5760</text:p>
          </table:table-cell>
          <table:table-cell office:value-type="float" office:value="41.3947529411765" calcext:value-type="float">
            <text:p>41.3947529411765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ifar10</text:p>
          </table:table-cell>
          <table:table-cell office:value-type="float" office:value="0.00288860225081444" calcext:value-type="float">
            <text:p>0.002888602250814</text:p>
          </table:table-cell>
          <table:table-cell office:value-type="string" calcext:value-type="string">
            <text:p>VGG19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998" calcext:value-type="float">
            <text:p>0.998</text:p>
          </table:table-cell>
          <table:table-cell office:value-type="float" office:value="1297" calcext:value-type="float">
            <text:p>1297</text:p>
          </table:table-cell>
          <table:table-cell office:value-type="float" office:value="5760" calcext:value-type="float">
            <text:p>5760</text:p>
          </table:table-cell>
          <table:table-cell office:value-type="float" office:value="35.9834529411765" calcext:value-type="float">
            <text:p>35.9834529411765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ifar10</text:p>
          </table:table-cell>
          <table:table-cell office:value-type="float" office:value="0.00434967076480389" calcext:value-type="float">
            <text:p>0.004349670764804</text:p>
          </table:table-cell>
          <table:table-cell office:value-type="string" calcext:value-type="string">
            <text:p>VGG19</text:p>
          </table:table-cell>
          <table:table-cell office:value-type="float" office:value="0.8204" calcext:value-type="float">
            <text:p>0.8204</text:p>
          </table:table-cell>
          <table:table-cell office:value-type="float" office:value="0.996" calcext:value-type="float">
            <text:p>0.996</text:p>
          </table:table-cell>
          <table:table-cell office:value-type="float" office:value="1064" calcext:value-type="float">
            <text:p>1064</text:p>
          </table:table-cell>
          <table:table-cell office:value-type="float" office:value="5760" calcext:value-type="float">
            <text:p>5760</text:p>
          </table:table-cell>
          <table:table-cell office:value-type="float" office:value="30.0896" calcext:value-type="float">
            <text:p>30.0896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ifar10</text:p>
          </table:table-cell>
          <table:table-cell office:value-type="float" office:value="0.00814856569766998" calcext:value-type="float">
            <text:p>0.00814856569767</text:p>
          </table:table-cell>
          <table:table-cell office:value-type="string" calcext:value-type="string">
            <text:p>VGG19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994" calcext:value-type="float">
            <text:p>0.994</text:p>
          </table:table-cell>
          <table:table-cell office:value-type="float" office:value="927" calcext:value-type="float">
            <text:p>927</text:p>
          </table:table-cell>
          <table:table-cell office:value-type="float" office:value="5760" calcext:value-type="float">
            <text:p>5760</text:p>
          </table:table-cell>
          <table:table-cell office:value-type="float" office:value="26.4246411764706" calcext:value-type="float">
            <text:p>26.4246411764706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ifar10</text:p>
          </table:table-cell>
          <table:table-cell office:value-type="float" office:value="0.0105502180933952" calcext:value-type="float">
            <text:p>0.010550218093395</text:p>
          </table:table-cell>
          <table:table-cell office:value-type="string" calcext:value-type="string">
            <text:p>VGG1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992" calcext:value-type="float">
            <text:p>0.992</text:p>
          </table:table-cell>
          <table:table-cell office:value-type="float" office:value="834" calcext:value-type="float">
            <text:p>834</text:p>
          </table:table-cell>
          <table:table-cell office:value-type="float" office:value="5760" calcext:value-type="float">
            <text:p>5760</text:p>
          </table:table-cell>
          <table:table-cell office:value-type="float" office:value="23.9085470588235" calcext:value-type="float">
            <text:p>23.9085470588235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ifar10</text:p>
          </table:table-cell>
          <table:table-cell office:value-type="float" office:value="0.0121024285793304" calcext:value-type="float">
            <text:p>0.012102428579331</text:p>
          </table:table-cell>
          <table:table-cell office:value-type="string" calcext:value-type="string">
            <text:p>VGG1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5760" calcext:value-type="float">
            <text:p>5760</text:p>
          </table:table-cell>
          <table:table-cell office:value-type="float" office:value="21.9669176470588" calcext:value-type="float">
            <text:p>21.9669176470588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ifar10</text:p>
          </table:table-cell>
          <table:table-cell office:value-type="float" office:value="0.0228733274698257" calcext:value-type="float">
            <text:p>0.022873327469826</text:p>
          </table:table-cell>
          <table:table-cell office:value-type="string" calcext:value-type="string">
            <text:p>VGG19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98" calcext:value-type="float">
            <text:p>0.98</text:p>
          </table:table-cell>
          <table:table-cell office:value-type="float" office:value="560" calcext:value-type="float">
            <text:p>560</text:p>
          </table:table-cell>
          <table:table-cell office:value-type="float" office:value="5760" calcext:value-type="float">
            <text:p>5760</text:p>
          </table:table-cell>
          <table:table-cell office:value-type="float" office:value="16.3373235294118" calcext:value-type="float">
            <text:p>16.3373235294118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ifar10</text:p>
          </table:table-cell>
          <table:table-cell office:value-type="float" office:value="0.0257360647678375" calcext:value-type="float">
            <text:p>0.025736064767838</text:p>
          </table:table-cell>
          <table:table-cell office:value-type="string" calcext:value-type="string">
            <text:p>VGG1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97" calcext:value-type="float">
            <text:p>0.97</text:p>
          </table:table-cell>
          <table:table-cell office:value-type="float" office:value="453" calcext:value-type="float">
            <text:p>453</text:p>
          </table:table-cell>
          <table:table-cell office:value-type="float" office:value="5760" calcext:value-type="float">
            <text:p>5760</text:p>
          </table:table-cell>
          <table:table-cell office:value-type="float" office:value="13.3157117647059" calcext:value-type="float">
            <text:p>13.3157117647059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ifar10</text:p>
          </table:table-cell>
          <table:table-cell office:value-type="float" office:value="0.0270204410076141" calcext:value-type="float">
            <text:p>0.027020441007614</text:p>
          </table:table-cell>
          <table:table-cell office:value-type="string" calcext:value-type="string">
            <text:p>VGG19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96" calcext:value-type="float">
            <text:p>0.96</text:p>
          </table:table-cell>
          <table:table-cell office:value-type="float" office:value="387" calcext:value-type="float">
            <text:p>387</text:p>
          </table:table-cell>
          <table:table-cell office:value-type="float" office:value="5760" calcext:value-type="float">
            <text:p>5760</text:p>
          </table:table-cell>
          <table:table-cell office:value-type="float" office:value="11.3166294117647" calcext:value-type="float">
            <text:p>11.3166294117647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ifar10</text:p>
          </table:table-cell>
          <table:table-cell office:value-type="float" office:value="0.0292466203451157" calcext:value-type="float">
            <text:p>0.029246620345116</text:p>
          </table:table-cell>
          <table:table-cell office:value-type="string" calcext:value-type="string">
            <text:p>VGG19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95" calcext:value-type="float">
            <text:p>0.95</text:p>
          </table:table-cell>
          <table:table-cell office:value-type="float" office:value="339" calcext:value-type="float">
            <text:p>339</text:p>
          </table:table-cell>
          <table:table-cell office:value-type="float" office:value="5760" calcext:value-type="float">
            <text:p>5760</text:p>
          </table:table-cell>
          <table:table-cell office:value-type="float" office:value="9.86901764705882" calcext:value-type="float">
            <text:p>9.86901764705882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ifar10</text:p>
          </table:table-cell>
          <table:table-cell office:value-type="float" office:value="0.0297759207010269" calcext:value-type="float">
            <text:p>0.029775920701027</text:p>
          </table:table-cell>
          <table:table-cell office:value-type="string" calcext:value-type="string">
            <text:p>VGG19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94" calcext:value-type="float">
            <text:p>0.94</text:p>
          </table:table-cell>
          <table:table-cell office:value-type="float" office:value="306" calcext:value-type="float">
            <text:p>306</text:p>
          </table:table-cell>
          <table:table-cell office:value-type="float" office:value="5760" calcext:value-type="float">
            <text:p>5760</text:p>
          </table:table-cell>
          <table:table-cell office:value-type="float" office:value="8.92692352941176" calcext:value-type="float">
            <text:p>8.92692352941176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ifar10</text:p>
          </table:table-cell>
          <table:table-cell office:value-type="float" office:value="0.0304255186796188" calcext:value-type="float">
            <text:p>0.030425518679619</text:p>
          </table:table-cell>
          <table:table-cell office:value-type="string" calcext:value-type="string">
            <text:p>VGG19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93" calcext:value-type="float">
            <text:p>0.93</text:p>
          </table:table-cell>
          <table:table-cell office:value-type="float" office:value="275" calcext:value-type="float">
            <text:p>275</text:p>
          </table:table-cell>
          <table:table-cell office:value-type="float" office:value="5760" calcext:value-type="float">
            <text:p>5760</text:p>
          </table:table-cell>
          <table:table-cell office:value-type="float" office:value="7.99631764705882" calcext:value-type="float">
            <text:p>7.99631764705882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ifar10</text:p>
          </table:table-cell>
          <table:table-cell office:value-type="float" office:value="0.030755757856369" calcext:value-type="float">
            <text:p>0.030755757856369</text:p>
          </table:table-cell>
          <table:table-cell office:value-type="string" calcext:value-type="string">
            <text:p>VGG19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2" calcext:value-type="float">
            <text:p>0.92</text:p>
          </table:table-cell>
          <table:table-cell office:value-type="float" office:value="254" calcext:value-type="float">
            <text:p>254</text:p>
          </table:table-cell>
          <table:table-cell office:value-type="float" office:value="5760" calcext:value-type="float">
            <text:p>5760</text:p>
          </table:table-cell>
          <table:table-cell office:value-type="float" office:value="7.35293529411765" calcext:value-type="float">
            <text:p>7.35293529411765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ifar10</text:p>
          </table:table-cell>
          <table:table-cell office:value-type="float" office:value="0.0313170661211014" calcext:value-type="float">
            <text:p>0.031317066121101</text:p>
          </table:table-cell>
          <table:table-cell office:value-type="string" calcext:value-type="string">
            <text:p>VGG19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91" calcext:value-type="float">
            <text:p>0.91</text:p>
          </table:table-cell>
          <table:table-cell office:value-type="float" office:value="234" calcext:value-type="float">
            <text:p>234</text:p>
          </table:table-cell>
          <table:table-cell office:value-type="float" office:value="5760" calcext:value-type="float">
            <text:p>5760</text:p>
          </table:table-cell>
          <table:table-cell office:value-type="float" office:value="6.767" calcext:value-type="float">
            <text:p>6.767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ifar10</text:p>
          </table:table-cell>
          <table:table-cell office:value-type="float" office:value="0.0317563680410385" calcext:value-type="float">
            <text:p>0.031756368041039</text:p>
          </table:table-cell>
          <table:table-cell office:value-type="string" calcext:value-type="string">
            <text:p>VGG19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9" calcext:value-type="float">
            <text:p>0.9</text:p>
          </table:table-cell>
          <table:table-cell office:value-type="float" office:value="217" calcext:value-type="float">
            <text:p>217</text:p>
          </table:table-cell>
          <table:table-cell office:value-type="float" office:value="5760" calcext:value-type="float">
            <text:p>5760</text:p>
          </table:table-cell>
          <table:table-cell office:value-type="float" office:value="6.26148823529412" calcext:value-type="float">
            <text:p>6.26148823529412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ifar10</text:p>
          </table:table-cell>
          <table:table-cell office:value-type="float" office:value="0.00290413812696934" calcext:value-type="float">
            <text:p>0.002904138126969</text:p>
          </table:table-cell>
          <table:table-cell office:value-type="string" calcext:value-type="string">
            <text:p>VGG13</text:p>
          </table:table-cell>
          <table:table-cell office:value-type="float" office:value="0.8966" calcext:value-type="float">
            <text:p>0.89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ifar10</text:p>
          </table:table-cell>
          <table:table-cell office:value-type="float" office:value="0.00284923182725906" calcext:value-type="float">
            <text:p>0.002849231827259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" calcext:value-type="float">
            <text:p>0.999</text:p>
          </table:table-cell>
          <table:table-cell office:value-type="float" office:value="1792" calcext:value-type="float">
            <text:p>1792</text:p>
          </table:table-cell>
          <table:table-cell office:value-type="float" office:value="3200" calcext:value-type="float">
            <text:p>3200</text:p>
          </table:table-cell>
          <table:table-cell office:value-type="float" office:value="62.4289818181818" calcext:value-type="float">
            <text:p>62.4289818181818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ifar10</text:p>
          </table:table-cell>
          <table:table-cell office:value-type="float" office:value="0.00278783463835716" calcext:value-type="float">
            <text:p>0.002787834638357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8" calcext:value-type="float">
            <text:p>0.998</text:p>
          </table:table-cell>
          <table:table-cell office:value-type="float" office:value="1558" calcext:value-type="float">
            <text:p>1558</text:p>
          </table:table-cell>
          <table:table-cell office:value-type="float" office:value="3200" calcext:value-type="float">
            <text:p>3200</text:p>
          </table:table-cell>
          <table:table-cell office:value-type="float" office:value="54.5277" calcext:value-type="float">
            <text:p>54.5277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ifar10</text:p>
          </table:table-cell>
          <table:table-cell office:value-type="float" office:value="0.00269786913245916" calcext:value-type="float">
            <text:p>0.002697869132459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6" calcext:value-type="float">
            <text:p>0.996</text:p>
          </table:table-cell>
          <table:table-cell office:value-type="float" office:value="1311" calcext:value-type="float">
            <text:p>1311</text:p>
          </table:table-cell>
          <table:table-cell office:value-type="float" office:value="3200" calcext:value-type="float">
            <text:p>3200</text:p>
          </table:table-cell>
          <table:table-cell office:value-type="float" office:value="46.3778363636364" calcext:value-type="float">
            <text:p>46.3778363636364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ifar10</text:p>
          </table:table-cell>
          <table:table-cell office:value-type="float" office:value="0.00265523197948933" calcext:value-type="float">
            <text:p>0.002655231979489</text:p>
          </table:table-cell>
          <table:table-cell office:value-type="string" calcext:value-type="string">
            <text:p>VGG1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6" calcext:value-type="float">
            <text:p>1156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ifar10</text:p>
          </table:table-cell>
          <table:table-cell office:value-type="float" office:value="0.00267910843342543" calcext:value-type="float">
            <text:p>0.002679108433425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2" calcext:value-type="float">
            <text:p>0.992</text:p>
          </table:table-cell>
          <table:table-cell office:value-type="float" office:value="1042" calcext:value-type="float">
            <text:p>1042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272727273" calcext:value-type="float">
            <text:p>37.6065272727273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ifar10</text:p>
          </table:table-cell>
          <table:table-cell office:value-type="float" office:value="0.00298888945281506" calcext:value-type="float">
            <text:p>0.002988889452815</text:p>
          </table:table-cell>
          <table:table-cell office:value-type="string" calcext:value-type="string">
            <text:p>VGG1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" calcext:value-type="float">
            <text:p>0.99</text:p>
          </table:table-cell>
          <table:table-cell office:value-type="float" office:value="951" calcext:value-type="float">
            <text:p>951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ifar10</text:p>
          </table:table-cell>
          <table:table-cell office:value-type="float" office:value="0.00438153049349785" calcext:value-type="float">
            <text:p>0.004381530493498</text:p>
          </table:table-cell>
          <table:table-cell office:value-type="string" calcext:value-type="string">
            <text:p>VGG13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8" calcext:value-type="float">
            <text:p>0.98</text:p>
          </table:table-cell>
          <table:table-cell office:value-type="float" office:value="688" calcext:value-type="float">
            <text:p>688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ifar10</text:p>
          </table:table-cell>
          <table:table-cell office:value-type="float" office:value="0.00735226076245308" calcext:value-type="float">
            <text:p>0.007352260762453</text:p>
          </table:table-cell>
          <table:table-cell office:value-type="string" calcext:value-type="string">
            <text:p>VGG13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97" calcext:value-type="float">
            <text:p>0.97</text:p>
          </table:table-cell>
          <table:table-cell office:value-type="float" office:value="549" calcext:value-type="float">
            <text:p>549</text:p>
          </table:table-cell>
          <table:table-cell office:value-type="float" office:value="3200" calcext:value-type="float">
            <text:p>3200</text:p>
          </table:table-cell>
          <table:table-cell office:value-type="float" office:value="20.7741363636364" calcext:value-type="float">
            <text:p>20.7741363636364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ifar10</text:p>
          </table:table-cell>
          <table:table-cell office:value-type="float" office:value="0.0126926847577095" calcext:value-type="float">
            <text:p>0.01269268475771</text:p>
          </table:table-cell>
          <table:table-cell office:value-type="string" calcext:value-type="string">
            <text:p>VGG13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6136363636364" calcext:value-type="float">
            <text:p>17.6136363636364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ifar10</text:p>
          </table:table-cell>
          <table:table-cell office:value-type="float" office:value="0.0201186362743378" calcext:value-type="float">
            <text:p>0.020118636274338</text:p>
          </table:table-cell>
          <table:table-cell office:value-type="string" calcext:value-type="string">
            <text:p>VGG1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2166272727273" calcext:value-type="float">
            <text:p>15.2166272727273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ifar10</text:p>
          </table:table-cell>
          <table:table-cell office:value-type="float" office:value="0.0216969781160355" calcext:value-type="float">
            <text:p>0.021696978116036</text:p>
          </table:table-cell>
          <table:table-cell office:value-type="string" calcext:value-type="string">
            <text:p>VGG1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727272727" calcext:value-type="float">
            <text:p>13.6718727272727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ifar10</text:p>
          </table:table-cell>
          <table:table-cell office:value-type="float" office:value="0.0227806871652603" calcext:value-type="float">
            <text:p>0.02278068716526</text:p>
          </table:table-cell>
          <table:table-cell office:value-type="string" calcext:value-type="string">
            <text:p>VGG13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401909090909" calcext:value-type="float">
            <text:p>12.3401909090909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ifar10</text:p>
          </table:table-cell>
          <table:table-cell office:value-type="float" office:value="0.0231658528089523" calcext:value-type="float">
            <text:p>0.023165852808952</text:p>
          </table:table-cell>
          <table:table-cell office:value-type="string" calcext:value-type="string">
            <text:p>VGG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0262636363636" calcext:value-type="float">
            <text:p>11.0262636363636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ifar10</text:p>
          </table:table-cell>
          <table:table-cell office:value-type="float" office:value="0.0242061412096024" calcext:value-type="float">
            <text:p>0.024206141209602</text:p>
          </table:table-cell>
          <table:table-cell office:value-type="string" calcext:value-type="string">
            <text:p>VGG13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1" calcext:value-type="float">
            <text:p>0.91</text:p>
          </table:table-cell>
          <table:table-cell office:value-type="float" office:value="258" calcext:value-type="float">
            <text:p>258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ifar10</text:p>
          </table:table-cell>
          <table:table-cell office:value-type="float" office:value="0.0248340280532837" calcext:value-type="float">
            <text:p>0.024834028053284</text:p>
          </table:table-cell>
          <table:table-cell office:value-type="string" calcext:value-type="string">
            <text:p>VGG13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9" calcext:value-type="float">
            <text:p>0.9</text:p>
          </table:table-cell>
          <table:table-cell office:value-type="float" office:value="236" calcext:value-type="float">
            <text:p>236</text:p>
          </table:table-cell>
          <table:table-cell office:value-type="float" office:value="3200" calcext:value-type="float">
            <text:p>3200</text:p>
          </table:table-cell>
          <table:table-cell office:value-type="float" office:value="9.35723636363636" calcext:value-type="float">
            <text:p>9.35723636363636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ifar10</text:p>
          </table:table-cell>
          <table:table-cell office:value-type="float" office:value="0.00321935074776411" calcext:value-type="float">
            <text:p>0.003219350747764</text:p>
          </table:table-cell>
          <table:table-cell office:value-type="string" calcext:value-type="string">
            <text:p>VGG19</text:p>
          </table:table-cell>
          <table:table-cell office:value-type="float" office:value="0.8873" calcext:value-type="float">
            <text:p>0.88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ifar10</text:p>
          </table:table-cell>
          <table:table-cell office:value-type="float" office:value="0.00299024775028229" calcext:value-type="float">
            <text:p>0.002990247750282</text:p>
          </table:table-cell>
          <table:table-cell office:value-type="string" calcext:value-type="string">
            <text:p>VGG19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9" calcext:value-type="float">
            <text:p>0.999</text:p>
          </table:table-cell>
          <table:table-cell office:value-type="float" office:value="1603" calcext:value-type="float">
            <text:p>1603</text:p>
          </table:table-cell>
          <table:table-cell office:value-type="float" office:value="5760" calcext:value-type="float">
            <text:p>5760</text:p>
          </table:table-cell>
          <table:table-cell office:value-type="float" office:value="42.2104823529412" calcext:value-type="float">
            <text:p>42.2104823529412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ifar10</text:p>
          </table:table-cell>
          <table:table-cell office:value-type="float" office:value="0.00306656060963869" calcext:value-type="float">
            <text:p>0.003066560609639</text:p>
          </table:table-cell>
          <table:table-cell office:value-type="string" calcext:value-type="string">
            <text:p>VGG19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98" calcext:value-type="float">
            <text:p>0.998</text:p>
          </table:table-cell>
          <table:table-cell office:value-type="float" office:value="1351" calcext:value-type="float">
            <text:p>1351</text:p>
          </table:table-cell>
          <table:table-cell office:value-type="float" office:value="5760" calcext:value-type="float">
            <text:p>5760</text:p>
          </table:table-cell>
          <table:table-cell office:value-type="float" office:value="36.5923647058824" calcext:value-type="float">
            <text:p>36.5923647058824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ifar10</text:p>
          </table:table-cell>
          <table:table-cell office:value-type="float" office:value="0.00349108439981937" calcext:value-type="float">
            <text:p>0.003491084399819</text:p>
          </table:table-cell>
          <table:table-cell office:value-type="string" calcext:value-type="string">
            <text:p>VGG19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96" calcext:value-type="float">
            <text:p>0.996</text:p>
          </table:table-cell>
          <table:table-cell office:value-type="float" office:value="1105" calcext:value-type="float">
            <text:p>1105</text:p>
          </table:table-cell>
          <table:table-cell office:value-type="float" office:value="5760" calcext:value-type="float">
            <text:p>5760</text:p>
          </table:table-cell>
          <table:table-cell office:value-type="float" office:value="30.5491588235294" calcext:value-type="float">
            <text:p>30.5491588235294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ifar10</text:p>
          </table:table-cell>
          <table:table-cell office:value-type="float" office:value="0.00468051728904247" calcext:value-type="float">
            <text:p>0.004680517289042</text:p>
          </table:table-cell>
          <table:table-cell office:value-type="string" calcext:value-type="string">
            <text:p>VGG19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994" calcext:value-type="float">
            <text:p>0.994</text:p>
          </table:table-cell>
          <table:table-cell office:value-type="float" office:value="964" calcext:value-type="float">
            <text:p>964</text:p>
          </table:table-cell>
          <table:table-cell office:value-type="float" office:value="5760" calcext:value-type="float">
            <text:p>5760</text:p>
          </table:table-cell>
          <table:table-cell office:value-type="float" office:value="26.8612294117647" calcext:value-type="float">
            <text:p>26.8612294117647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far10</text:p>
          </table:table-cell>
          <table:table-cell office:value-type="float" office:value="0.00595203787088394" calcext:value-type="float">
            <text:p>0.005952037870884</text:p>
          </table:table-cell>
          <table:table-cell office:value-type="string" calcext:value-type="string">
            <text:p>VGG19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992" calcext:value-type="float">
            <text:p>0.992</text:p>
          </table:table-cell>
          <table:table-cell office:value-type="float" office:value="867" calcext:value-type="float">
            <text:p>867</text:p>
          </table:table-cell>
          <table:table-cell office:value-type="float" office:value="5760" calcext:value-type="float">
            <text:p>5760</text:p>
          </table:table-cell>
          <table:table-cell office:value-type="float" office:value="24.3106588235294" calcext:value-type="float">
            <text:p>24.3106588235294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ifar10</text:p>
          </table:table-cell>
          <table:table-cell office:value-type="float" office:value="0.00898214440345764" calcext:value-type="float">
            <text:p>0.008982144403458</text:p>
          </table:table-cell>
          <table:table-cell office:value-type="string" calcext:value-type="string">
            <text:p>VGG19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99" calcext:value-type="float">
            <text:p>0.99</text:p>
          </table:table-cell>
          <table:table-cell office:value-type="float" office:value="794" calcext:value-type="float">
            <text:p>794</text:p>
          </table:table-cell>
          <table:table-cell office:value-type="float" office:value="5760" calcext:value-type="float">
            <text:p>5760</text:p>
          </table:table-cell>
          <table:table-cell office:value-type="float" office:value="22.3690235294118" calcext:value-type="float">
            <text:p>22.3690235294118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ifar10</text:p>
          </table:table-cell>
          <table:table-cell office:value-type="float" office:value="0.0169913684487343" calcext:value-type="float">
            <text:p>0.016991368448734</text:p>
          </table:table-cell>
          <table:table-cell office:value-type="string" calcext:value-type="string">
            <text:p>VGG1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98" calcext:value-type="float">
            <text:p>0.98</text:p>
          </table:table-cell>
          <table:table-cell office:value-type="float" office:value="576" calcext:value-type="float">
            <text:p>576</text:p>
          </table:table-cell>
          <table:table-cell office:value-type="float" office:value="5760" calcext:value-type="float">
            <text:p>5760</text:p>
          </table:table-cell>
          <table:table-cell office:value-type="float" office:value="16.4981705882353" calcext:value-type="float">
            <text:p>16.4981705882353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ifar10</text:p>
          </table:table-cell>
          <table:table-cell office:value-type="float" office:value="0.0179851875782013" calcext:value-type="float">
            <text:p>0.017985187578201</text:p>
          </table:table-cell>
          <table:table-cell office:value-type="string" calcext:value-type="string">
            <text:p>VGG19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97" calcext:value-type="float">
            <text:p>0.97</text:p>
          </table:table-cell>
          <table:table-cell office:value-type="float" office:value="467" calcext:value-type="float">
            <text:p>467</text:p>
          </table:table-cell>
          <table:table-cell office:value-type="float" office:value="5760" calcext:value-type="float">
            <text:p>5760</text:p>
          </table:table-cell>
          <table:table-cell office:value-type="float" office:value="13.4650764705882" calcext:value-type="float">
            <text:p>13.4650764705882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ifar10</text:p>
          </table:table-cell>
          <table:table-cell office:value-type="float" office:value="0.0185711457014084" calcext:value-type="float">
            <text:p>0.018571145701408</text:p>
          </table:table-cell>
          <table:table-cell office:value-type="string" calcext:value-type="string">
            <text:p>VGG19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96" calcext:value-type="float">
            <text:p>0.96</text:p>
          </table:table-cell>
          <table:table-cell office:value-type="float" office:value="398" calcext:value-type="float">
            <text:p>398</text:p>
          </table:table-cell>
          <table:table-cell office:value-type="float" office:value="5760" calcext:value-type="float">
            <text:p>5760</text:p>
          </table:table-cell>
          <table:table-cell office:value-type="float" office:value="11.4544941176471" calcext:value-type="float">
            <text:p>11.4544941176471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ifar10</text:p>
          </table:table-cell>
          <table:table-cell office:value-type="float" office:value="0.018772013926506" calcext:value-type="float">
            <text:p>0.018772013926506</text:p>
          </table:table-cell>
          <table:table-cell office:value-type="string" calcext:value-type="string">
            <text:p>VGG19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95" calcext:value-type="float">
            <text:p>0.95</text:p>
          </table:table-cell>
          <table:table-cell office:value-type="float" office:value="350" calcext:value-type="float">
            <text:p>350</text:p>
          </table:table-cell>
          <table:table-cell office:value-type="float" office:value="5760" calcext:value-type="float">
            <text:p>5760</text:p>
          </table:table-cell>
          <table:table-cell office:value-type="float" office:value="10.0068823529412" calcext:value-type="float">
            <text:p>10.0068823529412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ifar10</text:p>
          </table:table-cell>
          <table:table-cell office:value-type="float" office:value="0.0188683116674423" calcext:value-type="float">
            <text:p>0.018868311667442</text:p>
          </table:table-cell>
          <table:table-cell office:value-type="string" calcext:value-type="string">
            <text:p>VGG19</text:p>
          </table:table-cell>
          <table:table-cell office:value-type="float" office:value="0.163" calcext:value-type="float">
            <text:p>0.163</text:p>
          </table:table-cell>
          <table:table-cell office:value-type="float" office:value="0.94" calcext:value-type="float">
            <text:p>0.94</text:p>
          </table:table-cell>
          <table:table-cell office:value-type="float" office:value="314" calcext:value-type="float">
            <text:p>314</text:p>
          </table:table-cell>
          <table:table-cell office:value-type="float" office:value="5760" calcext:value-type="float">
            <text:p>5760</text:p>
          </table:table-cell>
          <table:table-cell office:value-type="float" office:value="9.00733529411765" calcext:value-type="float">
            <text:p>9.00733529411765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ifar10</text:p>
          </table:table-cell>
          <table:table-cell office:value-type="float" office:value="0.0190384526968002" calcext:value-type="float">
            <text:p>0.0190384526968</text:p>
          </table:table-cell>
          <table:table-cell office:value-type="string" calcext:value-type="string">
            <text:p>VGG19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93" calcext:value-type="float">
            <text:p>0.93</text:p>
          </table:table-cell>
          <table:table-cell office:value-type="float" office:value="285" calcext:value-type="float">
            <text:p>285</text:p>
          </table:table-cell>
          <table:table-cell office:value-type="float" office:value="5760" calcext:value-type="float">
            <text:p>5760</text:p>
          </table:table-cell>
          <table:table-cell office:value-type="float" office:value="8.19163529411765" calcext:value-type="float">
            <text:p>8.19163529411765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ifar10</text:p>
          </table:table-cell>
          <table:table-cell office:value-type="float" office:value="0.0196692144155502" calcext:value-type="float">
            <text:p>0.01966921441555</text:p>
          </table:table-cell>
          <table:table-cell office:value-type="string" calcext:value-type="string">
            <text:p>VGG19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92" calcext:value-type="float">
            <text:p>0.92</text:p>
          </table:table-cell>
          <table:table-cell office:value-type="float" office:value="259" calcext:value-type="float">
            <text:p>259</text:p>
          </table:table-cell>
          <table:table-cell office:value-type="float" office:value="5760" calcext:value-type="float">
            <text:p>5760</text:p>
          </table:table-cell>
          <table:table-cell office:value-type="float" office:value="7.37590588235294" calcext:value-type="float">
            <text:p>7.37590588235294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ifar10</text:p>
          </table:table-cell>
          <table:table-cell office:value-type="float" office:value="0.0234288195610046" calcext:value-type="float">
            <text:p>0.023428819561005</text:p>
          </table:table-cell>
          <table:table-cell office:value-type="string" calcext:value-type="string">
            <text:p>VGG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91" calcext:value-type="float">
            <text:p>0.91</text:p>
          </table:table-cell>
          <table:table-cell office:value-type="float" office:value="239" calcext:value-type="float">
            <text:p>239</text:p>
          </table:table-cell>
          <table:table-cell office:value-type="float" office:value="5760" calcext:value-type="float">
            <text:p>5760</text:p>
          </table:table-cell>
          <table:table-cell office:value-type="float" office:value="6.82444705882353" calcext:value-type="float">
            <text:p>6.82444705882353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ifar10</text:p>
          </table:table-cell>
          <table:table-cell office:value-type="float" office:value="0.0243638052940369" calcext:value-type="float">
            <text:p>0.024363805294037</text:p>
          </table:table-cell>
          <table:table-cell office:value-type="string" calcext:value-type="string">
            <text:p>VGG19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9" calcext:value-type="float">
            <text:p>0.9</text:p>
          </table:table-cell>
          <table:table-cell office:value-type="float" office:value="223" calcext:value-type="float">
            <text:p>223</text:p>
          </table:table-cell>
          <table:table-cell office:value-type="float" office:value="5760" calcext:value-type="float">
            <text:p>5760</text:p>
          </table:table-cell>
          <table:table-cell office:value-type="float" office:value="6.31892352941176" calcext:value-type="float">
            <text:p>6.31892352941176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ifar10</text:p>
          </table:table-cell>
          <table:table-cell office:value-type="float" office:value="0.00288541284799576" calcext:value-type="float">
            <text:p>0.002885412847996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ifar10</text:p>
          </table:table-cell>
          <table:table-cell office:value-type="float" office:value="0.00284100889898837" calcext:value-type="float">
            <text:p>0.002841008898988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" calcext:value-type="float">
            <text:p>0.999</text:p>
          </table:table-cell>
          <table:table-cell office:value-type="float" office:value="1777" calcext:value-type="float">
            <text:p>1777</text:p>
          </table:table-cell>
          <table:table-cell office:value-type="float" office:value="3200" calcext:value-type="float">
            <text:p>3200</text:p>
          </table:table-cell>
          <table:table-cell office:value-type="float" office:value="62.1626363636364" calcext:value-type="float">
            <text:p>62.1626363636364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ifar10</text:p>
          </table:table-cell>
          <table:table-cell office:value-type="float" office:value="0.00280836969576776" calcext:value-type="float">
            <text:p>0.002808369695768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8" calcext:value-type="float">
            <text:p>0.998</text:p>
          </table:table-cell>
          <table:table-cell office:value-type="float" office:value="1546" calcext:value-type="float">
            <text:p>1546</text:p>
          </table:table-cell>
          <table:table-cell office:value-type="float" office:value="3200" calcext:value-type="float">
            <text:p>3200</text:p>
          </table:table-cell>
          <table:table-cell office:value-type="float" office:value="54.5809727272727" calcext:value-type="float">
            <text:p>54.5809727272727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ifar10</text:p>
          </table:table-cell>
          <table:table-cell office:value-type="float" office:value="0.0027124780844897" calcext:value-type="float">
            <text:p>0.00271247808449</text:p>
          </table:table-cell>
          <table:table-cell office:value-type="string" calcext:value-type="string">
            <text:p>VGG13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6" calcext:value-type="float">
            <text:p>0.996</text:p>
          </table:table-cell>
          <table:table-cell office:value-type="float" office:value="1301" calcext:value-type="float">
            <text:p>1301</text:p>
          </table:table-cell>
          <table:table-cell office:value-type="float" office:value="3200" calcext:value-type="float">
            <text:p>3200</text:p>
          </table:table-cell>
          <table:table-cell office:value-type="float" office:value="46.4843727272727" calcext:value-type="float">
            <text:p>46.4843727272727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ifar10</text:p>
          </table:table-cell>
          <table:table-cell office:value-type="float" office:value="0.00273882964253426" calcext:value-type="float">
            <text:p>0.002738829642534</text:p>
          </table:table-cell>
          <table:table-cell office:value-type="string" calcext:value-type="string">
            <text:p>VGG1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353" calcext:value-type="float">
            <text:p>41.353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ifar10</text:p>
          </table:table-cell>
          <table:table-cell office:value-type="float" office:value="0.00281948711872101" calcext:value-type="float">
            <text:p>0.002819487118721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2" calcext:value-type="float">
            <text:p>0.992</text:p>
          </table:table-cell>
          <table:table-cell office:value-type="float" office:value="1028" calcext:value-type="float">
            <text:p>1028</text:p>
          </table:table-cell>
          <table:table-cell office:value-type="float" office:value="3200" calcext:value-type="float">
            <text:p>3200</text:p>
          </table:table-cell>
          <table:table-cell office:value-type="float" office:value="37.4289727272727" calcext:value-type="float">
            <text:p>37.4289727272727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ifar10</text:p>
          </table:table-cell>
          <table:table-cell office:value-type="float" office:value="0.00280807194709778" calcext:value-type="float">
            <text:p>0.002808071947098</text:p>
          </table:table-cell>
          <table:table-cell office:value-type="string" calcext:value-type="string">
            <text:p>VGG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" calcext:value-type="float">
            <text:p>0.99</text:p>
          </table:table-cell>
          <table:table-cell office:value-type="float" office:value="939" calcext:value-type="float">
            <text:p>939</text:p>
          </table:table-cell>
          <table:table-cell office:value-type="float" office:value="3200" calcext:value-type="float">
            <text:p>3200</text:p>
          </table:table-cell>
          <table:table-cell office:value-type="float" office:value="34.4815454545455" calcext:value-type="float">
            <text:p>34.4815454545455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ifar10</text:p>
          </table:table-cell>
          <table:table-cell office:value-type="float" office:value="0.00489607910513878" calcext:value-type="float">
            <text:p>0.004896079105139</text:p>
          </table:table-cell>
          <table:table-cell office:value-type="string" calcext:value-type="string">
            <text:p>VGG13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3906181818182" calcext:value-type="float">
            <text:p>25.3906181818182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ifar10</text:p>
          </table:table-cell>
          <table:table-cell office:value-type="float" office:value="0.00789393229484558" calcext:value-type="float">
            <text:p>0.007893932294846</text:p>
          </table:table-cell>
          <table:table-cell office:value-type="string" calcext:value-type="string">
            <text:p>VGG13</text:p>
          </table:table-cell>
          <table:table-cell office:value-type="float" office:value="0.661" calcext:value-type="float">
            <text:p>0.661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7208727272727" calcext:value-type="float">
            <text:p>20.7208727272727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ifar10</text:p>
          </table:table-cell>
          <table:table-cell office:value-type="float" office:value="0.0132390899181366" calcext:value-type="float">
            <text:p>0.013239089918137</text:p>
          </table:table-cell>
          <table:table-cell office:value-type="string" calcext:value-type="string">
            <text:p>VGG1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491454545455" calcext:value-type="float">
            <text:p>17.6491454545455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ifar10</text:p>
          </table:table-cell>
          <table:table-cell office:value-type="float" office:value="0.0189207044124603" calcext:value-type="float">
            <text:p>0.01892070441246</text:p>
          </table:table-cell>
          <table:table-cell office:value-type="string" calcext:value-type="string">
            <text:p>VGG13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988636363636" calcext:value-type="float">
            <text:p>15.1988636363636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ifar10</text:p>
          </table:table-cell>
          <table:table-cell office:value-type="float" office:value="0.020729885673523" calcext:value-type="float">
            <text:p>0.020729885673523</text:p>
          </table:table-cell>
          <table:table-cell office:value-type="string" calcext:value-type="string">
            <text:p>VGG13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94" calcext:value-type="float">
            <text:p>0.94</text:p>
          </table:table-cell>
          <table:table-cell office:value-type="float" office:value="342" calcext:value-type="float">
            <text:p>342</text:p>
          </table:table-cell>
          <table:table-cell office:value-type="float" office:value="3200" calcext:value-type="float">
            <text:p>3200</text:p>
          </table:table-cell>
          <table:table-cell office:value-type="float" office:value="13.4765545454545" calcext:value-type="float">
            <text:p>13.4765545454545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ifar10</text:p>
          </table:table-cell>
          <table:table-cell office:value-type="float" office:value="0.0208260232448578" calcext:value-type="float">
            <text:p>0.020826023244858</text:p>
          </table:table-cell>
          <table:table-cell office:value-type="string" calcext:value-type="string">
            <text:p>VGG1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ifar10</text:p>
          </table:table-cell>
          <table:table-cell office:value-type="float" office:value="0.02187546646595" calcext:value-type="float">
            <text:p>0.02187546646595</text:p>
          </table:table-cell>
          <table:table-cell office:value-type="string" calcext:value-type="string">
            <text:p>VGG13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ifar10</text:p>
          </table:table-cell>
          <table:table-cell office:value-type="float" office:value="0.0230038571357727" calcext:value-type="float">
            <text:p>0.023003857135773</text:p>
          </table:table-cell>
          <table:table-cell office:value-type="string" calcext:value-type="string">
            <text:p>VGG1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0497090909091" calcext:value-type="float">
            <text:p>10.0497090909091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ifar10</text:p>
          </table:table-cell>
          <table:table-cell office:value-type="float" office:value="0.0236552253723144" calcext:value-type="float">
            <text:p>0.023655225372315</text:p>
          </table:table-cell>
          <table:table-cell office:value-type="string" calcext:value-type="string">
            <text:p>VGG13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3636363636" calcext:value-type="float">
            <text:p>9.16193636363636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ifar10</text:p>
          </table:table-cell>
          <table:table-cell office:value-type="float" office:value="0.00321173108816147" calcext:value-type="float">
            <text:p>0.003211731088161</text:p>
          </table:table-cell>
          <table:table-cell office:value-type="string" calcext:value-type="string">
            <text:p>VGG19</text:p>
          </table:table-cell>
          <table:table-cell office:value-type="float" office:value="0.8873" calcext:value-type="float">
            <text:p>0.88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ifar10</text:p>
          </table:table-cell>
          <table:table-cell office:value-type="float" office:value="0.00296876507401466" calcext:value-type="float">
            <text:p>0.002968765074015</text:p>
          </table:table-cell>
          <table:table-cell office:value-type="string" calcext:value-type="string">
            <text:p>VGG19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99" calcext:value-type="float">
            <text:p>0.999</text:p>
          </table:table-cell>
          <table:table-cell office:value-type="float" office:value="1510" calcext:value-type="float">
            <text:p>1510</text:p>
          </table:table-cell>
          <table:table-cell office:value-type="float" office:value="5760" calcext:value-type="float">
            <text:p>5760</text:p>
          </table:table-cell>
          <table:table-cell office:value-type="float" office:value="40.5905294117647" calcext:value-type="float">
            <text:p>40.5905294117647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far10</text:p>
          </table:table-cell>
          <table:table-cell office:value-type="float" office:value="0.00304808595627546" calcext:value-type="float">
            <text:p>0.003048085956275</text:p>
          </table:table-cell>
          <table:table-cell office:value-type="string" calcext:value-type="string">
            <text:p>VGG19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8" calcext:value-type="float">
            <text:p>0.998</text:p>
          </table:table-cell>
          <table:table-cell office:value-type="float" office:value="1257" calcext:value-type="float">
            <text:p>1257</text:p>
          </table:table-cell>
          <table:table-cell office:value-type="float" office:value="5760" calcext:value-type="float">
            <text:p>5760</text:p>
          </table:table-cell>
          <table:table-cell office:value-type="float" office:value="34.7885882352941" calcext:value-type="float">
            <text:p>34.7885882352941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ifar10</text:p>
          </table:table-cell>
          <table:table-cell office:value-type="float" office:value="0.00472573432922363" calcext:value-type="float">
            <text:p>0.004725734329224</text:p>
          </table:table-cell>
          <table:table-cell office:value-type="string" calcext:value-type="string">
            <text:p>VGG19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996" calcext:value-type="float">
            <text:p>0.996</text:p>
          </table:table-cell>
          <table:table-cell office:value-type="float" office:value="1019" calcext:value-type="float">
            <text:p>1019</text:p>
          </table:table-cell>
          <table:table-cell office:value-type="float" office:value="5760" calcext:value-type="float">
            <text:p>5760</text:p>
          </table:table-cell>
          <table:table-cell office:value-type="float" office:value="28.8602941176471" calcext:value-type="float">
            <text:p>28.8602941176471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ifar10</text:p>
          </table:table-cell>
          <table:table-cell office:value-type="float" office:value="0.00560528321862221" calcext:value-type="float">
            <text:p>0.005605283218622</text:p>
          </table:table-cell>
          <table:table-cell office:value-type="string" calcext:value-type="string">
            <text:p>VGG19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994" calcext:value-type="float">
            <text:p>0.994</text:p>
          </table:table-cell>
          <table:table-cell office:value-type="float" office:value="883" calcext:value-type="float">
            <text:p>883</text:p>
          </table:table-cell>
          <table:table-cell office:value-type="float" office:value="5760" calcext:value-type="float">
            <text:p>5760</text:p>
          </table:table-cell>
          <table:table-cell office:value-type="float" office:value="25.2527529411765" calcext:value-type="float">
            <text:p>25.2527529411765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ifar10</text:p>
          </table:table-cell>
          <table:table-cell office:value-type="float" office:value="0.0102859117031097" calcext:value-type="float">
            <text:p>0.01028591170311</text:p>
          </table:table-cell>
          <table:table-cell office:value-type="string" calcext:value-type="string">
            <text:p>VGG19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992" calcext:value-type="float">
            <text:p>0.992</text:p>
          </table:table-cell>
          <table:table-cell office:value-type="float" office:value="788" calcext:value-type="float">
            <text:p>788</text:p>
          </table:table-cell>
          <table:table-cell office:value-type="float" office:value="5760" calcext:value-type="float">
            <text:p>5760</text:p>
          </table:table-cell>
          <table:table-cell office:value-type="float" office:value="22.6792352941176" calcext:value-type="float">
            <text:p>22.6792352941176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ifar10</text:p>
          </table:table-cell>
          <table:table-cell office:value-type="float" office:value="0.0126947503566742" calcext:value-type="float">
            <text:p>0.012694750356674</text:p>
          </table:table-cell>
          <table:table-cell office:value-type="string" calcext:value-type="string">
            <text:p>VGG19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99" calcext:value-type="float">
            <text:p>0.99</text:p>
          </table:table-cell>
          <table:table-cell office:value-type="float" office:value="719" calcext:value-type="float">
            <text:p>719</text:p>
          </table:table-cell>
          <table:table-cell office:value-type="float" office:value="5760" calcext:value-type="float">
            <text:p>5760</text:p>
          </table:table-cell>
          <table:table-cell office:value-type="float" office:value="20.7605705882353" calcext:value-type="float">
            <text:p>20.7605705882353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ifar10</text:p>
          </table:table-cell>
          <table:table-cell office:value-type="float" office:value="0.0181223957300186" calcext:value-type="float">
            <text:p>0.018122395730019</text:p>
          </table:table-cell>
          <table:table-cell office:value-type="string" calcext:value-type="string">
            <text:p>VGG19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98" calcext:value-type="float">
            <text:p>0.98</text:p>
          </table:table-cell>
          <table:table-cell office:value-type="float" office:value="521" calcext:value-type="float">
            <text:p>521</text:p>
          </table:table-cell>
          <table:table-cell office:value-type="float" office:value="5760" calcext:value-type="float">
            <text:p>5760</text:p>
          </table:table-cell>
          <table:table-cell office:value-type="float" office:value="15.3033058823529" calcext:value-type="float">
            <text:p>15.3033058823529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ifar10</text:p>
          </table:table-cell>
          <table:table-cell office:value-type="float" office:value="0.0195291701078415" calcext:value-type="float">
            <text:p>0.019529170107842</text:p>
          </table:table-cell>
          <table:table-cell office:value-type="string" calcext:value-type="string">
            <text:p>VGG19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97" calcext:value-type="float">
            <text:p>0.97</text:p>
          </table:table-cell>
          <table:table-cell office:value-type="float" office:value="426" calcext:value-type="float">
            <text:p>426</text:p>
          </table:table-cell>
          <table:table-cell office:value-type="float" office:value="5760" calcext:value-type="float">
            <text:p>5760</text:p>
          </table:table-cell>
          <table:table-cell office:value-type="float" office:value="12.5229764705882" calcext:value-type="float">
            <text:p>12.5229764705882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ifar10</text:p>
          </table:table-cell>
          <table:table-cell office:value-type="float" office:value="0.0203506538629532" calcext:value-type="float">
            <text:p>0.020350653862953</text:p>
          </table:table-cell>
          <table:table-cell office:value-type="string" calcext:value-type="string">
            <text:p>VGG19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96" calcext:value-type="float">
            <text:p>0.96</text:p>
          </table:table-cell>
          <table:table-cell office:value-type="float" office:value="364" calcext:value-type="float">
            <text:p>364</text:p>
          </table:table-cell>
          <table:table-cell office:value-type="float" office:value="5760" calcext:value-type="float">
            <text:p>5760</text:p>
          </table:table-cell>
          <table:table-cell office:value-type="float" office:value="10.7421823529412" calcext:value-type="float">
            <text:p>10.7421823529412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ifar10</text:p>
          </table:table-cell>
          <table:table-cell office:value-type="float" office:value="0.0229537772893906" calcext:value-type="float">
            <text:p>0.022953777289391</text:p>
          </table:table-cell>
          <table:table-cell office:value-type="string" calcext:value-type="string">
            <text:p>VGG19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95" calcext:value-type="float">
            <text:p>0.95</text:p>
          </table:table-cell>
          <table:table-cell office:value-type="float" office:value="320" calcext:value-type="float">
            <text:p>320</text:p>
          </table:table-cell>
          <table:table-cell office:value-type="float" office:value="5760" calcext:value-type="float">
            <text:p>5760</text:p>
          </table:table-cell>
          <table:table-cell office:value-type="float" office:value="9.36350588235294" calcext:value-type="float">
            <text:p>9.36350588235294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ifar10</text:p>
          </table:table-cell>
          <table:table-cell office:value-type="float" office:value="0.0236580747365952" calcext:value-type="float">
            <text:p>0.023658074736595</text:p>
          </table:table-cell>
          <table:table-cell office:value-type="string" calcext:value-type="string">
            <text:p>VGG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94" calcext:value-type="float">
            <text:p>0.94</text:p>
          </table:table-cell>
          <table:table-cell office:value-type="float" office:value="287" calcext:value-type="float">
            <text:p>287</text:p>
          </table:table-cell>
          <table:table-cell office:value-type="float" office:value="5760" calcext:value-type="float">
            <text:p>5760</text:p>
          </table:table-cell>
          <table:table-cell office:value-type="float" office:value="8.36395882352941" calcext:value-type="float">
            <text:p>8.36395882352941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ifar10</text:p>
          </table:table-cell>
          <table:table-cell office:value-type="float" office:value="0.0247557020902634" calcext:value-type="float">
            <text:p>0.024755702090263</text:p>
          </table:table-cell>
          <table:table-cell office:value-type="string" calcext:value-type="string">
            <text:p>VGG19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93" calcext:value-type="float">
            <text:p>0.93</text:p>
          </table:table-cell>
          <table:table-cell office:value-type="float" office:value="262" calcext:value-type="float">
            <text:p>262</text:p>
          </table:table-cell>
          <table:table-cell office:value-type="float" office:value="5760" calcext:value-type="float">
            <text:p>5760</text:p>
          </table:table-cell>
          <table:table-cell office:value-type="float" office:value="7.65164705882353" calcext:value-type="float">
            <text:p>7.65164705882353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ifar10</text:p>
          </table:table-cell>
          <table:table-cell office:value-type="float" office:value="0.0258021888017654" calcext:value-type="float">
            <text:p>0.025802188801766</text:p>
          </table:table-cell>
          <table:table-cell office:value-type="string" calcext:value-type="string">
            <text:p>VGG1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92" calcext:value-type="float">
            <text:p>0.92</text:p>
          </table:table-cell>
          <table:table-cell office:value-type="float" office:value="240" calcext:value-type="float">
            <text:p>240</text:p>
          </table:table-cell>
          <table:table-cell office:value-type="float" office:value="5760" calcext:value-type="float">
            <text:p>5760</text:p>
          </table:table-cell>
          <table:table-cell office:value-type="float" office:value="6.99677647058824" calcext:value-type="float">
            <text:p>6.99677647058824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ifar10</text:p>
          </table:table-cell>
          <table:table-cell office:value-type="float" office:value="0.0272974150180817" calcext:value-type="float">
            <text:p>0.027297415018082</text:p>
          </table:table-cell>
          <table:table-cell office:value-type="string" calcext:value-type="string">
            <text:p>VGG19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91" calcext:value-type="float">
            <text:p>0.91</text:p>
          </table:table-cell>
          <table:table-cell office:value-type="float" office:value="221" calcext:value-type="float">
            <text:p>221</text:p>
          </table:table-cell>
          <table:table-cell office:value-type="float" office:value="5760" calcext:value-type="float">
            <text:p>5760</text:p>
          </table:table-cell>
          <table:table-cell office:value-type="float" office:value="6.46828235294118" calcext:value-type="float">
            <text:p>6.46828235294118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ifar10</text:p>
          </table:table-cell>
          <table:table-cell office:value-type="float" office:value="0.0333994452238083" calcext:value-type="float">
            <text:p>0.033399445223808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03" calcext:value-type="float">
            <text:p>203</text:p>
          </table:table-cell>
          <table:table-cell office:value-type="float" office:value="5760" calcext:value-type="float">
            <text:p>5760</text:p>
          </table:table-cell>
          <table:table-cell office:value-type="float" office:value="5.85936470588235" calcext:value-type="float">
            <text:p>5.85936470588235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ifar10</text:p>
          </table:table-cell>
          <table:table-cell office:value-type="float" office:value="0.00294257448017597" calcext:value-type="float">
            <text:p>0.002942574480176</text:p>
          </table:table-cell>
          <table:table-cell office:value-type="string" calcext:value-type="string">
            <text:p>VGG13</text:p>
          </table:table-cell>
          <table:table-cell office:value-type="float" office:value="0.8944" calcext:value-type="float">
            <text:p>0.89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ifar10</text:p>
          </table:table-cell>
          <table:table-cell office:value-type="float" office:value="0.00291787888258696" calcext:value-type="float">
            <text:p>0.002917878882587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" calcext:value-type="float">
            <text:p>0.999</text:p>
          </table:table-cell>
          <table:table-cell office:value-type="float" office:value="1759" calcext:value-type="float">
            <text:p>1759</text:p>
          </table:table-cell>
          <table:table-cell office:value-type="float" office:value="3200" calcext:value-type="float">
            <text:p>3200</text:p>
          </table:table-cell>
          <table:table-cell office:value-type="float" office:value="61.7542727272727" calcext:value-type="float">
            <text:p>61.7542727272727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ifar10</text:p>
          </table:table-cell>
          <table:table-cell office:value-type="float" office:value="0.00284698439389467" calcext:value-type="float">
            <text:p>0.002846984393895</text:p>
          </table:table-cell>
          <table:table-cell office:value-type="string" calcext:value-type="string">
            <text:p>VGG1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98" calcext:value-type="float">
            <text:p>0.998</text:p>
          </table:table-cell>
          <table:table-cell office:value-type="float" office:value="1526" calcext:value-type="float">
            <text:p>1526</text:p>
          </table:table-cell>
          <table:table-cell office:value-type="float" office:value="3200" calcext:value-type="float">
            <text:p>3200</text:p>
          </table:table-cell>
          <table:table-cell office:value-type="float" office:value="54.0305454545455" calcext:value-type="float">
            <text:p>54.0305454545455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ifar10</text:p>
          </table:table-cell>
          <table:table-cell office:value-type="float" office:value="0.00274667027443647" calcext:value-type="float">
            <text:p>0.002746670274436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6" calcext:value-type="float">
            <text:p>0.996</text:p>
          </table:table-cell>
          <table:table-cell office:value-type="float" office:value="1278" calcext:value-type="float">
            <text:p>1278</text:p>
          </table:table-cell>
          <table:table-cell office:value-type="float" office:value="3200" calcext:value-type="float">
            <text:p>3200</text:p>
          </table:table-cell>
          <table:table-cell office:value-type="float" office:value="45.8096545454545" calcext:value-type="float">
            <text:p>45.8096545454545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ifar10</text:p>
          </table:table-cell>
          <table:table-cell office:value-type="float" office:value="0.00280431189164519" calcext:value-type="float">
            <text:p>0.002804311891645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4" calcext:value-type="float">
            <text:p>0.994</text:p>
          </table:table-cell>
          <table:table-cell office:value-type="float" office:value="1120" calcext:value-type="float">
            <text:p>1120</text:p>
          </table:table-cell>
          <table:table-cell office:value-type="float" office:value="3200" calcext:value-type="float">
            <text:p>3200</text:p>
          </table:table-cell>
          <table:table-cell office:value-type="float" office:value="40.4829454545455" calcext:value-type="float">
            <text:p>40.4829454545455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ifar10</text:p>
          </table:table-cell>
          <table:table-cell office:value-type="float" office:value="0.00283297726213932" calcext:value-type="float">
            <text:p>0.002832977262139</text:p>
          </table:table-cell>
          <table:table-cell office:value-type="string" calcext:value-type="string">
            <text:p>VGG1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2" calcext:value-type="float">
            <text:p>0.992</text:p>
          </table:table-cell>
          <table:table-cell office:value-type="float" office:value="1005" calcext:value-type="float">
            <text:p>1005</text:p>
          </table:table-cell>
          <table:table-cell office:value-type="float" office:value="3200" calcext:value-type="float">
            <text:p>3200</text:p>
          </table:table-cell>
          <table:table-cell office:value-type="float" office:value="36.6832363636364" calcext:value-type="float">
            <text:p>36.6832363636364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far10</text:p>
          </table:table-cell>
          <table:table-cell office:value-type="float" office:value="0.00290491361767054" calcext:value-type="float">
            <text:p>0.002904913617671</text:p>
          </table:table-cell>
          <table:table-cell office:value-type="string" calcext:value-type="string">
            <text:p>VGG13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" calcext:value-type="float">
            <text:p>0.99</text:p>
          </table:table-cell>
          <table:table-cell office:value-type="float" office:value="919" calcext:value-type="float">
            <text:p>919</text:p>
          </table:table-cell>
          <table:table-cell office:value-type="float" office:value="3200" calcext:value-type="float">
            <text:p>3200</text:p>
          </table:table-cell>
          <table:table-cell office:value-type="float" office:value="33.8600818181818" calcext:value-type="float">
            <text:p>33.8600818181818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far10</text:p>
          </table:table-cell>
          <table:table-cell office:value-type="float" office:value="0.00549408192038536" calcext:value-type="float">
            <text:p>0.005494081920385</text:p>
          </table:table-cell>
          <table:table-cell office:value-type="string" calcext:value-type="string">
            <text:p>VGG13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98" calcext:value-type="float">
            <text:p>0.98</text:p>
          </table:table-cell>
          <table:table-cell office:value-type="float" office:value="663" calcext:value-type="float">
            <text:p>663</text:p>
          </table:table-cell>
          <table:table-cell office:value-type="float" office:value="3200" calcext:value-type="float">
            <text:p>3200</text:p>
          </table:table-cell>
          <table:table-cell office:value-type="float" office:value="25.1242909090909" calcext:value-type="float">
            <text:p>25.1242909090909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ifar10</text:p>
          </table:table-cell>
          <table:table-cell office:value-type="float" office:value="0.00908059815168381" calcext:value-type="float">
            <text:p>0.009080598151684</text:p>
          </table:table-cell>
          <table:table-cell office:value-type="string" calcext:value-type="string">
            <text:p>VGG13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97" calcext:value-type="float">
            <text:p>0.97</text:p>
          </table:table-cell>
          <table:table-cell office:value-type="float" office:value="528" calcext:value-type="float">
            <text:p>528</text:p>
          </table:table-cell>
          <table:table-cell office:value-type="float" office:value="3200" calcext:value-type="float">
            <text:p>3200</text:p>
          </table:table-cell>
          <table:table-cell office:value-type="float" office:value="20.3480090909091" calcext:value-type="float">
            <text:p>20.3480090909091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ifar10</text:p>
          </table:table-cell>
          <table:table-cell office:value-type="float" office:value="0.016340624833107" calcext:value-type="float">
            <text:p>0.016340624833107</text:p>
          </table:table-cell>
          <table:table-cell office:value-type="string" calcext:value-type="string">
            <text:p>VGG1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96" calcext:value-type="float">
            <text:p>0.96</text:p>
          </table:table-cell>
          <table:table-cell office:value-type="float" office:value="442" calcext:value-type="float">
            <text:p>442</text:p>
          </table:table-cell>
          <table:table-cell office:value-type="float" office:value="3200" calcext:value-type="float">
            <text:p>3200</text:p>
          </table:table-cell>
          <table:table-cell office:value-type="float" office:value="17.1874909090909" calcext:value-type="float">
            <text:p>17.1874909090909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ifar10</text:p>
          </table:table-cell>
          <table:table-cell office:value-type="float" office:value="0.0191899796009064" calcext:value-type="float">
            <text:p>0.019189979600906</text:p>
          </table:table-cell>
          <table:table-cell office:value-type="string" calcext:value-type="string">
            <text:p>VGG13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95" calcext:value-type="float">
            <text:p>0.95</text:p>
          </table:table-cell>
          <table:table-cell office:value-type="float" office:value="381" calcext:value-type="float">
            <text:p>381</text:p>
          </table:table-cell>
          <table:table-cell office:value-type="float" office:value="3200" calcext:value-type="float">
            <text:p>3200</text:p>
          </table:table-cell>
          <table:table-cell office:value-type="float" office:value="14.8970181818182" calcext:value-type="float">
            <text:p>14.8970181818182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ifar10</text:p>
          </table:table-cell>
          <table:table-cell office:value-type="float" office:value="0.0206216547489166" calcext:value-type="float">
            <text:p>0.020621654748917</text:p>
          </table:table-cell>
          <table:table-cell office:value-type="string" calcext:value-type="string">
            <text:p>VGG13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94" calcext:value-type="float">
            <text:p>0.94</text:p>
          </table:table-cell>
          <table:table-cell office:value-type="float" office:value="338" calcext:value-type="float">
            <text:p>338</text:p>
          </table:table-cell>
          <table:table-cell office:value-type="float" office:value="3200" calcext:value-type="float">
            <text:p>3200</text:p>
          </table:table-cell>
          <table:table-cell office:value-type="float" office:value="13.3522636363636" calcext:value-type="float">
            <text:p>13.3522636363636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ifar10</text:p>
          </table:table-cell>
          <table:table-cell office:value-type="float" office:value="0.021236341547966" calcext:value-type="float">
            <text:p>0.021236341547966</text:p>
          </table:table-cell>
          <table:table-cell office:value-type="string" calcext:value-type="string">
            <text:p>VGG13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93" calcext:value-type="float">
            <text:p>0.93</text:p>
          </table:table-cell>
          <table:table-cell office:value-type="float" office:value="302" calcext:value-type="float">
            <text:p>302</text:p>
          </table:table-cell>
          <table:table-cell office:value-type="float" office:value="3200" calcext:value-type="float">
            <text:p>3200</text:p>
          </table:table-cell>
          <table:table-cell office:value-type="float" office:value="12.0561" calcext:value-type="float">
            <text:p>12.0561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far10</text:p>
          </table:table-cell>
          <table:table-cell office:value-type="float" office:value="0.0215992490291595" calcext:value-type="float">
            <text:p>0.02159924902916</text:p>
          </table:table-cell>
          <table:table-cell office:value-type="string" calcext:value-type="string">
            <text:p>VGG13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92" calcext:value-type="float">
            <text:p>0.92</text:p>
          </table:table-cell>
          <table:table-cell office:value-type="float" office:value="274" calcext:value-type="float">
            <text:p>274</text:p>
          </table:table-cell>
          <table:table-cell office:value-type="float" office:value="3200" calcext:value-type="float">
            <text:p>3200</text:p>
          </table:table-cell>
          <table:table-cell office:value-type="float" office:value="10.7954545454545" calcext:value-type="float">
            <text:p>10.7954545454545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ifar10</text:p>
          </table:table-cell>
          <table:table-cell office:value-type="float" office:value="0.0214748784780502" calcext:value-type="float">
            <text:p>0.02147487847805</text:p>
          </table:table-cell>
          <table:table-cell office:value-type="string" calcext:value-type="string">
            <text:p>VGG13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91" calcext:value-type="float">
            <text:p>0.91</text:p>
          </table:table-cell>
          <table:table-cell office:value-type="float" office:value="249" calcext:value-type="float">
            <text:p>249</text:p>
          </table:table-cell>
          <table:table-cell office:value-type="float" office:value="3200" calcext:value-type="float">
            <text:p>3200</text:p>
          </table:table-cell>
          <table:table-cell office:value-type="float" office:value="9.8544" calcext:value-type="float">
            <text:p>9.8544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ifar10</text:p>
          </table:table-cell>
          <table:table-cell office:value-type="float" office:value="0.0466042153358459" calcext:value-type="float">
            <text:p>0.046604215335846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28" calcext:value-type="float">
            <text:p>228</text:p>
          </table:table-cell>
          <table:table-cell office:value-type="float" office:value="3200" calcext:value-type="float">
            <text:p>3200</text:p>
          </table:table-cell>
          <table:table-cell office:value-type="float" office:value="9.1797" calcext:value-type="float">
            <text:p>9.1797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ifar10</text:p>
          </table:table-cell>
          <table:table-cell office:value-type="float" office:value="0.00328858553022146" calcext:value-type="float">
            <text:p>0.003288585530221</text:p>
          </table:table-cell>
          <table:table-cell office:value-type="string" calcext:value-type="string">
            <text:p>VGG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ifar10</text:p>
          </table:table-cell>
          <table:table-cell office:value-type="float" office:value="0.00327705736160278" calcext:value-type="float">
            <text:p>0.003277057361603</text:p>
          </table:table-cell>
          <table:table-cell office:value-type="string" calcext:value-type="string">
            <text:p>VGG19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99" calcext:value-type="float">
            <text:p>0.999</text:p>
          </table:table-cell>
          <table:table-cell office:value-type="float" office:value="1446" calcext:value-type="float">
            <text:p>1446</text:p>
          </table:table-cell>
          <table:table-cell office:value-type="float" office:value="5760" calcext:value-type="float">
            <text:p>5760</text:p>
          </table:table-cell>
          <table:table-cell office:value-type="float" office:value="39.2233470588235" calcext:value-type="float">
            <text:p>39.2233470588235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ifar10</text:p>
          </table:table-cell>
          <table:table-cell office:value-type="float" office:value="0.0040341118067503" calcext:value-type="float">
            <text:p>0.00403411180675</text:p>
          </table:table-cell>
          <table:table-cell office:value-type="string" calcext:value-type="string">
            <text:p>VGG19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998" calcext:value-type="float">
            <text:p>0.998</text:p>
          </table:table-cell>
          <table:table-cell office:value-type="float" office:value="1191" calcext:value-type="float">
            <text:p>1191</text:p>
          </table:table-cell>
          <table:table-cell office:value-type="float" office:value="5760" calcext:value-type="float">
            <text:p>5760</text:p>
          </table:table-cell>
          <table:table-cell office:value-type="float" office:value="33.2950411764706" calcext:value-type="float">
            <text:p>33.2950411764706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ifar10</text:p>
          </table:table-cell>
          <table:table-cell office:value-type="float" office:value="0.00725219787955284" calcext:value-type="float">
            <text:p>0.007252197879553</text:p>
          </table:table-cell>
          <table:table-cell office:value-type="string" calcext:value-type="string">
            <text:p>VGG19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996" calcext:value-type="float">
            <text:p>0.996</text:p>
          </table:table-cell>
          <table:table-cell office:value-type="float" office:value="954" calcext:value-type="float">
            <text:p>954</text:p>
          </table:table-cell>
          <table:table-cell office:value-type="float" office:value="5760" calcext:value-type="float">
            <text:p>5760</text:p>
          </table:table-cell>
          <table:table-cell office:value-type="float" office:value="27.2403470588235" calcext:value-type="float">
            <text:p>27.2403470588235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ifar10</text:p>
          </table:table-cell>
          <table:table-cell office:value-type="float" office:value="0.00717722779512406" calcext:value-type="float">
            <text:p>0.007177227795124</text:p>
          </table:table-cell>
          <table:table-cell office:value-type="string" calcext:value-type="string">
            <text:p>VGG19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994" calcext:value-type="float">
            <text:p>0.994</text:p>
          </table:table-cell>
          <table:table-cell office:value-type="float" office:value="824" calcext:value-type="float">
            <text:p>824</text:p>
          </table:table-cell>
          <table:table-cell office:value-type="float" office:value="5760" calcext:value-type="float">
            <text:p>5760</text:p>
          </table:table-cell>
          <table:table-cell office:value-type="float" office:value="23.7591823529412" calcext:value-type="float">
            <text:p>23.7591823529412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ifar10</text:p>
          </table:table-cell>
          <table:table-cell office:value-type="float" office:value="0.0087059233725071" calcext:value-type="float">
            <text:p>0.008705923372507</text:p>
          </table:table-cell>
          <table:table-cell office:value-type="string" calcext:value-type="string">
            <text:p>VGG19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992" calcext:value-type="float">
            <text:p>0.992</text:p>
          </table:table-cell>
          <table:table-cell office:value-type="float" office:value="734" calcext:value-type="float">
            <text:p>734</text:p>
          </table:table-cell>
          <table:table-cell office:value-type="float" office:value="5760" calcext:value-type="float">
            <text:p>5760</text:p>
          </table:table-cell>
          <table:table-cell office:value-type="float" office:value="21.3465117647059" calcext:value-type="float">
            <text:p>21.3465117647059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ifar10</text:p>
          </table:table-cell>
          <table:table-cell office:value-type="float" office:value="0.0119067943930626" calcext:value-type="float">
            <text:p>0.011906794393063</text:p>
          </table:table-cell>
          <table:table-cell office:value-type="string" calcext:value-type="string">
            <text:p>VGG19</text:p>
          </table:table-cell>
          <table:table-cell office:value-type="float" office:value="0.495" calcext:value-type="float">
            <text:p>0.495</text:p>
          </table:table-cell>
          <table:table-cell office:value-type="float" office:value="0.99" calcext:value-type="float">
            <text:p>0.99</text:p>
          </table:table-cell>
          <table:table-cell office:value-type="float" office:value="667" calcext:value-type="float">
            <text:p>667</text:p>
          </table:table-cell>
          <table:table-cell office:value-type="float" office:value="5760" calcext:value-type="float">
            <text:p>5760</text:p>
          </table:table-cell>
          <table:table-cell office:value-type="float" office:value="19.5197705882353" calcext:value-type="float">
            <text:p>19.5197705882353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ifar10</text:p>
          </table:table-cell>
          <table:table-cell office:value-type="float" office:value="0.0149358307242394" calcext:value-type="float">
            <text:p>0.014935830724239</text:p>
          </table:table-cell>
          <table:table-cell office:value-type="string" calcext:value-type="string">
            <text:p>VGG19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98" calcext:value-type="float">
            <text:p>0.98</text:p>
          </table:table-cell>
          <table:table-cell office:value-type="float" office:value="483" calcext:value-type="float">
            <text:p>483</text:p>
          </table:table-cell>
          <table:table-cell office:value-type="float" office:value="5760" calcext:value-type="float">
            <text:p>5760</text:p>
          </table:table-cell>
          <table:table-cell office:value-type="float" office:value="14.3497235294118" calcext:value-type="float">
            <text:p>14.3497235294118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ifar10</text:p>
          </table:table-cell>
          <table:table-cell office:value-type="float" office:value="0.0160396164178848" calcext:value-type="float">
            <text:p>0.016039616417885</text:p>
          </table:table-cell>
          <table:table-cell office:value-type="string" calcext:value-type="string">
            <text:p>VGG19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97" calcext:value-type="float">
            <text:p>0.97</text:p>
          </table:table-cell>
          <table:table-cell office:value-type="float" office:value="393" calcext:value-type="float">
            <text:p>393</text:p>
          </table:table-cell>
          <table:table-cell office:value-type="float" office:value="5760" calcext:value-type="float">
            <text:p>5760</text:p>
          </table:table-cell>
          <table:table-cell office:value-type="float" office:value="11.6957588235294" calcext:value-type="float">
            <text:p>11.6957588235294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ifar10</text:p>
          </table:table-cell>
          <table:table-cell office:value-type="float" office:value="0.0170422555327415" calcext:value-type="float">
            <text:p>0.017042255532742</text:p>
          </table:table-cell>
          <table:table-cell office:value-type="string" calcext:value-type="string">
            <text:p>VGG19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96" calcext:value-type="float">
            <text:p>0.96</text:p>
          </table:table-cell>
          <table:table-cell office:value-type="float" office:value="338" calcext:value-type="float">
            <text:p>338</text:p>
          </table:table-cell>
          <table:table-cell office:value-type="float" office:value="5760" calcext:value-type="float">
            <text:p>5760</text:p>
          </table:table-cell>
          <table:table-cell office:value-type="float" office:value="9.9954" calcext:value-type="float">
            <text:p>9.9954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ifar10</text:p>
          </table:table-cell>
          <table:table-cell office:value-type="float" office:value="0.019823023724556" calcext:value-type="float">
            <text:p>0.019823023724556</text:p>
          </table:table-cell>
          <table:table-cell office:value-type="string" calcext:value-type="string">
            <text:p>VGG19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office:value-type="float" office:value="5760" calcext:value-type="float">
            <text:p>5760</text:p>
          </table:table-cell>
          <table:table-cell office:value-type="float" office:value="8.835" calcext:value-type="float">
            <text:p>8.835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ifar10</text:p>
          </table:table-cell>
          <table:table-cell office:value-type="float" office:value="0.0208708953619003" calcext:value-type="float">
            <text:p>0.0208708953619</text:p>
          </table:table-cell>
          <table:table-cell office:value-type="string" calcext:value-type="string">
            <text:p>VGG19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94" calcext:value-type="float">
            <text:p>0.94</text:p>
          </table:table-cell>
          <table:table-cell office:value-type="float" office:value="267" calcext:value-type="float">
            <text:p>267</text:p>
          </table:table-cell>
          <table:table-cell office:value-type="float" office:value="5760" calcext:value-type="float">
            <text:p>5760</text:p>
          </table:table-cell>
          <table:table-cell office:value-type="float" office:value="7.89290588235294" calcext:value-type="float">
            <text:p>7.89290588235294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ifar10</text:p>
          </table:table-cell>
          <table:table-cell office:value-type="float" office:value="0.021806884598732" calcext:value-type="float">
            <text:p>0.021806884598732</text:p>
          </table:table-cell>
          <table:table-cell office:value-type="string" calcext:value-type="string">
            <text:p>VGG1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93" calcext:value-type="float">
            <text:p>0.93</text:p>
          </table:table-cell>
          <table:table-cell office:value-type="float" office:value="241" calcext:value-type="float">
            <text:p>241</text:p>
          </table:table-cell>
          <table:table-cell office:value-type="float" office:value="5760" calcext:value-type="float">
            <text:p>5760</text:p>
          </table:table-cell>
          <table:table-cell office:value-type="float" office:value="7.13464117647059" calcext:value-type="float">
            <text:p>7.13464117647059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ifar10</text:p>
          </table:table-cell>
          <table:table-cell office:value-type="float" office:value="0.0248669748067856" calcext:value-type="float">
            <text:p>0.024866974806786</text:p>
          </table:table-cell>
          <table:table-cell office:value-type="string" calcext:value-type="string">
            <text:p>VGG19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92" calcext:value-type="float">
            <text:p>0.92</text:p>
          </table:table-cell>
          <table:table-cell office:value-type="float" office:value="222" calcext:value-type="float">
            <text:p>222</text:p>
          </table:table-cell>
          <table:table-cell office:value-type="float" office:value="5760" calcext:value-type="float">
            <text:p>5760</text:p>
          </table:table-cell>
          <table:table-cell office:value-type="float" office:value="6.58317647058824" calcext:value-type="float">
            <text:p>6.58317647058824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ifar10</text:p>
          </table:table-cell>
          <table:table-cell office:value-type="float" office:value="0.0254898782014847" calcext:value-type="float">
            <text:p>0.025489878201485</text:p>
          </table:table-cell>
          <table:table-cell office:value-type="string" calcext:value-type="string">
            <text:p>VGG19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91" calcext:value-type="float">
            <text:p>0.91</text:p>
          </table:table-cell>
          <table:table-cell office:value-type="float" office:value="203" calcext:value-type="float">
            <text:p>203</text:p>
          </table:table-cell>
          <table:table-cell office:value-type="float" office:value="5760" calcext:value-type="float">
            <text:p>5760</text:p>
          </table:table-cell>
          <table:table-cell office:value-type="float" office:value="5.95127647058823" calcext:value-type="float">
            <text:p>5.95127647058823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ifar10</text:p>
          </table:table-cell>
          <table:table-cell office:value-type="float" office:value="0.025805647444725" calcext:value-type="float">
            <text:p>0.025805647444725</text:p>
          </table:table-cell>
          <table:table-cell office:value-type="string" calcext:value-type="string">
            <text:p>VGG19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9" calcext:value-type="float">
            <text:p>0.9</text:p>
          </table:table-cell>
          <table:table-cell office:value-type="float" office:value="188" calcext:value-type="float">
            <text:p>188</text:p>
          </table:table-cell>
          <table:table-cell office:value-type="float" office:value="5760" calcext:value-type="float">
            <text:p>5760</text:p>
          </table:table-cell>
          <table:table-cell office:value-type="float" office:value="5.50320588235294" calcext:value-type="float">
            <text:p>5.50320588235294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ifar10</text:p>
          </table:table-cell>
          <table:table-cell office:value-type="float" office:value="0.00274962656795978" calcext:value-type="float">
            <text:p>0.00274962656796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ifar10</text:p>
          </table:table-cell>
          <table:table-cell office:value-type="float" office:value="0.00270598543584347" calcext:value-type="float">
            <text:p>0.002705985435843</text:p>
          </table:table-cell>
          <table:table-cell office:value-type="string" calcext:value-type="string">
            <text:p>VGG1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99" calcext:value-type="float">
            <text:p>0.999</text:p>
          </table:table-cell>
          <table:table-cell office:value-type="float" office:value="1775" calcext:value-type="float">
            <text:p>1775</text:p>
          </table:table-cell>
          <table:table-cell office:value-type="float" office:value="3200" calcext:value-type="float">
            <text:p>3200</text:p>
          </table:table-cell>
          <table:table-cell office:value-type="float" office:value="62.2159" calcext:value-type="float">
            <text:p>62.2159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ifar10</text:p>
          </table:table-cell>
          <table:table-cell office:value-type="float" office:value="0.00271143373847008" calcext:value-type="float">
            <text:p>0.00271143373847</text:p>
          </table:table-cell>
          <table:table-cell office:value-type="string" calcext:value-type="string">
            <text:p>VGG1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98" calcext:value-type="float">
            <text:p>0.998</text:p>
          </table:table-cell>
          <table:table-cell office:value-type="float" office:value="1542" calcext:value-type="float">
            <text:p>1542</text:p>
          </table:table-cell>
          <table:table-cell office:value-type="float" office:value="3200" calcext:value-type="float">
            <text:p>3200</text:p>
          </table:table-cell>
          <table:table-cell office:value-type="float" office:value="54.5099454545455" calcext:value-type="float">
            <text:p>54.5099454545455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ifar10</text:p>
          </table:table-cell>
          <table:table-cell office:value-type="float" office:value="0.00266227148994803" calcext:value-type="float">
            <text:p>0.002662271489948</text:p>
          </table:table-cell>
          <table:table-cell office:value-type="string" calcext:value-type="string">
            <text:p>VGG13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96" calcext:value-type="float">
            <text:p>0.996</text:p>
          </table:table-cell>
          <table:table-cell office:value-type="float" office:value="1295" calcext:value-type="float">
            <text:p>1295</text:p>
          </table:table-cell>
          <table:table-cell office:value-type="float" office:value="3200" calcext:value-type="float">
            <text:p>3200</text:p>
          </table:table-cell>
          <table:table-cell office:value-type="float" office:value="46.4133454545455" calcext:value-type="float">
            <text:p>46.4133454545455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ifar10</text:p>
          </table:table-cell>
          <table:table-cell office:value-type="float" office:value="0.00273527807444334" calcext:value-type="float">
            <text:p>0.002735278074443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139" calcext:value-type="float">
            <text:p>1139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ifar10</text:p>
          </table:table-cell>
          <table:table-cell office:value-type="float" office:value="0.00274145118743181" calcext:value-type="float">
            <text:p>0.002741451187432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2" calcext:value-type="float">
            <text:p>0.992</text:p>
          </table:table-cell>
          <table:table-cell office:value-type="float" office:value="1026" calcext:value-type="float">
            <text:p>1026</text:p>
          </table:table-cell>
          <table:table-cell office:value-type="float" office:value="3200" calcext:value-type="float">
            <text:p>3200</text:p>
          </table:table-cell>
          <table:table-cell office:value-type="float" office:value="37.5710090909091" calcext:value-type="float">
            <text:p>37.5710090909091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ifar10</text:p>
          </table:table-cell>
          <table:table-cell office:value-type="float" office:value="0.00285612856000662" calcext:value-type="float">
            <text:p>0.002856128560007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" calcext:value-type="float">
            <text:p>0.99</text:p>
          </table:table-cell>
          <table:table-cell office:value-type="float" office:value="937" calcext:value-type="float">
            <text:p>937</text:p>
          </table:table-cell>
          <table:table-cell office:value-type="float" office:value="3200" calcext:value-type="float">
            <text:p>3200</text:p>
          </table:table-cell>
          <table:table-cell office:value-type="float" office:value="34.6235818181818" calcext:value-type="float">
            <text:p>34.6235818181818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ifar10</text:p>
          </table:table-cell>
          <table:table-cell office:value-type="float" office:value="0.00682233221530914" calcext:value-type="float">
            <text:p>0.006822332215309</text:p>
          </table:table-cell>
          <table:table-cell office:value-type="string" calcext:value-type="string">
            <text:p>VGG13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98" calcext:value-type="float">
            <text:p>0.98</text:p>
          </table:table-cell>
          <table:table-cell office:value-type="float" office:value="678" calcext:value-type="float">
            <text:p>678</text:p>
          </table:table-cell>
          <table:table-cell office:value-type="float" office:value="3200" calcext:value-type="float">
            <text:p>3200</text:p>
          </table:table-cell>
          <table:table-cell office:value-type="float" office:value="25.799" calcext:value-type="float">
            <text:p>25.799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ifar10</text:p>
          </table:table-cell>
          <table:table-cell office:value-type="float" office:value="0.00852152637243271" calcext:value-type="float">
            <text:p>0.008521526372433</text:p>
          </table:table-cell>
          <table:table-cell office:value-type="string" calcext:value-type="string">
            <text:p>VGG13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8806636363636" calcext:value-type="float">
            <text:p>20.8806636363636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ifar10</text:p>
          </table:table-cell>
          <table:table-cell office:value-type="float" office:value="0.0158464792609215" calcext:value-type="float">
            <text:p>0.015846479260922</text:p>
          </table:table-cell>
          <table:table-cell office:value-type="string" calcext:value-type="string">
            <text:p>VGG13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ifar10</text:p>
          </table:table-cell>
          <table:table-cell office:value-type="float" office:value="0.0226970331668854" calcext:value-type="float">
            <text:p>0.022697033166885</text:p>
          </table:table-cell>
          <table:table-cell office:value-type="string" calcext:value-type="string">
            <text:p>VGG13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ifar10</text:p>
          </table:table-cell>
          <table:table-cell office:value-type="float" office:value="0.0252745456695557" calcext:value-type="float">
            <text:p>0.025274545669556</text:p>
          </table:table-cell>
          <table:table-cell office:value-type="string" calcext:value-type="string">
            <text:p>VGG1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94" calcext:value-type="float">
            <text:p>0.94</text:p>
          </table:table-cell>
          <table:table-cell office:value-type="float" office:value="346" calcext:value-type="float">
            <text:p>346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090909091" calcext:value-type="float">
            <text:p>13.7429090909091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ifar10</text:p>
          </table:table-cell>
          <table:table-cell office:value-type="float" office:value="0.0265525053024292" calcext:value-type="float">
            <text:p>0.026552505302429</text:p>
          </table:table-cell>
          <table:table-cell office:value-type="string" calcext:value-type="string">
            <text:p>VGG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4289727272727" calcext:value-type="float">
            <text:p>12.4289727272727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ifar10</text:p>
          </table:table-cell>
          <table:table-cell office:value-type="float" office:value="0.0271838989973068" calcext:value-type="float">
            <text:p>0.027183898997307</text:p>
          </table:table-cell>
          <table:table-cell office:value-type="string" calcext:value-type="string">
            <text:p>VGG1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727272727" calcext:value-type="float">
            <text:p>11.3103727272727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ifar10</text:p>
          </table:table-cell>
          <table:table-cell office:value-type="float" office:value="0.0267072588443756" calcext:value-type="float">
            <text:p>0.026707258844376</text:p>
          </table:table-cell>
          <table:table-cell office:value-type="string" calcext:value-type="string">
            <text:p>VGG13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636363636" calcext:value-type="float">
            <text:p>10.2272636363636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ifar10</text:p>
          </table:table-cell>
          <table:table-cell office:value-type="float" office:value="0.0265058422327042" calcext:value-type="float">
            <text:p>0.026505842232704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4545454545" calcext:value-type="float">
            <text:p>9.3217454545454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20-02-02T13:53:18.739757728</dc:date>
    <meta:editing-duration>PT11M34S</meta:editing-duration>
    <meta:editing-cycles>1</meta:editing-cycles>
    <meta:document-statistic meta:table-count="1" meta:cell-count="3128" meta:object-count="0"/>
  </office:meta>
</office:document-meta>
</file>